
<file path=META-INF/manifest.xml><?xml version="1.0" encoding="utf-8"?>
<manifest:manifest xmlns:manifest="urn:oasis:names:tc:opendocument:xmlns:manifest:1.0">
  <manifest:file-entry manifest:full-path="/" manifest:version="1.2" manifest:media-type="application/vnd.oasis.opendocument.text"/>
  <manifest:file-entry manifest:full-path="Pictures/20000007000064C3000038A8988E9B8A.wmf" manifest:media-type=""/>
  <manifest:file-entry manifest:full-path="Pictures/" manifest:media-type=""/>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icrosoft YaHei" svg:font-family="'Microsoft YaHei'" style:font-family-generic="roman" style:font-pitch="variable"/>
    <style:font-face style:name="NimbusRomNo9L-Regu" svg:font-family="NimbusRomNo9L-Reg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LGC Sans" svg:font-family="'DejaVu LGC Sans'" style:font-family-generic="system" style:font-pitch="variable"/>
    <style:font-face style:name="Microsoft YaHei1" svg:font-family="'Microsoft YaHei'" style:font-family-generic="system" style:font-pitch="variable"/>
    <style:font-face style:name="NimbusRomNo9L-Regu1" svg:font-family="NimbusRomNo9L-Reg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line-height="100%" fo:text-align="center" style:justify-single-word="false">
        <style:tab-stops>
          <style:tab-stop style:position="-0.8752in"/>
          <style:tab-stop style:position="-0.5in"/>
          <style:tab-stop style:position="0in"/>
          <style:tab-stop style:position="0.1252in"/>
          <style:tab-stop style:position="1in"/>
        </style:tab-stops>
      </style:paragraph-properties>
      <style:text-properties style:font-name="Times New Roman" fo:font-size="12pt" style:font-size-asian="12pt" style:font-name-complex="Times New Roman1" style:font-size-complex="12pt"/>
    </style:style>
    <style:style style:name="P2" style:family="paragraph" style:parent-style-name="Standard">
      <style:paragraph-properties fo:line-height="150%">
        <style:tab-stops>
          <style:tab-stop style:position="-0.8752in"/>
          <style:tab-stop style:position="-0.5in"/>
          <style:tab-stop style:position="0in"/>
          <style:tab-stop style:position="0.1252in"/>
          <style:tab-stop style:position="1in"/>
        </style:tab-stops>
      </style:paragraph-properties>
      <style:text-properties style:font-name="Times New Roman" fo:font-size="12pt" style:font-size-asian="12pt" style:font-name-complex="Times New Roman1" style:font-size-complex="12pt"/>
    </style:style>
    <style:style style:name="P3" style:family="paragraph" style:parent-style-name="Standard">
      <style:paragraph-properties fo:line-height="150%">
        <style:tab-stops>
          <style:tab-stop style:position="-0.8752in"/>
          <style:tab-stop style:position="-0.5in"/>
          <style:tab-stop style:position="0in"/>
          <style:tab-stop style:position="0.1252in"/>
          <style:tab-stop style:position="1in"/>
        </style:tab-stops>
      </style:paragraph-properties>
    </style:style>
    <style:style style:name="P4" style:family="paragraph" style:parent-style-name="Standard">
      <style:paragraph-properties fo:margin-top="0in" fo:margin-bottom="0in" fo:line-height="84%" fo:text-align="center" style:justify-single-word="false" fo:orphans="2" fo:widows="2"/>
      <style:text-properties style:font-name="Times New Roman" fo:font-size="20pt" style:font-size-asian="20pt" style:font-name-complex="Times New Roman1" style:font-size-complex="20pt"/>
    </style:style>
    <style:style style:name="P5" style:family="paragraph" style:parent-style-name="Standard">
      <style:paragraph-properties fo:margin-top="0in" fo:margin-bottom="0in" fo:line-height="84%" fo:orphans="2" fo:widows="2"/>
      <style:text-properties style:font-name="Times New Roman" fo:font-size="20pt" style:font-size-asian="20pt" style:font-name-complex="Times New Roman1" style:font-size-complex="20pt"/>
    </style:style>
    <style:style style:name="P6" style:family="paragraph" style:parent-style-name="Standard">
      <style:paragraph-properties fo:margin-top="0in" fo:margin-bottom="0in" fo:line-height="84%" fo:text-align="center" style:justify-single-word="false" fo:orphans="2" fo:widows="2"/>
      <style:text-properties style:font-name="Times New Roman" fo:font-size="20pt" style:font-name-asian="Times New Roman1" style:font-size-asian="20pt" style:language-asian="en" style:country-asian="US" style:font-name-complex="Times New Roman1" style:font-size-complex="20pt"/>
    </style:style>
    <style:style style:name="P7" style:family="paragraph" style:parent-style-name="Standard">
      <style:paragraph-properties fo:margin-top="0in" fo:margin-bottom="0in" fo:line-height="84%" fo:text-align="center" style:justify-single-word="false" fo:orphans="2" fo:widows="2"/>
      <style:text-properties style:font-name="Times New Roman" style:font-name-complex="Times New Roman1"/>
    </style:style>
    <style:style style:name="P8" style:family="paragraph" style:parent-style-name="Standard">
      <style:paragraph-properties fo:margin-top="0in" fo:margin-bottom="0in" fo:line-height="83%" fo:orphans="2" fo:widows="2"/>
      <style:text-properties style:font-name="Times New Roman" fo:font-size="16pt" fo:font-weight="bold" style:font-name-asian="Times New Roman1" style:font-size-asian="16pt" style:language-asian="en" style:country-asian="US" style:font-weight-asian="bold" style:font-name-complex="Times New Roman1" style:font-size-complex="16pt" style:font-weight-complex="bold"/>
    </style:style>
    <style:style style:name="P9" style:family="paragraph" style:parent-style-name="Standard">
      <style:paragraph-properties fo:margin-top="0in" fo:margin-bottom="0in" fo:line-height="100%" fo:orphans="2" fo:widows="2"/>
      <style:text-properties style:font-name="Times New Roman" fo:font-size="16pt" fo:font-weight="bold" style:font-size-asian="16pt" style:font-weight-asian="bold" style:font-name-complex="Times New Roman1" style:font-size-complex="16pt" style:font-weight-complex="bold"/>
    </style:style>
    <style:style style:name="P10" style:family="paragraph" style:parent-style-name="Standard">
      <style:paragraph-properties fo:margin-top="0in" fo:margin-bottom="0in" fo:line-height="83%" fo:orphans="2" fo:widows="2">
        <style:tab-stops>
          <style:tab-stop style:position="-0.8752in"/>
          <style:tab-stop style:position="-0.5in"/>
          <style:tab-stop style:position="0in"/>
          <style:tab-stop style:position="0.1252in"/>
          <style:tab-stop style:position="1in"/>
        </style:tab-stops>
      </style:paragraph-properties>
      <style:text-properties style:font-name="Times New Roman" fo:font-size="16pt" fo:font-weight="bold" style:font-size-asian="16pt" style:font-weight-asian="bold" style:font-name-complex="Times New Roman1" style:font-size-complex="16pt" style:font-weight-complex="bold"/>
    </style:style>
    <style:style style:name="P11" style:family="paragraph" style:parent-style-name="Standard">
      <style:paragraph-properties fo:margin-top="0in" fo:margin-bottom="0in" fo:line-height="100%" fo:orphans="2" fo:widows="2"/>
      <style:text-properties style:font-name="Times New Roman" fo:font-size="12pt" style:font-size-asian="12pt" style:font-name-complex="Times New Roman1" style:font-size-complex="12pt"/>
    </style:style>
    <style:style style:name="P12" style:family="paragraph" style:parent-style-name="Standard">
      <style:paragraph-properties fo:margin-top="0in" fo:margin-bottom="0in" fo:line-height="100%" fo:text-align="center" style:justify-single-word="false" fo:orphans="2" fo:widows="2"/>
      <style:text-properties style:font-name="Times New Roman" fo:font-size="12pt" style:font-size-asian="12pt" style:font-name-complex="Times New Roman1" style:font-size-complex="12pt"/>
    </style:style>
    <style:style style:name="P13" style:family="paragraph" style:parent-style-name="Standard">
      <style:paragraph-properties fo:margin-top="0in" fo:margin-bottom="0in" fo:line-height="150%" fo:orphans="2" fo:widows="2"/>
      <style:text-properties style:font-name="Times New Roman" fo:font-size="12pt" style:font-size-asian="12pt" style:font-name-complex="Times New Roman1" style:font-size-complex="12pt"/>
    </style:style>
    <style:style style:name="P14" style:family="paragraph" style:parent-style-name="Standard">
      <style:paragraph-properties fo:margin-top="0in" fo:margin-bottom="0in" fo:line-height="150%" fo:orphans="2" fo:widows="2">
        <style:tab-stops>
          <style:tab-stop style:position="-0.8752in"/>
          <style:tab-stop style:position="-0.5in"/>
          <style:tab-stop style:position="0in"/>
          <style:tab-stop style:position="0.1252in"/>
          <style:tab-stop style:position="1in"/>
        </style:tab-stops>
      </style:paragraph-properties>
      <style:text-properties style:font-name="Times New Roman" fo:font-size="12pt" style:font-size-asian="12pt" style:font-name-complex="Times New Roman1" style:font-size-complex="12pt"/>
    </style:style>
    <style:style style:name="P15" style:family="paragraph" style:parent-style-name="Standard">
      <style:paragraph-properties fo:margin-top="0in" fo:margin-bottom="0in" fo:line-height="83%" fo:orphans="2" fo:widows="2">
        <style:tab-stops>
          <style:tab-stop style:position="-0.8752in"/>
          <style:tab-stop style:position="-0.5in"/>
          <style:tab-stop style:position="0in"/>
          <style:tab-stop style:position="1in"/>
        </style:tab-stops>
      </style:paragraph-properties>
      <style:text-properties style:font-name="Times New Roman" fo:font-size="12pt" style:font-size-asian="12pt" style:font-name-complex="Times New Roman1" style:font-size-complex="12pt"/>
    </style:style>
    <style:style style:name="P16" style:family="paragraph" style:parent-style-name="Standard">
      <style:paragraph-properties fo:margin-top="0in" fo:margin-bottom="0in" fo:line-height="83%" fo:orphans="2" fo:widows="2">
        <style:tab-stops>
          <style:tab-stop style:position="-0.8752in"/>
          <style:tab-stop style:position="-0.5in"/>
          <style:tab-stop style:position="0in"/>
          <style:tab-stop style:position="0.1252in"/>
          <style:tab-stop style:position="1in"/>
        </style:tab-stops>
      </style:paragraph-properties>
      <style:text-properties style:font-name="Times New Roman" fo:font-size="12pt" style:font-size-asian="12pt" style:font-name-complex="Times New Roman1" style:font-size-complex="12pt"/>
    </style:style>
    <style:style style:name="P17" style:family="paragraph" style:parent-style-name="Standard">
      <style:paragraph-properties fo:margin-top="0in" fo:margin-bottom="0in" fo:line-height="83%" fo:orphans="2" fo:widows="2">
        <style:tab-stops>
          <style:tab-stop style:position="-0.8752in"/>
          <style:tab-stop style:position="-0.5in"/>
          <style:tab-stop style:position="0in"/>
          <style:tab-stop style:position="0.1252in"/>
          <style:tab-stop style:position="1in"/>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18" style:family="paragraph" style:parent-style-name="Standard">
      <style:paragraph-properties fo:margin-top="0in" fo:margin-bottom="0in" fo:line-height="84%" fo:text-align="center" style:justify-single-word="false" fo:orphans="2" fo:widows="2"/>
    </style:style>
    <style:style style:name="P19" style:family="paragraph" style:parent-style-name="Standard">
      <style:paragraph-properties fo:margin-top="0in" fo:margin-bottom="0in" fo:line-height="83%" fo:orphans="2" fo:widows="2"/>
    </style:style>
    <style:style style:name="P20" style:family="paragraph" style:parent-style-name="Standard">
      <style:paragraph-properties fo:margin-top="0in" fo:margin-bottom="0in" fo:line-height="83%" fo:orphans="2" fo:widows="2">
        <style:tab-stops>
          <style:tab-stop style:position="-0.8752in"/>
          <style:tab-stop style:position="-0.5in"/>
          <style:tab-stop style:position="0in"/>
          <style:tab-stop style:position="0.1252in"/>
          <style:tab-stop style:position="1in"/>
        </style:tab-stops>
      </style:paragraph-properties>
    </style:style>
    <style:style style:name="P21" style:family="paragraph" style:parent-style-name="Standard">
      <style:paragraph-properties fo:margin-top="0in" fo:margin-bottom="0in" fo:line-height="100%" fo:orphans="2" fo:widows="2"/>
    </style:style>
    <style:style style:name="P22" style:family="paragraph" style:parent-style-name="Standard">
      <style:paragraph-properties fo:margin-top="0in" fo:margin-bottom="0in" fo:line-height="100%" fo:text-align="center" style:justify-single-word="false" fo:orphans="2" fo:widows="2"/>
    </style:style>
    <style:style style:name="P23" style:family="paragraph" style:parent-style-name="Standard">
      <style:paragraph-properties fo:margin-top="0in" fo:margin-bottom="0in" fo:line-height="100%" fo:text-align="justify" style:justify-single-word="false" fo:orphans="2" fo:widows="2"/>
    </style:style>
    <style:style style:name="P24" style:family="paragraph" style:parent-style-name="Standard">
      <style:paragraph-properties fo:margin-top="0in" fo:margin-bottom="0in" fo:line-height="150%" fo:orphans="2" fo:widows="2"/>
    </style:style>
    <style:style style:name="P25" style:family="paragraph" style:parent-style-name="Standard">
      <style:paragraph-properties fo:margin-top="0in" fo:margin-bottom="0in" fo:line-height="100%" fo:background-color="#ffffff">
        <style:background-image/>
      </style:paragraph-properties>
    </style:style>
    <style:style style:name="P26" style:family="paragraph" style:parent-style-name="Standard">
      <style:paragraph-properties fo:margin-top="0in" fo:margin-bottom="0in" fo:line-height="100%" fo:background-color="#ffffff">
        <style:background-image/>
      </style:paragraph-properties>
      <style:text-properties fo:color="#000000" style:font-name="Courier New" fo:font-size="10pt" style:font-name-asian="宋体" style:font-size-asian="10pt" style:font-name-complex="Courier New1"/>
    </style:style>
    <style:style style:name="P27" style:family="paragraph" style:parent-style-name="Standard">
      <style:paragraph-properties fo:margin-top="0in" fo:margin-bottom="0in" fo:line-height="100%" fo:background-color="#ffffff">
        <style:background-image/>
      </style:paragraph-properties>
      <style:text-properties fo:color="#000000" style:font-name="Courier New" fo:font-size="10pt" style:font-size-asian="10pt" style:font-name-complex="Courier New1"/>
    </style:style>
    <style:style style:name="P28" style:family="paragraph" style:parent-style-name="Standard">
      <style:paragraph-properties fo:margin-top="0in" fo:margin-bottom="0in" fo:line-height="100%" fo:background-color="#ffffff">
        <style:background-image/>
      </style:paragraph-properties>
      <style:text-properties style:font-name="Times New Roman" fo:font-size="14pt" fo:font-weight="bold" style:font-size-asian="14pt" style:font-weight-asian="bold" style:font-name-complex="Times New Roman1" style:font-size-complex="14pt" style:font-weight-complex="bold"/>
    </style:style>
    <style:style style:name="P29" style:family="paragraph" style:parent-style-name="Standard" style:master-page-name="Standard">
      <style:paragraph-properties fo:margin-top="0in" fo:margin-bottom="0in" fo:line-height="84%" fo:text-align="center" style:justify-single-word="false" fo:orphans="2" fo:widows="2" style:page-number="auto"/>
      <style:text-properties style:font-name="Times New Roman" fo:font-size="20pt" style:font-size-asian="20pt" style:font-name-complex="Times New Roman1" style:font-size-complex="20pt"/>
    </style:style>
    <style:style style:name="P30" style:family="paragraph" style:parent-style-name="Standard">
      <style:paragraph-properties fo:margin-left="2in" fo:margin-right="0in" fo:margin-top="0in" fo:margin-bottom="0in" fo:line-height="84%" fo:orphans="2" fo:widows="2" fo:text-indent="0.5in" style:auto-text-indent="false"/>
    </style:style>
    <style:style style:name="P31" style:family="paragraph" style:parent-style-name="Standard">
      <style:paragraph-properties fo:margin-left="2in" fo:margin-right="0in" fo:margin-top="0in" fo:margin-bottom="0in" fo:line-height="84%" fo:orphans="2" fo:widows="2" fo:text-indent="0.6945in" style:auto-text-indent="false"/>
    </style:style>
    <style:style style:name="P32" style:family="paragraph" style:parent-style-name="Standard">
      <style:paragraph-properties fo:margin-left="2in" fo:margin-right="0in" fo:margin-top="0in" fo:margin-bottom="0in" fo:line-height="84%" fo:orphans="2" fo:widows="2" fo:text-indent="0.5555in" style:auto-text-indent="false"/>
      <style:text-properties style:font-name="Times New Roman" fo:font-size="20pt" style:font-size-asian="20pt" style:font-name-complex="Times New Roman1" style:font-size-complex="20pt"/>
    </style:style>
    <style:style style:name="P33" style:family="paragraph" style:parent-style-name="Standard">
      <style:paragraph-properties fo:margin-left="0.5in" fo:margin-right="0in" fo:margin-top="0in" fo:margin-bottom="0in" fo:line-height="100%" fo:orphans="2" fo:widows="2" fo:text-indent="0.198in" style:auto-text-indent="false"/>
    </style:style>
    <style:style style:name="P34" style:family="paragraph" style:parent-style-name="Standard">
      <style:paragraph-properties fo:margin-left="0in" fo:margin-right="0in" fo:margin-top="0in" fo:margin-bottom="0in" fo:line-height="100%" fo:orphans="2" fo:widows="2" fo:text-indent="0.3335in" style:auto-text-indent="false"/>
    </style:style>
    <style:style style:name="P35" style:family="paragraph" style:parent-style-name="Standard">
      <style:paragraph-properties fo:margin-left="0in" fo:margin-right="0in" fo:margin-top="0in" fo:margin-bottom="0in" fo:line-height="100%" fo:orphans="2" fo:widows="2" fo:text-indent="0.4165in" style:auto-text-indent="false"/>
      <style:text-properties style:font-name="Times New Roman" fo:font-size="12pt" style:font-size-asian="12pt" style:font-name-complex="Times New Roman1" style:font-size-complex="12pt"/>
    </style:style>
    <style:style style:name="P36" style:family="paragraph" style:parent-style-name="Standard">
      <style:paragraph-properties fo:margin-left="0.7043in" fo:margin-right="0in" fo:margin-top="0in" fo:margin-bottom="0in" fo:line-height="150%" fo:orphans="2" fo:widows="2" fo:text-indent="0in" style:auto-text-indent="false"/>
    </style:style>
    <style:style style:name="P37" style:family="paragraph" style:parent-style-name="Standard">
      <style:paragraph-properties fo:margin-left="0.75in" fo:margin-right="0in" fo:margin-top="0in" fo:margin-bottom="0in" fo:line-height="150%" fo:orphans="2" fo:widows="2" fo:text-indent="-0.75in" style:auto-text-indent="false"/>
    </style:style>
    <style:style style:name="P38" style:family="paragraph" style:parent-style-name="Standard">
      <style:paragraph-properties fo:margin-left="0.4091in" fo:margin-right="0in" fo:margin-top="0in" fo:margin-bottom="0in" fo:line-height="150%" fo:orphans="2" fo:widows="2" fo:text-indent="0in" style:auto-text-indent="false"/>
      <style:text-properties style:font-name="Times New Roman" fo:font-size="12pt" style:font-size-asian="12pt" style:font-name-complex="Times New Roman1" style:font-size-complex="12pt"/>
    </style:style>
    <style:style style:name="P39" style:family="paragraph" style:parent-style-name="Standard">
      <style:paragraph-properties fo:margin-left="0.4091in" fo:margin-right="0in" fo:margin-top="0in" fo:margin-bottom="0in" fo:line-height="150%" fo:orphans="2" fo:widows="2" fo:text-indent="0in" style:auto-text-indent="false"/>
    </style:style>
    <style:style style:name="P40" style:family="paragraph" style:parent-style-name="Standard">
      <style:paragraph-properties fo:margin-left="0.2917in" fo:margin-right="0in" fo:margin-top="0in" fo:margin-bottom="0in" fo:line-height="150%" fo:orphans="2" fo:widows="2" fo:text-indent="0in" style:auto-text-indent="false">
        <style:tab-stops>
          <style:tab-stop style:position="-0.8752in"/>
          <style:tab-stop style:position="-0.5in"/>
          <style:tab-stop style:position="0in"/>
          <style:tab-stop style:position="0.472in"/>
          <style:tab-stop style:position="1in"/>
        </style:tab-stops>
      </style:paragraph-properties>
    </style:style>
    <style:style style:name="P41" style:family="paragraph" style:parent-style-name="Standard">
      <style:paragraph-properties fo:margin-left="0in" fo:margin-right="0in" fo:margin-top="0in" fo:margin-bottom="0in" fo:line-height="100%" fo:text-align="justify" style:justify-single-word="false" fo:orphans="2" fo:widows="2" fo:text-indent="0.0835in" style:auto-text-indent="false"/>
    </style:style>
    <style:style style:name="P42" style:family="paragraph" style:parent-style-name="Standard">
      <style:paragraph-properties fo:margin-left="0.4583in" fo:margin-right="0in" fo:line-height="150%" fo:text-indent="0in" style:auto-text-indent="false">
        <style:tab-stops>
          <style:tab-stop style:position="-0.8752in"/>
          <style:tab-stop style:position="-0.5in"/>
          <style:tab-stop style:position="0in"/>
          <style:tab-stop style:position="1in"/>
        </style:tab-stops>
      </style:paragraph-properties>
    </style:style>
    <style:style style:name="P43" style:family="paragraph" style:parent-style-name="Standard">
      <style:paragraph-properties fo:margin-left="0in" fo:margin-right="0in" fo:line-height="100%" fo:text-indent="0.5in" style:auto-text-indent="false">
        <style:tab-stops>
          <style:tab-stop style:position="-0.8752in"/>
          <style:tab-stop style:position="-0.5in"/>
          <style:tab-stop style:position="0in"/>
          <style:tab-stop style:position="0.1252in"/>
          <style:tab-stop style:position="1in"/>
        </style:tab-stops>
      </style:paragraph-properties>
    </style:style>
    <style:style style:name="P44" style:family="paragraph" style:parent-style-name="Standard">
      <style:paragraph-properties fo:margin-left="0.5in" fo:margin-right="0in" fo:line-height="100%" fo:text-indent="-0.5in" style:auto-text-indent="false">
        <style:tab-stops>
          <style:tab-stop style:position="-0.8752in"/>
          <style:tab-stop style:position="-0.5in"/>
          <style:tab-stop style:position="0in"/>
          <style:tab-stop style:position="0.5417in"/>
          <style:tab-stop style:position="1in"/>
        </style:tab-stops>
      </style:paragraph-properties>
    </style:style>
    <style:style style:name="P45" style:family="paragraph" style:parent-style-name="Standard">
      <style:paragraph-properties fo:margin-left="0.5in" fo:margin-right="0in" fo:margin-top="0in" fo:margin-bottom="0in" fo:line-height="83%" fo:orphans="2" fo:widows="2" fo:text-indent="-0.5in" style:auto-text-indent="false">
        <style:tab-stops>
          <style:tab-stop style:position="-0.8752in"/>
          <style:tab-stop style:position="-0.5in"/>
          <style:tab-stop style:position="0in"/>
          <style:tab-stop style:position="1in"/>
        </style:tab-stops>
      </style:paragraph-properties>
    </style:style>
    <style:style style:name="P46" style:family="paragraph" style:parent-style-name="Standard">
      <style:paragraph-properties fo:margin-left="0.5in" fo:margin-right="0in" fo:margin-top="0in" fo:margin-bottom="0in" fo:line-height="83%" fo:orphans="2" fo:widows="2" fo:text-indent="-0.5in" style:auto-text-indent="false">
        <style:tab-stops>
          <style:tab-stop style:position="-0.8752in"/>
          <style:tab-stop style:position="-0.5in"/>
          <style:tab-stop style:position="0in"/>
          <style:tab-stop style:position="1in"/>
        </style:tab-stops>
      </style:paragraph-properties>
      <style:text-properties style:font-name="Times New Roman" fo:font-size="12pt" style:font-size-asian="12pt" style:font-name-complex="Times New Roman1" style:font-size-complex="12pt"/>
    </style:style>
    <style:style style:name="P47" style:family="paragraph" style:parent-style-name="Standard">
      <style:paragraph-properties fo:margin-left="0.2398in" fo:margin-right="0in" fo:margin-top="0in" fo:margin-bottom="0in" fo:line-height="150%" fo:orphans="2" fo:widows="2" fo:text-indent="0in" style:auto-text-indent="false">
        <style:tab-stops>
          <style:tab-stop style:position="-0.8752in"/>
          <style:tab-stop style:position="-0.5in"/>
          <style:tab-stop style:position="0in"/>
          <style:tab-stop style:position="0.1252in"/>
          <style:tab-stop style:position="1in"/>
        </style:tab-stops>
      </style:paragraph-properties>
      <style:text-properties style:font-name="Times New Roman" fo:font-size="12pt" style:font-size-asian="12pt" style:font-name-complex="Times New Roman1" style:font-size-complex="12pt"/>
    </style:style>
    <style:style style:name="P48" style:family="paragraph" style:parent-style-name="Standard">
      <style:paragraph-properties fo:margin-left="1.1154in" fo:margin-right="0in" fo:margin-top="0in" fo:margin-bottom="0in" fo:line-height="83%" fo:orphans="2" fo:widows="2" fo:text-indent="-1.1154in" style:auto-text-indent="false">
        <style:tab-stops>
          <style:tab-stop style:position="-0.8752in"/>
          <style:tab-stop style:position="-0.5in"/>
          <style:tab-stop style:position="0in"/>
          <style:tab-stop style:position="0.1252in"/>
          <style:tab-stop style:position="1in"/>
        </style:tab-stops>
      </style:paragraph-properties>
    </style:style>
    <style:style style:name="P49" style:family="paragraph" style:parent-style-name="Header">
      <style:text-properties style:font-name="Cambria" fo:font-weight="bold" style:font-weight-asian="bold" style:font-name-complex="F" style:font-weight-complex="bold"/>
    </style:style>
    <style:style style:name="P50" style:family="paragraph" style:parent-style-name="Header" style:master-page-name="Converted1">
      <style:paragraph-properties fo:text-align="start" style:justify-single-word="false" style:page-number="auto"/>
    </style:style>
    <style:style style:name="P51" style:family="paragraph" style:parent-style-name="Header" style:master-page-name="Converted2">
      <style:paragraph-properties style:page-number="auto"/>
      <style:text-properties style:font-name="Cambria" fo:font-weight="bold" style:font-weight-asian="bold" style:font-name-complex="F" style:font-weight-complex="bold"/>
    </style:style>
    <style:style style:name="P52" style:family="paragraph" style:parent-style-name="List_20_Paragraph" style:list-style-name="L1"/>
    <style:style style:name="P53" style:family="paragraph" style:parent-style-name="List_20_Paragraph">
      <style:paragraph-properties fo:margin-left="0.8752in" fo:margin-right="0in" fo:text-indent="0in" style:auto-text-indent="false"/>
    </style:style>
    <style:style style:name="P54" style:family="paragraph" style:parent-style-name="List_20_Paragraph">
      <style:paragraph-properties fo:margin-left="0.6043in" fo:margin-right="0in" fo:margin-top="0in" fo:margin-bottom="0in" fo:line-height="100%" fo:orphans="2" fo:widows="2" fo:text-indent="0in" style:auto-text-indent="false"/>
      <style:text-properties style:font-name="Times New Roman" fo:font-size="12pt" style:font-size-asian="12pt" style:font-name-complex="Times New Roman1" style:font-size-complex="12pt"/>
    </style:style>
    <style:style style:name="P55" style:family="paragraph" style:parent-style-name="List_20_Paragraph">
      <style:paragraph-properties fo:margin-left="0.6043in" fo:margin-right="0in" fo:margin-top="0in" fo:margin-bottom="0in" fo:line-height="100%" fo:text-align="center" style:justify-single-word="false" fo:orphans="2" fo:widows="2" fo:text-indent="0in" style:auto-text-indent="false"/>
      <style:text-properties style:font-name="Times New Roman" fo:font-size="12pt" style:font-name-asian="Times New Roman1" style:font-size-asian="12pt" style:language-asian="en" style:country-asian="US" style:font-name-complex="Times New Roman1" style:font-size-complex="12pt"/>
    </style:style>
    <style:style style:name="P56" style:family="paragraph" style:parent-style-name="List_20_Paragraph" style:list-style-name="L2">
      <style:paragraph-properties fo:margin-left="0.6043in" fo:margin-right="0in" fo:margin-top="0in" fo:margin-bottom="0in" fo:line-height="150%" fo:orphans="2" fo:widows="2" fo:text-indent="0in" style:auto-text-indent="false"/>
    </style:style>
    <style:style style:name="P57" style:family="paragraph" style:parent-style-name="List_20_Paragraph">
      <style:paragraph-properties fo:margin-left="0.25in" fo:margin-right="0in" fo:text-indent="0in" style:auto-text-indent="false"/>
    </style:style>
    <style:style style:name="P58" style:family="paragraph" style:parent-style-name="List_20_Paragraph" style:list-style-name="L3">
      <style:paragraph-properties fo:margin-top="0in" fo:margin-bottom="0in" fo:line-height="150%" fo:orphans="2" fo:widows="2"/>
    </style:style>
    <style:style style:name="P59" style:family="paragraph" style:parent-style-name="List_20_Paragraph" style:list-style-name="L4">
      <style:paragraph-properties fo:margin-top="0in" fo:margin-bottom="0in" fo:line-height="150%" fo:orphans="2" fo:widows="2"/>
    </style:style>
    <style:style style:name="P60" style:family="paragraph" style:parent-style-name="List_20_Paragraph">
      <style:paragraph-properties fo:margin-left="0.8752in" fo:margin-right="0in" fo:margin-top="0in" fo:margin-bottom="0in" fo:line-height="150%" fo:orphans="2" fo:widows="2" fo:text-indent="0.1673in" style:auto-text-indent="false"/>
    </style:style>
    <style:style style:name="P61" style:family="paragraph" style:parent-style-name="List_20_Paragraph">
      <style:paragraph-properties fo:margin-left="0.4898in" fo:margin-right="0in" fo:text-indent="0in" style:auto-text-indent="false"/>
    </style:style>
    <style:style style:name="P62" style:family="paragraph">
      <style:paragraph-properties fo:text-align="center"/>
    </style:style>
    <style:style style:name="P63" style:family="paragraph">
      <style:paragraph-properties fo:text-align="center"/>
      <style:text-properties fo:font-size="18pt"/>
    </style:style>
    <style:style style:name="T1" style:family="text">
      <style:text-properties style:font-name="Times New Roman" fo:font-size="20pt" style:font-name-asian="Times New Roman1" style:font-size-asian="20pt" style:language-asian="en" style:country-asian="US" style:font-name-complex="Times New Roman1" style:font-size-complex="20pt"/>
    </style:style>
    <style:style style:name="T2" style:family="text">
      <style:text-properties style:font-name="Times New Roman" fo:font-size="20pt" style:font-size-asian="20pt" style:font-name-complex="Times New Roman1" style:font-size-complex="20pt"/>
    </style:style>
    <style:style style:name="T3" style:family="text">
      <style:text-properties style:font-name="Times New Roman" fo:font-size="14pt" style:font-name-asian="Times New Roman1" style:font-size-asian="14pt" style:language-asian="en" style:country-asian="US" style:font-name-complex="Times New Roman1" style:font-size-complex="14pt"/>
    </style:style>
    <style:style style:name="T4" style:family="text">
      <style:text-properties style:font-name="Times New Roman" fo:font-size="14pt" fo:font-weight="bold" style:font-name-asian="Times New Roman1" style:font-size-asian="14pt" style:language-asian="en" style:country-asian="US" style:font-weight-asian="bold" style:font-name-complex="Times New Roman1" style:font-size-complex="14pt" style:font-weight-complex="bold"/>
    </style:style>
    <style:style style:name="T5" style:family="text">
      <style:text-properties style:font-name="Times New Roman" fo:font-size="14pt" fo:font-weight="bold" style:font-size-asian="14pt" style:font-weight-asian="bold" style:font-name-complex="Times New Roman1" style:font-size-complex="14pt" style:font-weight-complex="bold"/>
    </style:style>
    <style:style style:name="T6" style:family="text">
      <style:text-properties style:font-name="Times New Roman" fo:font-size="18pt" style:font-size-asian="18pt" style:font-name-complex="Times New Roman1" style:font-size-complex="18pt"/>
    </style:style>
    <style:style style:name="T7" style:family="text">
      <style:text-properties style:font-name="Times New Roman" style:font-name-complex="Times New Roman1"/>
    </style:style>
    <style:style style:name="T8" style:family="text">
      <style:text-properties style:font-name="Times New Roman" fo:font-size="16pt" fo:font-weight="bold" style:font-name-asian="Times New Roman1" style:font-size-asian="16pt" style:language-asian="en" style:country-asian="US" style:font-weight-asian="bold" style:font-name-complex="Times New Roman1" style:font-size-complex="16pt" style:font-weight-complex="bold"/>
    </style:style>
    <style:style style:name="T9" style:family="text">
      <style:text-properties style:font-name="Times New Roman" fo:font-size="16pt" fo:font-weight="bold" style:font-size-asian="16pt" style:font-weight-asian="bold" style:font-name-complex="Times New Roman1" style:font-size-complex="16pt" style:font-weight-complex="bold"/>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style:font-name-asian="Times New Roman1" style:font-size-asian="12pt" style:language-asian="en" style:country-asian="US" style:font-name-complex="Times New Roman1" style:font-size-complex="12pt"/>
    </style:style>
    <style:style style:name="T12" style:family="text">
      <style:text-properties style:font-name="Times New Roman" fo:font-size="12pt" fo:font-style="italic" style:font-size-asian="12pt" style:font-style-asian="italic"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style:style>
    <style:style style:name="T14" style:family="text">
      <style:text-properties fo:font-weight="bold" style:font-weight-asian="bold"/>
    </style:style>
    <style:style style:name="T15" style:family="text">
      <style:text-properties fo:font-style="italic" style:font-style-asian="italic"/>
    </style:style>
    <style:style style:name="T16" style:family="text">
      <style:text-properties fo:color="#000000" style:font-name="Tahoma" fo:font-size="9.5pt" style:font-size-asian="9.5pt" style:font-name-complex="Tahoma1" style:font-size-complex="9.5pt"/>
    </style:style>
    <style:style style:name="T17" style:family="text">
      <style:text-properties fo:color="#000000" style:font-name="Helvetica" fo:font-size="13.5pt" style:font-size-asian="13.5pt" style:font-size-complex="13.5pt"/>
    </style:style>
    <style:style style:name="T18" style:family="text">
      <style:text-properties fo:color="#000000" style:font-name="Courier New" fo:font-size="10pt" style:font-name-asian="宋体" style:font-size-asian="10pt" style:font-name-complex="Courier New1"/>
    </style:style>
    <style:style style:name="T19" style:family="text">
      <style:text-properties style:font-name="NimbusRomNo9L-Regu" fo:font-weight="bold" style:font-weight-asian="bold" style:font-name-complex="NimbusRomNo9L-Regu1"/>
    </style:style>
    <style:style style:name="T20" style:family="text">
      <style:text-properties style:font-name="NimbusRomNo9L-Regu" fo:font-style="italic" style:font-style-asian="italic" style:font-name-complex="NimbusRomNo9L-Regu1"/>
    </style:style>
    <style:style style:name="T21" style:family="text">
      <style:text-properties fo:color="#804000" style:font-name="Courier New" fo:font-size="10pt" style:font-name-asian="宋体" style:font-size-asian="10pt" style:font-name-complex="Courier New1"/>
    </style:style>
    <style:style style:name="T22" style:family="text">
      <style:text-properties fo:color="#008000" style:font-name="Courier New" fo:font-size="10pt" style:font-name-asian="宋体" style:font-size-asian="10pt" style:font-name-complex="Courier New1"/>
    </style:style>
    <style:style style:name="T23" style:family="text">
      <style:text-properties fo:color="#8000ff" style:font-name="Courier New" fo:font-size="10pt" style:font-name-asian="宋体" style:font-size-asian="10pt" style:font-name-complex="Courier New1"/>
    </style:style>
    <style:style style:name="T24" style:family="text">
      <style:text-properties fo:color="#000080" style:font-name="Courier New" fo:font-size="10pt" fo:font-weight="bold" style:font-name-asian="宋体" style:font-size-asian="10pt" style:font-weight-asian="bold" style:font-name-complex="Courier New1" style:font-weight-complex="bold"/>
    </style:style>
    <style:style style:name="T25" style:family="text">
      <style:text-properties fo:color="#ff8000" style:font-name="Courier New" fo:font-size="10pt" style:font-name-asian="宋体" style:font-size-asian="10pt" style:font-name-complex="Courier New1"/>
    </style:style>
    <style:style style:name="T26" style:family="text">
      <style:text-properties fo:color="#808080" style:font-name="Courier New" fo:font-size="10pt" style:font-name-asian="宋体" style:font-size-asian="10pt" style:font-name-complex="Courier New1"/>
    </style:style>
    <style:style style:name="T27" style:family="text">
      <style:text-properties fo:color="#0000ff" style:font-name="Courier New" fo:font-size="10pt" fo:font-weight="bold" style:font-name-asian="宋体" style:font-size-asian="10pt" style:font-weight-asian="bold" style:font-name-complex="Courier New1" style:font-weight-complex="bold"/>
    </style:style>
    <style:style style:name="T28" style:family="text">
      <style:text-properties style:font-name="Cambria"/>
    </style:style>
    <style:style style:name="T29" style:family="text">
      <style:text-properties style:font-name="Cambria" fo:language="zh" fo:country="CN" fo:font-weight="bold" style:font-weight-asian="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svg:stroke-width="0.0102in" draw:stroke-linejoin="miter" draw:fill="none" style:repeat="stretch" draw:fill-image-ref-point="top-left"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rect text:anchor-type="as-char" svg:y="0in" draw:z-index="0" draw:style-name="gr1" draw:text-style-name="P62" svg:width="0.0398in" svg:height="0.0398in"><text:p/></draw:rect></text:p>
      <text:p text:style-name="P18"><text:span text:style-name="T1">ECEN 449: Microprocessor System Des</text:span><text:span text:style-name="T2">ig</text:span><text:span text:style-name="T1">n</text:span></text:p>
      <text:p text:style-name="P18"><text:span text:style-name="T1">Department of Electrical and Computer Engineering</text:span></text:p>
      <text:p text:style-name="P18"><text:span text:style-name="T1">Texas A&amp;M University</text:span></text:p>
      <text:p text:style-name="P6"/>
      <text:p text:style-name="P18"><text:span text:style-name="T3">Prof. Sunil Khatri</text:span></text:p>
      <text:p text:style-name="P18"><text:span text:style-name="T3">TA: Winfield Wen</text:span></text:p>
      <text:p text:style-name="P4"/>
      <text:p text:style-name="P4"/>
      <text:p text:style-name="P18"><text:span text:style-name="T6">Laboratory Report #10</text:span></text:p>
      <text:p text:style-name="P4"/>
      <text:p text:style-name="P18"><text:span text:style-name="T7">Section 504</text:span></text:p>
      <text:p text:style-name="P7"/>
      <text:p text:style-name="P18"><text:span text:style-name="T6">Audio Player Application with IR-remote and AC’97 Codec</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30"><text:soft-page-break/><text:span text:style-name="T1">YAYUN LIU</text:span></text:p>
      <text:p text:style-name="P30"><text:span text:style-name="T1"><text:s/></text:span></text:p>
      <text:p text:style-name="P31"><text:span text:style-name="T2">Dec 4</text:span><text:span text:style-name="T1">, 2013</text:span></text:p>
      <text:p text:style-name="P32"/>
      <text:p text:style-name="P19"><text:span text:style-name="T8">Introduction</text:span></text:p>
      <text:p text:style-name="P8"/>
      <text:p text:style-name="P21"><text:span text:style-name="T10">This lab is to create an application which is capable of playing the wav files stored on the CF card. In order to implement the functionality, the custom device drivers for the IR-remote and AC’97 audio device are needed. The system hardware for this lab is depicted in Figure 1.</text:span></text:p>
      <text:p text:style-name="P11"/>
      <text:p text:style-name="P11"/>
      <text:p text:style-name="P22"><draw:frame text:anchor-type="as-char" svg:y="0in" draw:z-index="1" draw:name="Picture 1" draw:style-name="gr2" draw:text-style-name="P63" svg:width="6.5004in" svg:height="3.6512in"><draw:image xlink:href="Pictures/20000007000064C3000038A8988E9B8A.wmf" xlink:type="simple" xlink:show="embed" xlink:actuate="onLoad"><text:p/></draw:image></draw:frame></text:p>
      <text:p text:style-name="P22"><text:span text:style-name="T10">Figure 1: Hardware/Software System Diagram</text:span></text:p>
      <text:p text:style-name="P11"/>
      <text:p text:style-name="P11"/>
      <text:p text:style-name="P11"/>
      <text:p text:style-name="P21"><text:span text:style-name="T8">Procedures</text:span></text:p>
      <text:p text:style-name="P9"/>
      <text:p text:style-name="P21"><text:span text:style-name="T8"><text:s text:c="2"/></text:span><text:span text:style-name="T9"><text:s/></text:span><text:span text:style-name="T8"><text:s/></text:span><text:span text:style-name="T11">Part1</text:span></text:p>
      <text:p text:style-name="P33"><text:span text:style-name="T10">In the first part, there are two tasks. First, we are required to use a “rising edge” triggered interrupt. Additionally, the transferred data should be from user space to kernel space. We need to write the </text:span><text:span text:style-name="T12">write </text:span><text:span text:style-name="T10">routine so that the data movement is from user space to kernel.</text:span></text:p>
      <text:p text:style-name="P11"/>
      <text:p text:style-name="P12"><text:soft-page-break/></text:p>
      <text:list xml:id="list1352660973" text:style-name="L1">
        <text:list-item>
          <text:p text:style-name="P52"><text:span text:style-name="T10">Re-import the audio controller peripheral setting both the playback and record interrupts are rising-edge triggered. </text:span></text:p>
        </text:list-item>
      </text:list>
      <text:p text:style-name="P53"><text:span text:style-name="T16">1.1. In the "name and version" page, you need to manually input the name and make sure it's exactly the same as that in lab 9.<text:line-break/>1.2. In the "source file types" page, check both "HDL source files" and "Netlist files"<text:line-break/>1.3. In the "HDL Analysis Information" page, manually add the .vhd files under folder "fifo_coregen"<text:line-break/> 1.4. In the netlist file page, manually add the files from folder "netlist"<text:line-break/> 1.5. When you select the interrupt sensitivity type, please click on the playback and record <text:s text:c="5"/>interrupts individually and make the selection individually.</text:span></text:p>
      <text:list xml:id="list1773999602" text:continue-numbering="true" text:style-name="L1">
        <text:list-item>
          <text:p text:style-name="P52"><text:span text:style-name="T10">The </text:span><text:span text:style-name="T13">device_write </text:span><text:span text:style-name="T10">routine. In this routine, </text:span><text:span text:style-name="T13">get_user()</text:span><text:span text:style-name="T10"> method is used to get data from the user data segment to the kernel data segement. The device driver sleeps using ‘</text:span><text:span text:style-name="T13">wait_event_interruptible()</text:span><text:span text:style-name="T10">’ when the audio FIFO is full.</text:span></text:p>
        </text:list-item>
        <text:list-item>
          <text:p text:style-name="P52">In the <text:span text:style-name="T14">interrupt_handler</text:span>, it should only call ‘<text:span text:style-name="T14">wake_up_interruptible’</text:span> to wake up the <text:span text:style-name="T15">write</text:span> method so that it can continue to transfer data.</text:p>
        </text:list-item>
        <text:list-item>
          <text:p text:style-name="P52">Crete a devtest application to test if the data from the predefined buffer in “audio_samples.h” is successfully transferred to the audio codec.</text:p>
        </text:list-item>
      </text:list>
      <text:p text:style-name="P54"/>
      <text:p text:style-name="P11"/>
      <text:p text:style-name="P55"/>
      <text:p text:style-name="P34"><text:span text:style-name="T10">Part 2</text:span></text:p>
      <text:p text:style-name="P35"/>
      <text:p text:style-name="P36"><text:span text:style-name="T10">At this point, we should enable support for audio files which have either one channel or two channels.</text:span></text:p>
      <text:p text:style-name="P57"/>
      <text:list xml:id="list1687595540" text:style-name="L2">
        <text:list-item>
          <text:p text:style-name="P56"><text:span text:style-name="T10">In the</text:span><text:span text:style-name="T13"> ioctl()</text:span><text:span text:style-name="T10"> routine, </text:span><text:span text:style-name="T13">cmd</text:span><text:span text:style-name="T10"> used to determine which command users give. When </text:span><text:span text:style-name="T13">cmd</text:span><text:span text:style-name="T10"> is ENABLE_DISABLE_MONO, if val is false, then mono is disable. Otherwise, if val is true, the mono is set. </text:span></text:p>
        </text:list-item>
        <text:list-item>
          <text:p text:style-name="P56"><text:span text:style-name="T10">In the </text:span><text:span text:style-name="T12">write</text:span><text:span text:style-name="T10"> method, when mono is set to true, duplicate samples are written to the playback FIFO.</text:span></text:p>
        </text:list-item>
      </text:list>
      <text:p text:style-name="P13"/>
      <text:p text:style-name="P13"/>
      <text:p text:style-name="P24"><text:span text:style-name="T10"><text:s text:c="5"/>Part 3</text:span></text:p>
      <text:p text:style-name="P37"><text:span text:style-name="T10"><text:s text:c="9"/>The next step is to create an application which can open an audio file, parse the header within the wav file to determine the format of the file, initialize the audio codec accordingly, and copy data from wav file to the audio device driver file. </text:span></text:p>
      <text:p text:style-name="P13"/>
      <text:list xml:id="list509291221" text:style-name="L3">
        <text:list-item>
          <text:p text:style-name="P58"><text:span text:style-name="T10">Use </text:span><text:span text:style-name="T12">open</text:span><text:span text:style-name="T10"> method to open our audio device file at the beginning of the main function. And then in the </text:span><text:span text:style-name="T13">open_wav_file() </text:span><text:span text:style-name="T10">routine, initially open wav file. Use </text:span><text:span text:style-name="T12">mmap </text:span><text:span text:style-name="T10">method to map file to region of memory.</text:span></text:p>
        </text:list-item>
        <text:list-item>
          <text:p text:style-name="P58"><text:soft-page-break/><text:span text:style-name="T10">Ensure we can play wav file, we should make the ‘format’ filed equal to 1 and ‘bits_per_sample’ equal to 8.</text:span></text:p>
        </text:list-item>
        <text:list-item>
          <text:p text:style-name="P58"><text:span text:style-name="T10">Next, we should set playback rate utilize the </text:span><text:span text:style-name="T12">ioctl</text:span><text:span text:style-name="T10"> functionality of the audio device driver.</text:span></text:p>
        </text:list-item>
      </text:list>
      <text:p text:style-name="P60"><text:span text:style-name="T13">ioctl(fd_out, ADJUST_PLAYBACK_RATE, setting_ptr2);</text:span></text:p>
      <text:list xml:id="list703285778" text:continue-numbering="true" text:style-name="L3">
        <text:list-item>
          <text:p text:style-name="P58"><text:span text:style-name="T10">Finally, we need to make the audio_samples pointer point to beginning of data section and it points to current sample as well.</text:span></text:p>
        </text:list-item>
      </text:list>
      <text:p text:style-name="P38"/>
      <text:p text:style-name="P38"/>
      <text:p text:style-name="P39"><text:span text:style-name="T10">Part 4</text:span></text:p>
      <text:p text:style-name="P39"><text:span text:style-name="T10"><text:tab/> <text:s/>Now we need to add the IR-remote to control the wav player application.</text:span></text:p>
      <text:p text:style-name="P39"><text:span text:style-name="T10">1. <text:s/>Create a 200 byte buffer, which is in user space, to read in all messages in queue.</text:span></text:p>
      <text:p text:style-name="P39"><text:span text:style-name="T10">2. <text:s/>After reading in the IR-remote messages, process every message, updating the system accordingly.</text:span></text:p>
      <text:p text:style-name="P38"/>
      <text:p text:style-name="P38"/>
      <text:p text:style-name="P39"><text:span text:style-name="T10">Part 5</text:span></text:p>
      <text:p text:style-name="P39"><text:span text:style-name="T10"><text:s text:c="5"/>The final capability the player application owns is the ability to select various wav files by using certain buttons on the remote.</text:span></text:p>
      <text:list xml:id="list1581731788" text:style-name="L4">
        <text:list-item>
          <text:p text:style-name="P59"><text:span text:style-name="T10">In the </text:span><text:span text:style-name="T12">while</text:span><text:span text:style-name="T10"> loop, determine if file selection changed load in a new file. Munmap and close the previous file using </text:span><text:span text:style-name="T12">munmap</text:span><text:span text:style-name="T10"> and </text:span><text:span text:style-name="T12">close </text:span><text:span text:style-name="T10">method and then open the new file.</text:span></text:p>
        </text:list-item>
        <text:list-item>
          <text:p text:style-name="P59"><text:span text:style-name="T10">If ‘Channel Up’ is pressed, set the </text:span><text:span text:style-name="T13">channel_up</text:span><text:span text:style-name="T10"> flag and </text:span><text:span text:style-name="T13">new_file</text:span><text:span text:style-name="T10"> flag to 1. Similarly, when ‘Channel Down’ pressed, set the </text:span><text:span text:style-name="T13">channel_down</text:span><text:span text:style-name="T10"> flag and </text:span><text:span text:style-name="T13">new_file</text:span><text:span text:style-name="T10"> flag to 1.</text:span></text:p>
        </text:list-item>
      </text:list>
      <text:p text:style-name="P13"/>
      <text:p text:style-name="P20"><text:span text:style-name="T8">Results</text:span></text:p>
      <text:p text:style-name="P20"><text:span text:style-name="T9"><text:s text:c="3"/></text:span><text:span text:style-name="T10"><text:s text:c="5"/></text:span></text:p>
      <text:p text:style-name="P40"><text:span text:style-name="T10"><text:s text:c="5"/>The seven wav files on the compact flash card could be played accordingly when I press the ‘Channel Up’ button. If the ‘muting’ button is pressed, no sound comes from the speaker. And the ‘pause’ can stop the sound and play at where it left off when I press ‘play’. And ‘Volume Up’ and ‘Volume Down’ buttons can be utilized to control the sound of wav files.</text:span></text:p>
      <text:p text:style-name="P14"/>
      <text:p text:style-name="P14"/>
      <text:p text:style-name="P20"><text:soft-page-break/><text:span text:style-name="T8">Questions</text:span></text:p>
      <text:p text:style-name="P10"/>
      <text:p text:style-name="P41"><text:span text:style-name="T13">[a]</text:span><text:span text:style-name="T19"> In your wav player application, we suggested the use of mmap for reading the contents of the wav file. What other ways are there to accomplished the same thing? Compare and contrast these methods. Some of the things to consider include ease of use, code readability, efficiency, and blocking time. Hint: You can find more information on mmap in the </text:span><text:span text:style-name="T20">O’Reilly’s Linux System Programming</text:span><text:span text:style-name="T19"> book available for free on-line.</text:span></text:p>
      <text:p text:style-name="P3"><text:span text:style-name="T10"><text:s text:c="6"/>Solution</text:span><text:span text:style-name="T17"> </text:span></text:p>
      <text:p text:style-name="P3"><text:span text:style-name="T17"><text:s text:c="4"/></text:span><text:span text:style-name="T10"><text:s/>An </text:span><text:span text:style-name="T12">lseek/write</text:span><text:span text:style-name="T10"> implementation can also accomplish the same thing as </text:span><text:span text:style-name="T12">mmap</text:span><text:span text:style-name="T10"> method does.</text:span></text:p>
      <text:p text:style-name="P42"><text:span text:style-name="T10">A big constraint exists when ISA devices are used on some non-x86 platforms, because their hardware view of ISA may not be contiguous. For example, some Alpha computers see ISA memory as a scattered set of 8-bit, 16-bit, or 32-bit items, with no direct mapping. In such cases, you can’t use </text:span><text:span text:style-name="T12">mmap</text:span><text:span text:style-name="T10"> at all. However, there are sound advantages to using </text:span><text:span text:style-name="T12">mmap</text:span><text:span text:style-name="T10"> when it’s feasible to do so. For example, there is a X server, which transfer a lot of data to and from video memory; mapping the graphic display to user space dramatically improves the throughput, as opposed to the </text:span><text:span text:style-name="T12">lseek/write </text:span><text:span text:style-name="T10">implementation.</text:span></text:p>
      <text:p text:style-name="P23"><text:span text:style-name="T13"><text:s/>[b] </text:span><text:span text:style-name="T19">What is the purpose of the call to ‘madvise’? What might be the effect of removing this call? You can test this with the ‘audio samples7.wav’ which is a full length song recorded at 44100 Hz with two channels (stereo)?</text:span></text:p>
      <text:p text:style-name="P43"><text:span text:style-name="T10">Solution</text:span></text:p>
      <text:p text:style-name="P44"><text:span text:style-name="T10"><text:tab/>The </text:span><text:span text:style-name="T13">madvise</text:span><text:span text:style-name="T10">() system call advises the kernel about how to handle paging input/output in the address range beginning at address start and with size length bytes. It allows an application to tell the kernel how it expects to use some mapped or shared memory areas, so that the kernel can choose appropriate read-ahead and caching techniques. </text:span></text:p>
      <text:p text:style-name="P44"><text:span text:style-name="T10"><text:s text:c="6"/>This call does not influence the semantics of the application (except in the case of </text:span><text:span text:style-name="T13">MADV_DONTNEED</text:span><text:span text:style-name="T10">), but may influence its performance.</text:span></text:p>
      <text:p text:style-name="P44"><text:span text:style-name="T10"><text:s text:c="6"/>In this lab, if we remove the call to ‘madvise’, then it can’t play the song continuously. Its performance is not as good as the one when the ‘madvise’ is added.</text:span></text:p>
      <text:p text:style-name="P1"/>
      <text:p text:style-name="P41"><text:span text:style-name="T13">[c] </text:span><text:span text:style-name="T19">Why are wav files stored using little-endian byte representation even though the MicroBlaze is a big-endian processor? What are the costs associated with the conversion from little-endian to big-endian in your current application?</text:span></text:p>
      <text:p text:style-name="P43"><text:span text:style-name="T10">Solution</text:span></text:p>
      <text:p text:style-name="P61"><text:soft-page-break/><text:span text:style-name="T10">WAV files are little-endian(least significant bytes first) because the format originated for operating system running on intel processor based machines which use the little-endian format to store numbers.</text:span></text:p>
      <text:p text:style-name="P61"><text:span text:style-name="T10">Obviously, the costs associated with the conversion should be time and memory space.</text:span></text:p>
      <text:p text:style-name="P14"/>
      <text:p text:style-name="P47"/>
      <text:p text:style-name="P41"><text:span text:style-name="T13">[d] </text:span><text:span text:style-name="T19">If you wanted to support 16-bit audio in your wav player application, what changes to your existing code would you have to make? Would your audio device driver have to change? If so, <text:s/>how? Hint: Research how 16-bit audio samples are stored in wav files.</text:span></text:p>
      <text:p text:style-name="P21"><text:span text:style-name="T10"><text:s text:c="6"/>Solution</text:span></text:p>
      <text:p text:style-name="P15"/>
      <text:p text:style-name="P15"/>
      <text:p text:style-name="P45"><text:span text:style-name="T10"><text:s text:c="6"/>If we want to support 16-bit audio, then our audio device driver have to be modified. In the current </text:span><text:span text:style-name="T12">write</text:span><text:span text:style-name="T10"> routine of the audio device driver, we have a char variable </text:span><text:span text:style-name="T12">sample_c</text:span><text:span text:style-name="T10">, and </text:span><text:span text:style-name="T12">get_user(sample_c, buff)</text:span><text:span text:style-name="T10"> method is to get data from the user data segment to the kernel data segment. Now, if we want to support 16-bit, we should make </text:span><text:span text:style-name="T12">sample_c</text:span><text:span text:style-name="T10"> a </text:span><text:span text:style-name="T12">u16</text:span><text:span text:style-name="T10"> type variable.</text:span></text:p>
      <text:p text:style-name="P46"/>
      <text:p text:style-name="P46"/>
      <text:p text:style-name="P46"/>
      <text:p text:style-name="P16"/>
      <text:p text:style-name="P20"><text:span text:style-name="T8">Conclusion </text:span></text:p>
      <text:p text:style-name="P10"/>
      <text:p text:style-name="P3"><text:span text:style-name="T10">This lab exercise familiarized me with the device driver creation in an embedded Linux </text:span></text:p>
      <text:p text:style-name="P3"><text:span text:style-name="T10">environment. What is more, this lab provides me with experience developing drivers that handle buffering of real-time data. </text:span></text:p>
      <text:p text:style-name="P2"/>
      <text:p text:style-name="P48"><text:span text:style-name="T8">Appendix</text:span><text:span text:style-name="T9">: C files and Head files</text:span></text:p>
      <text:p text:style-name="P10"/>
      <text:p text:style-name="P20"><text:span text:style-name="T4">Appendix 1:</text:span><text:span text:style-name="T5"> audio_buffer.c</text:span></text:p>
      <text:p text:style-name="P25"><text:span text:style-name="T18">/* Moved all prototypes and includes into the headerfile */</text:span></text:p>
      <text:p text:style-name="P25"><text:span text:style-name="T21">#include "audio_buffer.h"</text:span></text:p>
      <text:p text:style-name="P26"/>
      <text:p text:style-name="P25"><text:span text:style-name="T18">/* This structure defines the function pointers to our functions for</text:span></text:p>
      <text:p text:style-name="P25"><text:span text:style-name="T18"><text:s text:c="3"/>opening, closing, reading and writing the device file. <text:s/>There are</text:span></text:p>
      <text:p text:style-name="P25"><text:span text:style-name="T18"><text:s text:c="3"/>lots of other pointers in this structure which we are not using,</text:span></text:p>
      <text:p text:style-name="P25"><text:span text:style-name="T18"><text:s text:c="3"/>see the whole definition in linux/fs.h */</text:span></text:p>
      <text:p text:style-name="P25"><text:span text:style-name="T22">// file operations structure</text:span></text:p>
      <text:p text:style-name="P25"><text:span text:style-name="T23">static</text:span><text:span text:style-name="T18"> </text:span><text:span text:style-name="T23">struct</text:span><text:span text:style-name="T18"> file_operations fops </text:span><text:span text:style-name="T24">=</text:span><text:span text:style-name="T18"> </text:span><text:span text:style-name="T24">{</text:span></text:p>
      <text:p text:style-name="P25"><text:span text:style-name="T18"><text:s text:c="2"/></text:span><text:span text:style-name="T24">.</text:span><text:span text:style-name="T18">read </text:span><text:span text:style-name="T24">=</text:span><text:span text:style-name="T18"> device_read</text:span><text:span text:style-name="T24">,</text:span></text:p>
      <text:p text:style-name="P25"><text:span text:style-name="T18"><text:s text:c="2"/></text:span><text:span text:style-name="T24">.</text:span><text:span text:style-name="T18">write </text:span><text:span text:style-name="T24">=</text:span><text:span text:style-name="T18"> device_write</text:span><text:span text:style-name="T24">,</text:span></text:p>
      <text:p text:style-name="P25"><text:span text:style-name="T18"><text:s text:c="2"/></text:span><text:span text:style-name="T24">.</text:span><text:span text:style-name="T18">open </text:span><text:span text:style-name="T24">=</text:span><text:span text:style-name="T18"> device_open</text:span><text:span text:style-name="T24">,</text:span></text:p>
      <text:p text:style-name="P25"><text:soft-page-break/><text:span text:style-name="T18"><text:s text:c="2"/></text:span><text:span text:style-name="T24">.</text:span><text:span text:style-name="T18">release </text:span><text:span text:style-name="T24">=</text:span><text:span text:style-name="T18"> device_release</text:span><text:span text:style-name="T24">,</text:span></text:p>
      <text:p text:style-name="P25"><text:span text:style-name="T18"><text:s text:c="2"/></text:span><text:span text:style-name="T24">.</text:span><text:span text:style-name="T18">ioctl </text:span><text:span text:style-name="T24">=</text:span><text:span text:style-name="T18"> device_ioctl</text:span><text:span text:style-name="T24">,</text:span></text:p>
      <text:p text:style-name="P25"><text:span text:style-name="T24">};</text:span></text:p>
      <text:p text:style-name="P26"/>
      <text:p text:style-name="P25"><text:span text:style-name="T22">/*</text:span></text:p>
      <text:p text:style-name="P25"><text:span text:style-name="T22"><text:s/>* This function is called when the module is loaded and registers a</text:span></text:p>
      <text:p text:style-name="P25"><text:span text:style-name="T22"><text:s/>* device for the driver to use.</text:span></text:p>
      <text:p text:style-name="P25"><text:span text:style-name="T22"><text:s/>*/</text:span></text:p>
      <text:p text:style-name="P25"><text:span text:style-name="T23">int</text:span><text:span text:style-name="T18"> my_init</text:span><text:span text:style-name="T24">(</text:span><text:span text:style-name="T23">void</text:span><text:span text:style-name="T24">)</text:span></text:p>
      <text:p text:style-name="P25"><text:span text:style-name="T24">{</text:span></text:p>
      <text:p text:style-name="P25"><text:span text:style-name="T18"><text:s text:c="2"/></text:span></text:p>
      <text:p text:style-name="P25"><text:span text:style-name="T18"><text:s text:c="2"/>init_waitqueue_head</text:span><text:span text:style-name="T24">(&amp;</text:span><text:span text:style-name="T18">queue</text:span><text:span text:style-name="T24">);</text:span><text:span text:style-name="T18"> <text:s/></text:span><text:span text:style-name="T22">/* initialize the wait queue */</text:span></text:p>
      <text:p text:style-name="P26"/>
      <text:p text:style-name="P25"><text:span text:style-name="T18"><text:s text:c="2"/></text:span><text:span text:style-name="T22">/* Initialize the semaphore we will use to protect against multiple</text:span></text:p>
      <text:p text:style-name="P25"><text:span text:style-name="T22"><text:s text:c="5"/>users opening the device <text:s/>*/</text:span></text:p>
      <text:p text:style-name="P25"><text:span text:style-name="T18"><text:s text:c="2"/>sema_init</text:span><text:span text:style-name="T24">(&amp;</text:span><text:span text:style-name="T18">sem</text:span><text:span text:style-name="T24">,</text:span><text:span text:style-name="T18"> </text:span><text:span text:style-name="T25">1</text:span><text:span text:style-name="T24">);</text:span></text:p>
      <text:p text:style-name="P25"><text:span text:style-name="T18"><text:s text:c="2"/></text:span></text:p>
      <text:p text:style-name="P25"><text:span text:style-name="T18"><text:s text:c="2"/></text:span><text:span text:style-name="T22">/* Map virtual address to multiplier physical address */</text:span></text:p>
      <text:p text:style-name="P25"><text:span text:style-name="T18"><text:s text:c="2"/>printk</text:span><text:span text:style-name="T24">(</text:span><text:span text:style-name="T18">KERN_INFO </text:span><text:span text:style-name="T26">"Mapping virtual address....\n"</text:span><text:span text:style-name="T24">);</text:span></text:p>
      <text:p text:style-name="P25"><text:span text:style-name="T18"><text:s text:c="2"/>virt_addr </text:span><text:span text:style-name="T24">=</text:span><text:span text:style-name="T18"> ioremap</text:span><text:span text:style-name="T24">(</text:span><text:span text:style-name="T18">PHY_ADDR</text:span><text:span text:style-name="T24">,</text:span><text:span text:style-name="T18"> MEMSIZE</text:span><text:span text:style-name="T24">);</text:span></text:p>
      <text:p text:style-name="P25"><text:span text:style-name="T18"><text:s text:c="2"/>baseaddr </text:span><text:span text:style-name="T24">=</text:span><text:span text:style-name="T18"> </text:span><text:span text:style-name="T24">(</text:span><text:span text:style-name="T18">u32</text:span><text:span text:style-name="T24">)</text:span><text:span text:style-name="T18">virt_addr</text:span><text:span text:style-name="T24">;</text:span></text:p>
      <text:p text:style-name="P25"><text:span text:style-name="T18"><text:s text:c="2"/>printk</text:span><text:span text:style-name="T24">(</text:span><text:span text:style-name="T26">"physical address is: 0x%x\nvirtual address is: 0x%x\n"</text:span><text:span text:style-name="T24">,</text:span><text:span text:style-name="T18"> PHY_ADDR</text:span><text:span text:style-name="T24">,</text:span><text:span text:style-name="T18"> baseaddr</text:span><text:span text:style-name="T24">);</text:span></text:p>
      <text:p text:style-name="P25"><text:span text:style-name="T18"><text:s text:c="2"/></text:span></text:p>
      <text:p text:style-name="P25"><text:span text:style-name="T18"><text:s text:c="2"/>Major </text:span><text:span text:style-name="T24">=</text:span><text:span text:style-name="T18"> register_chrdev</text:span><text:span text:style-name="T24">(</text:span><text:span text:style-name="T25">0</text:span><text:span text:style-name="T24">,</text:span><text:span text:style-name="T18"> DEVICE_NAME</text:span><text:span text:style-name="T24">,</text:span><text:span text:style-name="T18"> </text:span><text:span text:style-name="T24">&amp;</text:span><text:span text:style-name="T18">fops</text:span><text:span text:style-name="T24">);</text:span></text:p>
      <text:p text:style-name="P25"><text:span text:style-name="T18"><text:s text:c="2"/></text:span><text:span text:style-name="T27">if</text:span><text:span text:style-name="T18"> </text:span><text:span text:style-name="T24">(</text:span><text:span text:style-name="T18">Major </text:span><text:span text:style-name="T24">&lt;</text:span><text:span text:style-name="T18"> </text:span><text:span text:style-name="T25">0</text:span><text:span text:style-name="T24">)</text:span><text:span text:style-name="T18"> </text:span><text:span text:style-name="T24">{</text:span><text:span text:style-name="T18"> <text:s text:c="5"/></text:span></text:p>
      <text:p text:style-name="P25"><text:span text:style-name="T18"><text:s text:c="4"/>printk</text:span><text:span text:style-name="T24">(</text:span><text:span text:style-name="T18">KERN_ALERT </text:span><text:span text:style-name="T26">"Registering char device failed with %d\n"</text:span><text:span text:style-name="T24">,</text:span><text:span text:style-name="T18"> Major</text:span><text:span text:style-name="T24">);</text:span></text:p>
      <text:p text:style-name="P25"><text:span text:style-name="T18"><text:s text:c="4"/></text:span><text:span text:style-name="T27">return</text:span><text:span text:style-name="T18"> Major</text:span><text:span text:style-name="T24">;</text:span></text:p>
      <text:p text:style-name="P25"><text:span text:style-name="T18"><text:s text:c="2"/></text:span><text:span text:style-name="T24">}</text:span></text:p>
      <text:p text:style-name="P25"><text:span text:style-name="T18"><text:s text:c="2"/>printk</text:span><text:span text:style-name="T24">(</text:span><text:span text:style-name="T18">KERN_INFO </text:span><text:span text:style-name="T26">"Registered a device with dynamic Major number of %d\n"</text:span><text:span text:style-name="T24">,</text:span><text:span text:style-name="T18"> Major</text:span><text:span text:style-name="T24">);</text:span></text:p>
      <text:p text:style-name="P25"><text:span text:style-name="T18"><text:s text:c="2"/>printk</text:span><text:span text:style-name="T24">(</text:span><text:span text:style-name="T18">KERN_INFO </text:span><text:span text:style-name="T26">"Create a device file for this device with this command:\n'mknod /dev/%s c %d 0'.\n"</text:span><text:span text:style-name="T24">,</text:span><text:span text:style-name="T18"> DEVICE_NAME</text:span><text:span text:style-name="T24">,</text:span><text:span text:style-name="T18"> Major</text:span><text:span text:style-name="T24">);</text:span></text:p>
      <text:p text:style-name="P26"/>
      <text:p text:style-name="P25"><text:span text:style-name="T18"><text:s text:c="2"/></text:span><text:span text:style-name="T27">return</text:span><text:span text:style-name="T18"> </text:span><text:span text:style-name="T25">0</text:span><text:span text:style-name="T24">;</text:span><text:span text:style-name="T18"> <text:s text:c="4"/></text:span><text:span text:style-name="T22">/* success */</text:span></text:p>
      <text:p text:style-name="P25"><text:span text:style-name="T24">}</text:span></text:p>
      <text:p text:style-name="P26"/>
      <text:p text:style-name="P25"><text:span text:style-name="T22">/*</text:span></text:p>
      <text:p text:style-name="P25"><text:span text:style-name="T22"><text:s/>* This function is called when the module is unloaded, it releases</text:span></text:p>
      <text:p text:style-name="P25"><text:span text:style-name="T22"><text:s/>* the device file.</text:span></text:p>
      <text:p text:style-name="P25"><text:span text:style-name="T22"><text:s/>*/</text:span></text:p>
      <text:p text:style-name="P25"><text:span text:style-name="T23">void</text:span><text:span text:style-name="T18"> my_cleanup</text:span><text:span text:style-name="T24">(</text:span><text:span text:style-name="T23">void</text:span><text:span text:style-name="T24">)</text:span></text:p>
      <text:p text:style-name="P25"><text:span text:style-name="T24">{</text:span></text:p>
      <text:p text:style-name="P25"><text:span text:style-name="T18"><text:s text:c="2"/></text:span><text:span text:style-name="T22">/* </text:span></text:p>
      <text:p text:style-name="P25"><text:span text:style-name="T22"><text:s text:c="3"/>* Unregister the device </text:span></text:p>
      <text:p text:style-name="P25"><text:span text:style-name="T22"><text:s text:c="3"/>*/</text:span></text:p>
      <text:p text:style-name="P25"><text:span text:style-name="T18"><text:s text:c="2"/>unregister_chrdev</text:span><text:span text:style-name="T24">(</text:span><text:span text:style-name="T18">Major</text:span><text:span text:style-name="T24">,</text:span><text:span text:style-name="T18"> DEVICE_NAME</text:span><text:span text:style-name="T24">);</text:span></text:p>
      <text:p text:style-name="P25"><text:span text:style-name="T18"><text:s text:c="2"/></text:span><text:span text:style-name="T22">/* Unmapping virtual address space */</text:span></text:p>
      <text:p text:style-name="P25"><text:span text:style-name="T18"><text:s text:c="2"/>printk</text:span><text:span text:style-name="T24">(</text:span><text:span text:style-name="T18">KERN_ALERT </text:span><text:span text:style-name="T26">"unmapping virtual address space....\n"</text:span><text:span text:style-name="T24">);</text:span></text:p>
      <text:p text:style-name="P25"><text:span text:style-name="T18"><text:s text:c="2"/>iounmap</text:span><text:span text:style-name="T24">((</text:span><text:span text:style-name="T23">void</text:span><text:span text:style-name="T24">*)</text:span><text:span text:style-name="T18">virt_addr</text:span><text:span text:style-name="T24">);</text:span></text:p>
      <text:p text:style-name="P25"><text:span text:style-name="T24">}</text:span></text:p>
      <text:p text:style-name="P26"/>
      <text:p text:style-name="P25"><text:span text:style-name="T22">/* </text:span></text:p>
      <text:p text:style-name="P25"><text:span text:style-name="T22"><text:s/>* Called when a process tries to open the device file, like "cat</text:span></text:p>
      <text:p text:style-name="P25"><text:span text:style-name="T22"><text:s/>* /dev/irq_test". <text:s/>Link to this function placed in file operations</text:span></text:p>
      <text:p text:style-name="P25"><text:span text:style-name="T22"><text:s/>* structure for our device file.</text:span></text:p>
      <text:p text:style-name="P25"><text:span text:style-name="T22"><text:s/>*/</text:span></text:p>
      <text:p text:style-name="P25"><text:soft-page-break/><text:span text:style-name="T23">static</text:span><text:span text:style-name="T18"> </text:span><text:span text:style-name="T23">int</text:span><text:span text:style-name="T18"> device_open</text:span><text:span text:style-name="T24">(</text:span><text:span text:style-name="T23">struct</text:span><text:span text:style-name="T18"> inode </text:span><text:span text:style-name="T24">*</text:span><text:span text:style-name="T18">inode</text:span><text:span text:style-name="T24">,</text:span><text:span text:style-name="T18"> </text:span><text:span text:style-name="T23">struct</text:span><text:span text:style-name="T18"> file </text:span><text:span text:style-name="T24">*</text:span><text:span text:style-name="T18">file</text:span><text:span text:style-name="T24">)</text:span></text:p>
      <text:p text:style-name="P25"><text:span text:style-name="T24">{</text:span></text:p>
      <text:p text:style-name="P25"><text:span text:style-name="T18"><text:s text:c="2"/></text:span></text:p>
      <text:p text:style-name="P25"><text:span text:style-name="T18"><text:s text:c="2"/></text:span><text:span text:style-name="T23">int</text:span><text:span text:style-name="T18"> irq_ret</text:span><text:span text:style-name="T24">;</text:span></text:p>
      <text:p text:style-name="P26"/>
      <text:p text:style-name="P25"><text:span text:style-name="T18"><text:s text:c="2"/></text:span><text:span text:style-name="T27">if</text:span><text:span text:style-name="T18"> </text:span><text:span text:style-name="T24">(</text:span><text:span text:style-name="T18">down_interruptible </text:span><text:span text:style-name="T24">(&amp;</text:span><text:span text:style-name="T18">sem</text:span><text:span text:style-name="T24">))</text:span></text:p>
      <text:p text:style-name="P25"><text:span text:style-name="T18"><text:s text:c="4"/></text:span><text:span text:style-name="T27">return</text:span><text:span text:style-name="T18"> </text:span><text:span text:style-name="T24">-</text:span><text:span text:style-name="T18">ERESTARTSYS</text:span><text:span text:style-name="T24">;</text:span><text:span text:style-name="T18"> <text:s text:c="3"/></text:span></text:p>
      <text:p text:style-name="P26"/>
      <text:p text:style-name="P25"><text:span text:style-name="T18"><text:s text:c="2"/></text:span><text:span text:style-name="T22">// We are only allowing one process to hold the device file open at</text:span></text:p>
      <text:p text:style-name="P25"><text:span text:style-name="T18"><text:s text:c="2"/></text:span><text:span text:style-name="T22">// a time.</text:span></text:p>
      <text:p text:style-name="P25"><text:span text:style-name="T18"><text:s text:c="2"/></text:span><text:span text:style-name="T27">if</text:span><text:span text:style-name="T18"> </text:span><text:span text:style-name="T24">(</text:span><text:span text:style-name="T18">Device_Open</text:span><text:span text:style-name="T24">){</text:span></text:p>
      <text:p text:style-name="P25"><text:span text:style-name="T18"><text:s text:c="4"/>up</text:span><text:span text:style-name="T24">(&amp;</text:span><text:span text:style-name="T18">sem</text:span><text:span text:style-name="T24">);</text:span></text:p>
      <text:p text:style-name="P25"><text:span text:style-name="T18"><text:s text:c="4"/></text:span><text:span text:style-name="T27">return</text:span><text:span text:style-name="T18"> </text:span><text:span text:style-name="T24">-</text:span><text:span text:style-name="T18">EBUSY</text:span><text:span text:style-name="T24">;</text:span></text:p>
      <text:p text:style-name="P25"><text:span text:style-name="T18"><text:s text:c="2"/></text:span><text:span text:style-name="T24">}</text:span></text:p>
      <text:p text:style-name="P25"><text:span text:style-name="T18"><text:s text:c="2"/>Device_Open</text:span><text:span text:style-name="T24">++;</text:span></text:p>
      <text:p text:style-name="P25"><text:span text:style-name="T18"><text:s text:c="2"/></text:span></text:p>
      <text:p text:style-name="P25"><text:span text:style-name="T18"><text:s text:c="2"/></text:span><text:span text:style-name="T22">// OK we are now past the critical section, we can release the</text:span></text:p>
      <text:p text:style-name="P25"><text:span text:style-name="T18"><text:s text:c="2"/></text:span><text:span text:style-name="T22">// semaphore and all will be well</text:span></text:p>
      <text:p text:style-name="P25"><text:span text:style-name="T18"><text:s text:c="2"/>up</text:span><text:span text:style-name="T24">(&amp;</text:span><text:span text:style-name="T18">sem</text:span><text:span text:style-name="T24">);</text:span></text:p>
      <text:p text:style-name="P25"><text:span text:style-name="T18"><text:s text:c="2"/></text:span></text:p>
      <text:p text:style-name="P25"><text:span text:style-name="T18"><text:s text:c="2"/></text:span><text:span text:style-name="T22">// request a fast IRQ and set handler </text:span></text:p>
      <text:p text:style-name="P25"><text:span text:style-name="T18"><text:s text:c="2"/>irq_ret </text:span><text:span text:style-name="T24">=</text:span><text:span text:style-name="T18"> request_irq</text:span><text:span text:style-name="T24">(</text:span><text:span text:style-name="T18">IRQ_NUM</text:span><text:span text:style-name="T24">,</text:span><text:span text:style-name="T18"> irq_handler</text:span><text:span text:style-name="T24">,</text:span><text:span text:style-name="T18"> </text:span><text:span text:style-name="T25">0</text:span><text:span text:style-name="T18"> </text:span><text:span text:style-name="T22">/*flags*/</text:span><text:span text:style-name="T18"> </text:span><text:span text:style-name="T24">,</text:span><text:span text:style-name="T18"> DEVICE_NAME</text:span><text:span text:style-name="T24">,</text:span><text:span text:style-name="T18"> </text:span><text:span text:style-name="T27">NULL</text:span><text:span text:style-name="T24">);</text:span></text:p>
      <text:p text:style-name="P25"><text:span text:style-name="T18"><text:s text:c="2"/></text:span><text:span text:style-name="T27">if</text:span><text:span text:style-name="T18"> </text:span><text:span text:style-name="T24">(</text:span><text:span text:style-name="T18">irq_ret </text:span><text:span text:style-name="T24">&lt;</text:span><text:span text:style-name="T18"> </text:span><text:span text:style-name="T25">0</text:span><text:span text:style-name="T24">)</text:span><text:span text:style-name="T18"> </text:span><text:span text:style-name="T24">{</text:span><text:span text:style-name="T18"> <text:s text:c="7"/></text:span><text:span text:style-name="T22">/* handle errors */</text:span></text:p>
      <text:p text:style-name="P25"><text:span text:style-name="T18"><text:s text:c="4"/>printk</text:span><text:span text:style-name="T24">(</text:span><text:span text:style-name="T18">KERN_ALERT </text:span><text:span text:style-name="T26">"Registering IRQ failed with %d\n"</text:span><text:span text:style-name="T24">,</text:span><text:span text:style-name="T18"> irq_ret</text:span><text:span text:style-name="T24">);</text:span></text:p>
      <text:p text:style-name="P25"><text:span text:style-name="T18"><text:s text:c="4"/></text:span><text:span text:style-name="T27">return</text:span><text:span text:style-name="T18"> irq_ret</text:span><text:span text:style-name="T24">;</text:span></text:p>
      <text:p text:style-name="P25"><text:span text:style-name="T18"><text:s text:c="2"/></text:span><text:span text:style-name="T24">}</text:span></text:p>
      <text:p text:style-name="P26"/>
      <text:p text:style-name="P25"><text:span text:style-name="T18"><text:s text:c="2"/></text:span><text:span text:style-name="T22">//initialize AC97</text:span></text:p>
      <text:p text:style-name="P25"><text:span text:style-name="T18"><text:s text:c="2"/></text:span><text:span text:style-name="T22">/*Initialize the codec with or without loopback, this statement could be commented out*/</text:span></text:p>
      <text:p text:style-name="P25"><text:span text:style-name="T18"><text:s text:c="2"/>XAC97_InitAudio</text:span><text:span text:style-name="T24">(</text:span><text:span text:style-name="T18">baseaddr</text:span><text:span text:style-name="T24">,</text:span><text:span text:style-name="T18"> </text:span><text:span text:style-name="T25">0</text:span><text:span text:style-name="T24">);</text:span></text:p>
      <text:p text:style-name="P25"><text:span text:style-name="T18"><text:s text:c="2"/></text:span><text:span text:style-name="T22">//enables variable rate audio mode (enables sample rate registers and SLOTREQ signaling <text:s text:c="4"/></text:span></text:p>
      <text:p text:style-name="P25"><text:span text:style-name="T18"><text:s text:c="2"/>XAC97_WriteReg</text:span><text:span text:style-name="T24">(</text:span><text:span text:style-name="T18">baseaddr</text:span><text:span text:style-name="T24">,</text:span><text:span text:style-name="T18"> AC97_ExtendedAudioStat</text:span><text:span text:style-name="T24">,</text:span><text:span text:style-name="T18"> </text:span><text:span text:style-name="T25">1</text:span><text:span text:style-name="T24">);</text:span></text:p>
      <text:p text:style-name="P25"><text:span text:style-name="T18"><text:s text:c="2"/></text:span><text:span text:style-name="T22">//set master volume to max</text:span></text:p>
      <text:p text:style-name="P25"><text:span text:style-name="T18"><text:s text:c="2"/></text:span><text:span text:style-name="T22">//XAC97_WriteReg(baseaddr, AC97_MasterVol, AC97_VOL_MAX);</text:span></text:p>
      <text:p text:style-name="P25"><text:span text:style-name="T18"><text:s text:c="2"/></text:span><text:span text:style-name="T22">//set headphone volume to max</text:span></text:p>
      <text:p text:style-name="P25"><text:span text:style-name="T18"><text:s text:c="2"/>XAC97_WriteReg</text:span><text:span text:style-name="T24">(</text:span><text:span text:style-name="T18">baseaddr</text:span><text:span text:style-name="T24">,</text:span><text:span text:style-name="T18"> AC97_AuxOutVol</text:span><text:span text:style-name="T24">,</text:span><text:span text:style-name="T18"> AC97_VOL_MAX</text:span><text:span text:style-name="T24">);</text:span></text:p>
      <text:p text:style-name="P25"><text:span text:style-name="T18"><text:s text:c="2"/></text:span><text:span text:style-name="T22">//set the PCM playback rate at 11025Hz</text:span></text:p>
      <text:p text:style-name="P25"><text:span text:style-name="T18"><text:s text:c="2"/>XAC97_WriteReg</text:span><text:span text:style-name="T24">(</text:span><text:span text:style-name="T18">baseaddr</text:span><text:span text:style-name="T24">,</text:span><text:span text:style-name="T18"> AC97_PCM_DAC_Rate</text:span><text:span text:style-name="T24">,</text:span><text:span text:style-name="T18"> AC97_PCM_RATE_11025_HZ</text:span><text:span text:style-name="T24">);</text:span></text:p>
      <text:p text:style-name="P25"><text:span text:style-name="T18"><text:s text:c="2"/></text:span><text:span text:style-name="T22">//XAC97_WriteReg(baseaddr, AC97_PCM_ADC_Rate, AC97_PCM_RATE_11025_HZ);</text:span></text:p>
      <text:p text:style-name="P25"><text:span text:style-name="T18"><text:s text:c="2"/></text:span></text:p>
      <text:p text:style-name="P25"><text:span text:style-name="T18"><text:s text:c="2"/>mono </text:span><text:span text:style-name="T24">=</text:span><text:span text:style-name="T18"> </text:span><text:span text:style-name="T25">0</text:span><text:span text:style-name="T24">;</text:span></text:p>
      <text:p text:style-name="P25"><text:span text:style-name="T18"><text:s text:c="2"/>try_module_get</text:span><text:span text:style-name="T24">(</text:span><text:span text:style-name="T18">THIS_MODULE</text:span><text:span text:style-name="T24">);</text:span><text:span text:style-name="T18"> <text:s/></text:span><text:span text:style-name="T22">/* increment the module use count</text:span></text:p>
      <text:p text:style-name="P25"><text:span text:style-name="T22"><text:s text:c="19"/>(make sure this is accurate or you</text:span></text:p>
      <text:p text:style-name="P25"><text:span text:style-name="T22"><text:s text:c="19"/>won't be able to remove the module</text:span></text:p>
      <text:p text:style-name="P25"><text:span text:style-name="T22"><text:s text:c="19"/>later. */</text:span></text:p>
      <text:p text:style-name="P26"/>
      <text:p text:style-name="P25"><text:span text:style-name="T18"><text:s text:c="2"/>printk</text:span><text:span text:style-name="T24">(</text:span><text:span text:style-name="T18">KERN_ALERT </text:span><text:span text:style-name="T26">"Device opened\n"</text:span><text:span text:style-name="T24">);</text:span></text:p>
      <text:p text:style-name="P25"><text:span text:style-name="T18"><text:s text:c="2"/>printk</text:span><text:span text:style-name="T24">(</text:span><text:span text:style-name="T18">KERN_ALERT</text:span><text:span text:style-name="T26">"IRQ Num %d called\n"</text:span><text:span text:style-name="T24">,</text:span><text:span text:style-name="T18"> IRQ_NUM</text:span><text:span text:style-name="T24">);</text:span></text:p>
      <text:p text:style-name="P25"><text:span text:style-name="T18"><text:s text:c="2"/></text:span><text:span text:style-name="T27">return</text:span><text:span text:style-name="T18"> </text:span><text:span text:style-name="T25">0</text:span><text:span text:style-name="T24">;</text:span></text:p>
      <text:p text:style-name="P25"><text:span text:style-name="T24">}</text:span></text:p>
      <text:p text:style-name="P26"/>
      <text:p text:style-name="P25"><text:span text:style-name="T22">/* </text:span></text:p>
      <text:p text:style-name="P25"><text:span text:style-name="T22"><text:s/>* Called when a process closes the device file.</text:span></text:p>
      <text:p text:style-name="P25"><text:span text:style-name="T22"><text:s/>*/</text:span></text:p>
      <text:p text:style-name="P25"><text:soft-page-break/><text:span text:style-name="T23">static</text:span><text:span text:style-name="T18"> </text:span><text:span text:style-name="T23">int</text:span><text:span text:style-name="T18"> device_release</text:span><text:span text:style-name="T24">(</text:span><text:span text:style-name="T23">struct</text:span><text:span text:style-name="T18"> inode </text:span><text:span text:style-name="T24">*</text:span><text:span text:style-name="T18">inode</text:span><text:span text:style-name="T24">,</text:span><text:span text:style-name="T18"> </text:span><text:span text:style-name="T23">struct</text:span><text:span text:style-name="T18"> file </text:span><text:span text:style-name="T24">*</text:span><text:span text:style-name="T18">file</text:span><text:span text:style-name="T24">)</text:span></text:p>
      <text:p text:style-name="P25"><text:span text:style-name="T24">{</text:span></text:p>
      <text:p text:style-name="P25"><text:span text:style-name="T18"><text:s text:c="2"/>Device_Open</text:span><text:span text:style-name="T24">--;</text:span><text:span text:style-name="T18"> <text:s text:c="7"/></text:span><text:span text:style-name="T22">/* We're now ready for our next caller */</text:span></text:p>
      <text:p text:style-name="P25"><text:span text:style-name="T18"><text:s text:c="2"/></text:span></text:p>
      <text:p text:style-name="P25"><text:span text:style-name="T18"><text:s text:c="2"/></text:span><text:span text:style-name="T22">// perform a soft reset on the audio codec</text:span></text:p>
      <text:p text:style-name="P25"><text:span text:style-name="T18"><text:s text:c="2"/>XAC97_SoftReset</text:span><text:span text:style-name="T24">(</text:span><text:span text:style-name="T18">baseaddr</text:span><text:span text:style-name="T24">);</text:span></text:p>
      <text:p text:style-name="P25"><text:span text:style-name="T18"><text:s text:c="2"/></text:span></text:p>
      <text:p text:style-name="P25"><text:span text:style-name="T18"><text:s text:c="2"/></text:span><text:span text:style-name="T22">// unregister the interrupt handler</text:span></text:p>
      <text:p text:style-name="P25"><text:span text:style-name="T18"><text:s text:c="2"/>free_irq</text:span><text:span text:style-name="T24">(</text:span><text:span text:style-name="T18">IRQ_NUM</text:span><text:span text:style-name="T24">,</text:span><text:span text:style-name="T18"> </text:span><text:span text:style-name="T27">NULL</text:span><text:span text:style-name="T24">);</text:span></text:p>
      <text:p text:style-name="P25"><text:span text:style-name="T18"><text:s text:c="2"/></text:span></text:p>
      <text:p text:style-name="P25"><text:span text:style-name="T18"><text:s text:c="2"/></text:span><text:span text:style-name="T22">/* </text:span></text:p>
      <text:p text:style-name="P25"><text:span text:style-name="T22"><text:s text:c="3"/>* Decrement the usage count, or else once you opened the file,</text:span></text:p>
      <text:p text:style-name="P25"><text:span text:style-name="T22"><text:s text:c="3"/>* you'll never get get rid of the module.</text:span></text:p>
      <text:p text:style-name="P25"><text:span text:style-name="T22"><text:s text:c="3"/>*/</text:span></text:p>
      <text:p text:style-name="P25"><text:span text:style-name="T18"><text:s text:c="2"/>module_put</text:span><text:span text:style-name="T24">(</text:span><text:span text:style-name="T18">THIS_MODULE</text:span><text:span text:style-name="T24">);</text:span></text:p>
      <text:p text:style-name="P25"><text:span text:style-name="T18"><text:s text:c="2"/>printk</text:span><text:span text:style-name="T24">(</text:span><text:span text:style-name="T18">KERN_ALERT </text:span><text:span text:style-name="T26">"Device closed\n"</text:span><text:span text:style-name="T24">);</text:span></text:p>
      <text:p text:style-name="P25"><text:span text:style-name="T18"><text:s text:c="2"/></text:span></text:p>
      <text:p text:style-name="P25"><text:span text:style-name="T18"><text:s text:c="2"/></text:span><text:span text:style-name="T27">return</text:span><text:span text:style-name="T18"> </text:span><text:span text:style-name="T25">0</text:span><text:span text:style-name="T24">;</text:span></text:p>
      <text:p text:style-name="P25"><text:span text:style-name="T24">}</text:span></text:p>
      <text:p text:style-name="P26"/>
      <text:p text:style-name="P25"><text:span text:style-name="T22">/* </text:span></text:p>
      <text:p text:style-name="P25"><text:span text:style-name="T22"><text:s/>* Called when a process, which already opened the dev file, attempts to</text:span></text:p>
      <text:p text:style-name="P25"><text:span text:style-name="T22"><text:s/>* read from it.</text:span></text:p>
      <text:p text:style-name="P25"><text:span text:style-name="T22"><text:s/>*/</text:span></text:p>
      <text:p text:style-name="P25"><text:span text:style-name="T23">static</text:span><text:span text:style-name="T18"> ssize_t device_read</text:span><text:span text:style-name="T24">(</text:span><text:span text:style-name="T23">struct</text:span><text:span text:style-name="T18"> file </text:span><text:span text:style-name="T24">*</text:span><text:span text:style-name="T18">filp</text:span><text:span text:style-name="T24">,</text:span><text:span text:style-name="T18"> <text:s text:c="2"/></text:span><text:span text:style-name="T22">/* see include/linux/fs.h <text:s text:c="2"/>*/</text:span></text:p>
      <text:p text:style-name="P25"><text:span text:style-name="T18"><text:s text:c="15"/></text:span><text:span text:style-name="T23">char</text:span><text:span text:style-name="T18"> </text:span><text:span text:style-name="T24">*</text:span><text:span text:style-name="T18">buffer</text:span><text:span text:style-name="T24">,</text:span><text:span text:style-name="T18"> <text:s text:c="3"/></text:span><text:span text:style-name="T22">/* buffer to fill with data */</text:span></text:p>
      <text:p text:style-name="P25"><text:span text:style-name="T18"><text:s text:c="15"/>size_t length</text:span><text:span text:style-name="T24">,</text:span><text:span text:style-name="T18"> <text:s text:c="2"/></text:span><text:span text:style-name="T22">/* length of the buffer <text:s text:c="4"/>*/</text:span></text:p>
      <text:p text:style-name="P25"><text:span text:style-name="T18"><text:s text:c="15"/>loff_t </text:span><text:span text:style-name="T24">*</text:span><text:span text:style-name="T18"> offset</text:span><text:span text:style-name="T24">)</text:span></text:p>
      <text:p text:style-name="P25"><text:span text:style-name="T24">{</text:span></text:p>
      <text:p text:style-name="P25"><text:span text:style-name="T18"><text:s/></text:span></text:p>
      <text:p text:style-name="P25"><text:span text:style-name="T22">/* Fail */</text:span></text:p>
      <text:p text:style-name="P25"><text:span text:style-name="T24">}</text:span></text:p>
      <text:p text:style-name="P26"/>
      <text:p text:style-name="P25"><text:span text:style-name="T22">/* <text:s/></text:span></text:p>
      <text:p text:style-name="P25"><text:span text:style-name="T22"><text:s/>* Called when a process writes to dev file</text:span></text:p>
      <text:p text:style-name="P25"><text:span text:style-name="T22"><text:s/>*/</text:span></text:p>
      <text:p text:style-name="P25"><text:span text:style-name="T23">static</text:span><text:span text:style-name="T18"> ssize_t device_write</text:span><text:span text:style-name="T24">(</text:span><text:span text:style-name="T23">struct</text:span><text:span text:style-name="T18"> file </text:span><text:span text:style-name="T24">*</text:span><text:span text:style-name="T18">filp</text:span><text:span text:style-name="T24">,</text:span><text:span text:style-name="T18"> </text:span><text:span text:style-name="T23">const</text:span><text:span text:style-name="T18"> </text:span><text:span text:style-name="T23">char</text:span><text:span text:style-name="T18"> </text:span><text:span text:style-name="T24">*</text:span><text:span text:style-name="T18">buff</text:span><text:span text:style-name="T24">,</text:span><text:span text:style-name="T18"> size_t len</text:span><text:span text:style-name="T24">,</text:span><text:span text:style-name="T18"> loff_t </text:span><text:span text:style-name="T24">*</text:span><text:span text:style-name="T18"> off</text:span><text:span text:style-name="T24">)</text:span></text:p>
      <text:p text:style-name="P25"><text:span text:style-name="T24">{</text:span></text:p>
      <text:p text:style-name="P26"/>
      <text:p text:style-name="P25"><text:span text:style-name="T18"><text:s text:c="2"/>u32 sample</text:span><text:span text:style-name="T24">;</text:span></text:p>
      <text:p text:style-name="P25"><text:span text:style-name="T18"><text:s text:c="2"/></text:span><text:span text:style-name="T23">char</text:span><text:span text:style-name="T18"> sample_c</text:span><text:span text:style-name="T24">;</text:span></text:p>
      <text:p text:style-name="P25"><text:span text:style-name="T18"><text:s text:c="2"/></text:span></text:p>
      <text:p text:style-name="P25"><text:span text:style-name="T18"><text:s text:c="2"/></text:span><text:span text:style-name="T27">while</text:span><text:span text:style-name="T24">(</text:span><text:span text:style-name="T18">len</text:span><text:span text:style-name="T24">)</text:span></text:p>
      <text:p text:style-name="P25"><text:span text:style-name="T18"><text:s text:c="2"/></text:span><text:span text:style-name="T24">{</text:span></text:p>
      <text:p text:style-name="P25"><text:span text:style-name="T18"><text:s text:c="4"/></text:span><text:span text:style-name="T22">/*</text:span></text:p>
      <text:p text:style-name="P25"><text:span text:style-name="T22"><text:s text:c="5"/>* The buffer is in user data segment, not the kernel segment.</text:span></text:p>
      <text:p text:style-name="P25"><text:span text:style-name="T22"><text:s text:c="5"/>* We use get_user which gets data from the user data segment</text:span></text:p>
      <text:p text:style-name="P25"><text:span text:style-name="T22"><text:s text:c="5"/>* to the kernel data segment.</text:span></text:p>
      <text:p text:style-name="P25"><text:span text:style-name="T22"><text:s text:c="5"/>*/</text:span></text:p>
      <text:p text:style-name="P25"><text:span text:style-name="T18"><text:s text:c="4"/>get_user</text:span><text:span text:style-name="T24">(</text:span><text:span text:style-name="T18">sample_c</text:span><text:span text:style-name="T24">,</text:span><text:span text:style-name="T18"> buff</text:span><text:span text:style-name="T24">);</text:span></text:p>
      <text:p text:style-name="P25"><text:span text:style-name="T18"><text:s text:c="4"/>sample </text:span><text:span text:style-name="T24">=</text:span><text:span text:style-name="T18"> </text:span><text:span text:style-name="T25">10</text:span><text:span text:style-name="T24">*(</text:span><text:span text:style-name="T18">u32</text:span><text:span text:style-name="T24">)((</text:span><text:span text:style-name="T23">unsigned</text:span><text:span text:style-name="T18"> </text:span><text:span text:style-name="T23">char</text:span><text:span text:style-name="T24">)</text:span><text:span text:style-name="T18">sample_c</text:span><text:span text:style-name="T24">);</text:span></text:p>
      <text:p text:style-name="P25"><text:span text:style-name="T18"><text:s text:c="4"/>buff</text:span><text:span text:style-name="T24">++;</text:span></text:p>
      <text:p text:style-name="P25"><text:span text:style-name="T18"><text:s text:c="4"/></text:span></text:p>
      <text:p text:style-name="P25"><text:span text:style-name="T18"><text:s text:c="4"/></text:span><text:span text:style-name="T22">/* sleep when the audio FIFO is full <text:s/>*/</text:span></text:p>
      <text:p text:style-name="P25"><text:span text:style-name="T18"><text:s text:c="4"/></text:span><text:span text:style-name="T22">//wait_event_interruptible(queue, XAC97_isInFIFOFull(baseaddr) );</text:span></text:p>
      <text:p text:style-name="P25"><text:span text:style-name="T18"><text:s text:c="3"/></text:span></text:p>
      <text:p text:style-name="P25"><text:soft-page-break/><text:span text:style-name="T18"><text:s text:c="4"/></text:span><text:span text:style-name="T27">if</text:span><text:span text:style-name="T24">(</text:span><text:span text:style-name="T18">XAC97_isInFIFOFull</text:span><text:span text:style-name="T24">(</text:span><text:span text:style-name="T18">baseaddr</text:span><text:span text:style-name="T24">))</text:span></text:p>
      <text:p text:style-name="P25"><text:span text:style-name="T18"><text:s text:c="6"/>wait_event_interruptible</text:span><text:span text:style-name="T24">(</text:span><text:span text:style-name="T18">queue</text:span><text:span text:style-name="T24">,</text:span><text:span text:style-name="T18"> </text:span><text:span text:style-name="T25">1</text:span><text:span text:style-name="T24">);</text:span></text:p>
      <text:p text:style-name="P26"/>
      <text:p text:style-name="P26"/>
      <text:p text:style-name="P25"><text:span text:style-name="T18"><text:s text:c="4"/></text:span><text:span text:style-name="T22">//XAC97_WriteFifo(baseaddr, sample);</text:span></text:p>
      <text:p text:style-name="P25"><text:span text:style-name="T18"><text:s text:c="4"/></text:span><text:span text:style-name="T22">//XAC97_WriteFifo(baseaddr, sample);</text:span></text:p>
      <text:p text:style-name="P25"><text:span text:style-name="T18"><text:s text:c="4"/></text:span><text:span text:style-name="T27">if</text:span><text:span text:style-name="T24">(!</text:span><text:span text:style-name="T18">mono</text:span><text:span text:style-name="T24">)</text:span></text:p>
      <text:p text:style-name="P25"><text:span text:style-name="T18"><text:s text:c="4"/></text:span><text:span text:style-name="T24">{</text:span></text:p>
      <text:p text:style-name="P25"><text:span text:style-name="T18"><text:s text:c="6"/></text:span><text:span text:style-name="T22">// stereo</text:span></text:p>
      <text:p text:style-name="P25"><text:span text:style-name="T18"><text:s text:c="6"/>XAC97_WriteFifo</text:span><text:span text:style-name="T24">(</text:span><text:span text:style-name="T18">baseaddr</text:span><text:span text:style-name="T24">,</text:span><text:span text:style-name="T18"> sample</text:span><text:span text:style-name="T24">);</text:span></text:p>
      <text:p text:style-name="P25"><text:span text:style-name="T18"><text:s text:c="6"/>XAC97_WriteFifo</text:span><text:span text:style-name="T24">(</text:span><text:span text:style-name="T18">baseaddr</text:span><text:span text:style-name="T24">,</text:span><text:span text:style-name="T18"> sample</text:span><text:span text:style-name="T24">);</text:span></text:p>
      <text:p text:style-name="P25"><text:span text:style-name="T18"><text:s text:c="4"/></text:span><text:span text:style-name="T24">}</text:span></text:p>
      <text:p text:style-name="P25"><text:span text:style-name="T18"><text:s text:c="4"/></text:span><text:span text:style-name="T27">else</text:span></text:p>
      <text:p text:style-name="P25"><text:span text:style-name="T18"><text:s text:c="6"/></text:span><text:span text:style-name="T22">// mono</text:span></text:p>
      <text:p text:style-name="P25"><text:span text:style-name="T18"><text:s text:c="6"/>XAC97_WriteFifo</text:span><text:span text:style-name="T24">(</text:span><text:span text:style-name="T18">baseaddr</text:span><text:span text:style-name="T24">,</text:span><text:span text:style-name="T18"> sample</text:span><text:span text:style-name="T24">);</text:span></text:p>
      <text:p text:style-name="P25"><text:span text:style-name="T18"><text:s text:c="4"/>len</text:span><text:span text:style-name="T24">--;</text:span></text:p>
      <text:p text:style-name="P25"><text:span text:style-name="T18"><text:s text:c="2"/></text:span><text:span text:style-name="T24">}</text:span></text:p>
      <text:p text:style-name="P25"><text:span text:style-name="T18"><text:s text:c="2"/></text:span><text:span text:style-name="T27">return</text:span><text:span text:style-name="T18"> </text:span><text:span text:style-name="T25">0</text:span><text:span text:style-name="T24">;</text:span><text:span text:style-name="T18"> <text:s text:c="4"/></text:span><text:span text:style-name="T22">/* Fail */</text:span></text:p>
      <text:p text:style-name="P25"><text:span text:style-name="T24">}</text:span></text:p>
      <text:p text:style-name="P26"/>
      <text:p text:style-name="P26"/>
      <text:p text:style-name="P26"/>
      <text:p text:style-name="P25"><text:span text:style-name="T22">/* Just wake up anything waiting for the device */</text:span></text:p>
      <text:p text:style-name="P25"><text:span text:style-name="T18">irqreturn_t irq_handler</text:span><text:span text:style-name="T24">(</text:span><text:span text:style-name="T23">int</text:span><text:span text:style-name="T18"> irq</text:span><text:span text:style-name="T24">,</text:span><text:span text:style-name="T18"> </text:span><text:span text:style-name="T23">void</text:span><text:span text:style-name="T18"> </text:span><text:span text:style-name="T24">*</text:span><text:span text:style-name="T18">dev_id</text:span><text:span text:style-name="T24">)</text:span></text:p>
      <text:p text:style-name="P25"><text:span text:style-name="T24">{</text:span></text:p>
      <text:p text:style-name="P25"><text:span text:style-name="T18"><text:s text:c="2"/>wake_up_interruptible</text:span><text:span text:style-name="T24">(&amp;</text:span><text:span text:style-name="T18">queue</text:span><text:span text:style-name="T24">);</text:span><text:span text:style-name="T18"> <text:s text:c="2"/></text:span></text:p>
      <text:p text:style-name="P25"><text:span text:style-name="T18"><text:s text:c="2"/></text:span><text:span text:style-name="T27">return</text:span><text:span text:style-name="T18"> </text:span><text:span text:style-name="T25">0</text:span><text:span text:style-name="T24">;</text:span></text:p>
      <text:p text:style-name="P25"><text:span text:style-name="T24">}</text:span></text:p>
      <text:p text:style-name="P26"/>
      <text:p text:style-name="P26"/>
      <text:p text:style-name="P25"><text:span text:style-name="T22">/* This function allows the user process to provide control</text:span></text:p>
      <text:p text:style-name="P25"><text:span text:style-name="T22"><text:s text:c="3"/>command to our device driver and read status from the device */</text:span></text:p>
      <text:p text:style-name="P26"/>
      <text:p text:style-name="P26"/>
      <text:p text:style-name="P25"><text:span text:style-name="T23">static</text:span><text:span text:style-name="T18"> </text:span><text:span text:style-name="T23">int</text:span><text:span text:style-name="T18"> device_ioctl</text:span><text:span text:style-name="T24">(</text:span><text:span text:style-name="T23">struct</text:span><text:span text:style-name="T18"> inode </text:span><text:span text:style-name="T24">*</text:span><text:span text:style-name="T18">inode</text:span><text:span text:style-name="T24">,</text:span></text:p>
      <text:p text:style-name="P25"><text:span text:style-name="T18"><text:s text:c="24"/></text:span><text:span text:style-name="T23">struct</text:span><text:span text:style-name="T18"> file </text:span><text:span text:style-name="T24">*</text:span><text:span text:style-name="T18">file</text:span><text:span text:style-name="T24">,</text:span></text:p>
      <text:p text:style-name="P25"><text:span text:style-name="T18"><text:s text:c="24"/></text:span><text:span text:style-name="T23">unsigned</text:span><text:span text:style-name="T18"> </text:span><text:span text:style-name="T23">int</text:span><text:span text:style-name="T18"> cmd</text:span><text:span text:style-name="T24">,</text:span></text:p>
      <text:p text:style-name="P25"><text:span text:style-name="T18"><text:s text:c="24"/></text:span><text:span text:style-name="T23">unsigned</text:span><text:span text:style-name="T18"> </text:span><text:span text:style-name="T23">int</text:span><text:span text:style-name="T18"> </text:span><text:span text:style-name="T24">*</text:span><text:span text:style-name="T18">val_ptr</text:span><text:span text:style-name="T24">)</text:span></text:p>
      <text:p text:style-name="P25"><text:span text:style-name="T24">{</text:span></text:p>
      <text:p text:style-name="P25"><text:span text:style-name="T18"><text:s text:c="2"/>u16 val</text:span><text:span text:style-name="T24">;</text:span><text:span text:style-name="T18"> </text:span><text:span text:style-name="T22">//temportary value</text:span></text:p>
      <text:p text:style-name="P25"><text:span text:style-name="T18"><text:s text:c="2"/>get_user</text:span><text:span text:style-name="T24">(</text:span><text:span text:style-name="T18">val</text:span><text:span text:style-name="T24">,</text:span><text:span text:style-name="T18"> val_ptr</text:span><text:span text:style-name="T24">);</text:span><text:span text:style-name="T18"> </text:span><text:span text:style-name="T22">//grab value from user space</text:span></text:p>
      <text:p text:style-name="P25"><text:span text:style-name="T18"><text:s text:c="2"/></text:span></text:p>
      <text:p text:style-name="P25"><text:span text:style-name="T18"><text:s text:c="2"/></text:span><text:span text:style-name="T22">//printk(KERN_ALERT "cmd = %d, val = %d\n", cmd, val);</text:span></text:p>
      <text:p text:style-name="P26"/>
      <text:p text:style-name="P25"><text:span text:style-name="T18"><text:s text:c="2"/></text:span><text:span text:style-name="T22">// switch statement to execute command</text:span></text:p>
      <text:p text:style-name="P25"><text:span text:style-name="T18"><text:s text:c="2"/></text:span><text:span text:style-name="T27">switch</text:span><text:span text:style-name="T24">(</text:span><text:span text:style-name="T18">cmd</text:span><text:span text:style-name="T24">)</text:span></text:p>
      <text:p text:style-name="P25"><text:span text:style-name="T18"><text:s text:c="2"/></text:span><text:span text:style-name="T24">{</text:span></text:p>
      <text:p text:style-name="P26"/>
      <text:p text:style-name="P25"><text:span text:style-name="T18"><text:s text:c="4"/></text:span><text:span text:style-name="T22">//enable or disenable mono</text:span></text:p>
      <text:p text:style-name="P25"><text:span text:style-name="T18"><text:s text:c="4"/></text:span><text:span text:style-name="T27">case</text:span><text:span text:style-name="T18"> ENABLE_DISABLE_MONO</text:span><text:span text:style-name="T24">:</text:span></text:p>
      <text:p text:style-name="P25"><text:span text:style-name="T18"><text:s text:c="6"/></text:span><text:span text:style-name="T27">if</text:span><text:span text:style-name="T24">(</text:span><text:span text:style-name="T18">val</text:span><text:span text:style-name="T24">==</text:span><text:span text:style-name="T25">0</text:span><text:span text:style-name="T24">)</text:span><text:span text:style-name="T18"> <text:s text:c="4"/></text:span></text:p>
      <text:p text:style-name="P25"><text:span text:style-name="T18"><text:s text:c="8"/>mono</text:span><text:span text:style-name="T24">=</text:span><text:span text:style-name="T25">0</text:span><text:span text:style-name="T24">;</text:span></text:p>
      <text:p text:style-name="P25"><text:span text:style-name="T18"><text:s text:c="6"/></text:span></text:p>
      <text:p text:style-name="P25"><text:span text:style-name="T18"><text:s text:c="6"/></text:span><text:span text:style-name="T27">else</text:span><text:span text:style-name="T18"> </text:span><text:span text:style-name="T27">if</text:span><text:span text:style-name="T24">(</text:span><text:span text:style-name="T18">val</text:span><text:span text:style-name="T24">==</text:span><text:span text:style-name="T25">1</text:span><text:span text:style-name="T24">)</text:span><text:span text:style-name="T18"> <text:s text:c="4"/></text:span></text:p>
      <text:p text:style-name="P25"><text:span text:style-name="T18"><text:s text:c="8"/>mono</text:span><text:span text:style-name="T24">=</text:span><text:span text:style-name="T25">1</text:span><text:span text:style-name="T24">;</text:span></text:p>
      <text:p text:style-name="P25"><text:span text:style-name="T18"><text:s text:c="6"/></text:span><text:span text:style-name="T27">break</text:span><text:span text:style-name="T24">;</text:span></text:p>
      <text:p text:style-name="P25"><text:soft-page-break/><text:span text:style-name="T18"><text:s text:c="9"/></text:span></text:p>
      <text:p text:style-name="P26"/>
      <text:p text:style-name="P25"><text:span text:style-name="T18"><text:s text:c="4"/></text:span><text:span text:style-name="T22">// adjust aux volume </text:span></text:p>
      <text:p text:style-name="P25"><text:span text:style-name="T18"><text:s text:c="4"/></text:span><text:span text:style-name="T27">case</text:span><text:span text:style-name="T18"> ADJUST_AUX_VOL</text:span><text:span text:style-name="T24">:</text:span></text:p>
      <text:p text:style-name="P25"><text:span text:style-name="T18"><text:s text:c="6"/>XAC97_WriteReg</text:span><text:span text:style-name="T24">(</text:span><text:span text:style-name="T18">baseaddr</text:span><text:span text:style-name="T24">,</text:span><text:span text:style-name="T18"> AC97_AuxOutVol</text:span><text:span text:style-name="T24">,</text:span><text:span text:style-name="T18"> val</text:span><text:span text:style-name="T24">);</text:span></text:p>
      <text:p text:style-name="P25"><text:span text:style-name="T18"><text:s text:c="6"/></text:span><text:span text:style-name="T27">break</text:span><text:span text:style-name="T24">;</text:span></text:p>
      <text:p text:style-name="P26"/>
      <text:p text:style-name="P25"><text:span text:style-name="T18"><text:s/></text:span></text:p>
      <text:p text:style-name="P25"><text:span text:style-name="T18"><text:s text:c="4"/></text:span><text:span text:style-name="T22">// adjust playback rate </text:span></text:p>
      <text:p text:style-name="P25"><text:span text:style-name="T18"><text:s text:c="4"/></text:span><text:span text:style-name="T27">case</text:span><text:span text:style-name="T18"> ADJUST_PLAYBACK_RATE</text:span><text:span text:style-name="T24">:</text:span></text:p>
      <text:p text:style-name="P25"><text:span text:style-name="T18"><text:s text:c="6"/></text:span><text:span text:style-name="T27">if</text:span><text:span text:style-name="T24">(</text:span><text:span text:style-name="T18">val</text:span><text:span text:style-name="T24">==</text:span><text:span text:style-name="T25">0</text:span><text:span text:style-name="T24">){</text:span></text:p>
      <text:p text:style-name="P25"><text:span text:style-name="T18"><text:s text:c="6"/></text:span></text:p>
      <text:p text:style-name="P25"><text:span text:style-name="T18"><text:s text:c="8"/>XAC97_WriteReg</text:span><text:span text:style-name="T24">(</text:span><text:span text:style-name="T18">baseaddr</text:span><text:span text:style-name="T24">,</text:span><text:span text:style-name="T18"> AC97_PCM_DAC_Rate</text:span><text:span text:style-name="T24">,</text:span><text:span text:style-name="T18"> AC97_PCM_RATE_8000_HZ</text:span><text:span text:style-name="T24">);</text:span></text:p>
      <text:p text:style-name="P25"><text:span text:style-name="T18"><text:s text:c="8"/>XAC97_WriteReg</text:span><text:span text:style-name="T24">(</text:span><text:span text:style-name="T18">baseaddr</text:span><text:span text:style-name="T24">,</text:span><text:span text:style-name="T18"> AC97_PCM_ADC_Rate</text:span><text:span text:style-name="T24">,</text:span><text:span text:style-name="T18"> AC97_PCM_RATE_8000_HZ</text:span><text:span text:style-name="T24">);</text:span><text:span text:style-name="T18"> </text:span></text:p>
      <text:p text:style-name="P25"><text:span text:style-name="T18"><text:s text:c="6"/></text:span><text:span text:style-name="T24">}</text:span></text:p>
      <text:p text:style-name="P26"/>
      <text:p text:style-name="P25"><text:span text:style-name="T18"><text:s text:c="6"/></text:span><text:span text:style-name="T27">else</text:span><text:span text:style-name="T18"> </text:span><text:span text:style-name="T27">if</text:span><text:span text:style-name="T24">(</text:span><text:span text:style-name="T18">val</text:span><text:span text:style-name="T24">==</text:span><text:span text:style-name="T25">1</text:span><text:span text:style-name="T24">){</text:span></text:p>
      <text:p text:style-name="P25"><text:span text:style-name="T18"><text:s text:c="6"/></text:span></text:p>
      <text:p text:style-name="P25"><text:span text:style-name="T18"><text:s text:c="8"/>XAC97_WriteReg</text:span><text:span text:style-name="T24">(</text:span><text:span text:style-name="T18">baseaddr</text:span><text:span text:style-name="T24">,</text:span><text:span text:style-name="T18"> AC97_PCM_DAC_Rate</text:span><text:span text:style-name="T24">,</text:span><text:span text:style-name="T18"> AC97_PCM_RATE_11025_HZ</text:span><text:span text:style-name="T24">);</text:span></text:p>
      <text:p text:style-name="P25"><text:span text:style-name="T18"><text:s text:c="4"/>XAC97_WriteReg</text:span><text:span text:style-name="T24">(</text:span><text:span text:style-name="T18">baseaddr</text:span><text:span text:style-name="T24">,</text:span><text:span text:style-name="T18"> AC97_PCM_ADC_Rate</text:span><text:span text:style-name="T24">,</text:span><text:span text:style-name="T18"> AC97_PCM_RATE_11025_HZ</text:span><text:span text:style-name="T24">);</text:span></text:p>
      <text:p text:style-name="P25"><text:span text:style-name="T18"><text:s text:c="6"/></text:span><text:span text:style-name="T24">}</text:span></text:p>
      <text:p text:style-name="P26"/>
      <text:p text:style-name="P25"><text:span text:style-name="T18"><text:s text:c="6"/></text:span><text:span text:style-name="T27">else</text:span><text:span text:style-name="T18"> </text:span><text:span text:style-name="T27">if</text:span><text:span text:style-name="T24">(</text:span><text:span text:style-name="T18">val</text:span><text:span text:style-name="T24">==</text:span><text:span text:style-name="T25">2</text:span><text:span text:style-name="T24">){</text:span></text:p>
      <text:p text:style-name="P25"><text:span text:style-name="T18"><text:s text:c="6"/></text:span></text:p>
      <text:p text:style-name="P25"><text:soft-page-break/><text:span text:style-name="T18"><text:s text:c="8"/>XAC97_WriteReg</text:span><text:span text:style-name="T24">(</text:span><text:span text:style-name="T18">baseaddr</text:span><text:span text:style-name="T24">,</text:span><text:span text:style-name="T18"> AC97_PCM_DAC_Rate</text:span><text:span text:style-name="T24">,</text:span><text:span text:style-name="T18"> AC97_PCM_RATE_16000_HZ</text:span><text:span text:style-name="T24">);</text:span></text:p>
      <text:p text:style-name="P25"><text:span text:style-name="T18"><text:s text:c="8"/>XAC97_WriteReg</text:span><text:span text:style-name="T24">(</text:span><text:span text:style-name="T18">baseaddr</text:span><text:span text:style-name="T24">,</text:span><text:span text:style-name="T18"> AC97_PCM_ADC_Rate</text:span><text:span text:style-name="T24">,</text:span><text:span text:style-name="T18"> AC97_PCM_RATE_16000_HZ</text:span><text:span text:style-name="T24">);</text:span></text:p>
      <text:p text:style-name="P25"><text:span text:style-name="T18"><text:s text:c="6"/></text:span><text:span text:style-name="T24">}</text:span></text:p>
      <text:p text:style-name="P26"/>
      <text:p text:style-name="P25"><text:span text:style-name="T18"><text:s text:c="6"/></text:span><text:span text:style-name="T27">else</text:span><text:span text:style-name="T18"> </text:span><text:span text:style-name="T27">if</text:span><text:span text:style-name="T24">(</text:span><text:span text:style-name="T18">val</text:span><text:span text:style-name="T24">==</text:span><text:span text:style-name="T25">3</text:span><text:span text:style-name="T24">){</text:span></text:p>
      <text:p text:style-name="P25"><text:span text:style-name="T18"><text:s text:c="6"/></text:span></text:p>
      <text:p text:style-name="P25"><text:span text:style-name="T18"><text:s text:c="8"/>XAC97_WriteReg</text:span><text:span text:style-name="T24">(</text:span><text:span text:style-name="T18">baseaddr</text:span><text:span text:style-name="T24">,</text:span><text:span text:style-name="T18"> AC97_PCM_DAC_Rate</text:span><text:span text:style-name="T24">,</text:span><text:span text:style-name="T18"> AC97_PCM_RATE_22050_HZ</text:span><text:span text:style-name="T24">);</text:span></text:p>
      <text:p text:style-name="P25"><text:span text:style-name="T18"><text:s text:c="8"/>XAC97_WriteReg</text:span><text:span text:style-name="T24">(</text:span><text:span text:style-name="T18">baseaddr</text:span><text:span text:style-name="T24">,</text:span><text:span text:style-name="T18"> AC97_PCM_ADC_Rate</text:span><text:span text:style-name="T24">,</text:span><text:span text:style-name="T18"> AC97_PCM_RATE_22050_HZ</text:span><text:span text:style-name="T24">);</text:span></text:p>
      <text:p text:style-name="P25"><text:span text:style-name="T18"><text:s text:c="6"/></text:span><text:span text:style-name="T24">}</text:span></text:p>
      <text:p text:style-name="P26"/>
      <text:p text:style-name="P25"><text:span text:style-name="T18"><text:s text:c="6"/></text:span><text:span text:style-name="T27">else</text:span><text:span text:style-name="T18"> </text:span><text:span text:style-name="T27">if</text:span><text:span text:style-name="T24">(</text:span><text:span text:style-name="T18">val</text:span><text:span text:style-name="T24">==</text:span><text:span text:style-name="T25">4</text:span><text:span text:style-name="T24">){</text:span></text:p>
      <text:p text:style-name="P25"><text:span text:style-name="T18"><text:s text:c="6"/></text:span></text:p>
      <text:p text:style-name="P25"><text:span text:style-name="T18"><text:s text:c="8"/>XAC97_WriteReg</text:span><text:span text:style-name="T24">(</text:span><text:span text:style-name="T18">baseaddr</text:span><text:span text:style-name="T24">,</text:span><text:span text:style-name="T18"> AC97_PCM_DAC_Rate</text:span><text:span text:style-name="T24">,</text:span><text:span text:style-name="T18"> AC97_PCM_RATE_44100_HZ</text:span><text:span text:style-name="T24">);</text:span></text:p>
      <text:p text:style-name="P25"><text:span text:style-name="T18"><text:s text:c="8"/>XAC97_WriteReg</text:span><text:span text:style-name="T24">(</text:span><text:span text:style-name="T18">baseaddr</text:span><text:span text:style-name="T24">,</text:span><text:span text:style-name="T18"> AC97_PCM_ADC_Rate</text:span><text:span text:style-name="T24">,</text:span><text:span text:style-name="T18"> AC97_PCM_RATE_44100_HZ</text:span><text:span text:style-name="T24">);</text:span></text:p>
      <text:p text:style-name="P25"><text:span text:style-name="T18"><text:s text:c="6"/></text:span><text:span text:style-name="T24">}</text:span></text:p>
      <text:p text:style-name="P26"/>
      <text:p text:style-name="P25"><text:span text:style-name="T18"><text:s text:c="6"/></text:span><text:span text:style-name="T27">else</text:span><text:span text:style-name="T18"> </text:span><text:span text:style-name="T27">if</text:span><text:span text:style-name="T24">(</text:span><text:span text:style-name="T18">val</text:span><text:span text:style-name="T24">==</text:span><text:span text:style-name="T25">5</text:span><text:span text:style-name="T24">){</text:span></text:p>
      <text:p text:style-name="P25"><text:span text:style-name="T18"><text:s text:c="6"/></text:span></text:p>
      <text:p text:style-name="P25"><text:span text:style-name="T18"><text:s text:c="8"/>XAC97_WriteReg</text:span><text:span text:style-name="T24">(</text:span><text:span text:style-name="T18">baseaddr</text:span><text:span text:style-name="T24">,</text:span><text:span text:style-name="T18"> AC97_PCM_DAC_Rate</text:span><text:span text:style-name="T24">,</text:span><text:span text:style-name="T18"> AC97_PCM_RATE_48000_HZ</text:span><text:span text:style-name="T24">);</text:span></text:p>
      <text:p text:style-name="P25"><text:span text:style-name="T18"><text:s text:c="8"/>XAC97_WriteReg</text:span><text:span text:style-name="T24">(</text:span><text:span text:style-name="T18">baseaddr</text:span><text:span text:style-name="T24">,</text:span><text:span text:style-name="T18"> AC97_PCM_ADC_Rate</text:span><text:span text:style-name="T24">,</text:span><text:span text:style-name="T18"> AC97_PCM_RATE_48000_HZ</text:span><text:span text:style-name="T24">);</text:span></text:p>
      <text:p text:style-name="P25"><text:span text:style-name="T18"><text:s text:c="6"/></text:span><text:span text:style-name="T24">}</text:span><text:span text:style-name="T18"> <text:s text:c="5"/></text:span></text:p>
      <text:p text:style-name="P25"><text:span text:style-name="T18"><text:s text:c="6"/></text:span><text:span text:style-name="T27">break</text:span><text:span text:style-name="T24">;</text:span></text:p>
      <text:p text:style-name="P26"/>
      <text:p text:style-name="P25"><text:span text:style-name="T18"><text:s text:c="4"/></text:span><text:span text:style-name="T22">// if unknown command, error out</text:span></text:p>
      <text:p text:style-name="P25"><text:soft-page-break/><text:span text:style-name="T18"><text:s text:c="4"/></text:span><text:span text:style-name="T27">default</text:span><text:span text:style-name="T24">:</text:span></text:p>
      <text:p text:style-name="P25"><text:span text:style-name="T18"><text:s text:c="6"/>printk</text:span><text:span text:style-name="T24">(</text:span><text:span text:style-name="T18">KERN_INFO </text:span><text:span text:style-name="T26">"Unsupported control command!\n"</text:span><text:span text:style-name="T24">);</text:span></text:p>
      <text:p text:style-name="P25"><text:span text:style-name="T18"><text:s text:c="6"/></text:span><text:span text:style-name="T27">return</text:span><text:span text:style-name="T18"> </text:span><text:span text:style-name="T24">-</text:span><text:span text:style-name="T18">EINVAL</text:span><text:span text:style-name="T24">;</text:span></text:p>
      <text:p text:style-name="P25"><text:span text:style-name="T18"><text:s text:c="2"/></text:span><text:span text:style-name="T24">}</text:span></text:p>
      <text:p text:style-name="P25"><text:span text:style-name="T18"><text:s text:c="2"/></text:span></text:p>
      <text:p text:style-name="P25"><text:span text:style-name="T18"><text:s text:c="2"/></text:span><text:span text:style-name="T27">return</text:span><text:span text:style-name="T18"> </text:span><text:span text:style-name="T25">0</text:span><text:span text:style-name="T24">;</text:span></text:p>
      <text:p text:style-name="P25"><text:span text:style-name="T24">}</text:span></text:p>
      <text:p text:style-name="P26"/>
      <text:p text:style-name="P26"/>
      <text:p text:style-name="P25"><text:span text:style-name="T22">/* These define info that can be displayed by modinfo */</text:span></text:p>
      <text:p text:style-name="P25"><text:span text:style-name="T18">MODULE_LICENSE</text:span><text:span text:style-name="T24">(</text:span><text:span text:style-name="T26">"GPL"</text:span><text:span text:style-name="T24">);</text:span></text:p>
      <text:p text:style-name="P25"><text:span text:style-name="T18">MODULE_AUTHOR</text:span><text:span text:style-name="T24">(</text:span><text:span text:style-name="T26">"Yayun Liu"</text:span><text:span text:style-name="T24">);</text:span></text:p>
      <text:p text:style-name="P25"><text:span text:style-name="T18">MODULE_DESCRIPTION</text:span><text:span text:style-name="T24">(</text:span><text:span text:style-name="T26">"xac97 driver"</text:span><text:span text:style-name="T24">);</text:span></text:p>
      <text:p text:style-name="P26"/>
      <text:p text:style-name="P25"><text:span text:style-name="T22">/* Here we define which functions we want to use for initialization</text:span></text:p>
      <text:p text:style-name="P25"><text:span text:style-name="T22"><text:s text:c="3"/>and cleanup */</text:span></text:p>
      <text:p text:style-name="P25"><text:span text:style-name="T18">module_init</text:span><text:span text:style-name="T24">(</text:span><text:span text:style-name="T18">my_init</text:span><text:span text:style-name="T24">);</text:span></text:p>
      <text:p text:style-name="P25"><text:span text:style-name="T18">module_exit</text:span><text:span text:style-name="T24">(</text:span><text:span text:style-name="T18">my_cleanup</text:span><text:span text:style-name="T24">);</text:span></text:p>
      <text:p text:style-name="P26"/>
      <text:p text:style-name="P17"/>
      <text:p text:style-name="P17"/>
      <text:p text:style-name="P16"/>
      <text:p text:style-name="P10"/>
      <text:p text:style-name="P20"><text:span text:style-name="T4">Appendix </text:span><text:span text:style-name="T5">2</text:span><text:span text:style-name="T4">:</text:span><text:span text:style-name="T5"> wav_play.c</text:span></text:p>
      <text:p text:style-name="P25"><text:soft-page-break/><text:span text:style-name="T21">#include &lt;sys/types.h&gt;</text:span></text:p>
      <text:p text:style-name="P25"><text:span text:style-name="T21">#include &lt;sys/stat.h&gt;</text:span></text:p>
      <text:p text:style-name="P25"><text:span text:style-name="T21">#include &lt;fcntl.h&gt;</text:span></text:p>
      <text:p text:style-name="P25"><text:span text:style-name="T21">#include &lt;stdio.h&gt;</text:span></text:p>
      <text:p text:style-name="P25"><text:span text:style-name="T21">#include &lt;unistd.h&gt;</text:span></text:p>
      <text:p text:style-name="P25"><text:span text:style-name="T21">#include &lt;stdlib.h&gt;</text:span></text:p>
      <text:p text:style-name="P25"><text:span text:style-name="T21">#include &lt;sys/mman.h&gt;</text:span></text:p>
      <text:p text:style-name="P25"><text:span text:style-name="T21">#include &lt;unistd.h&gt;</text:span></text:p>
      <text:p text:style-name="P25"><text:span text:style-name="T21">#include &lt;sys/dir.h&gt;</text:span></text:p>
      <text:p text:style-name="P25"><text:span text:style-name="T21">#include &lt;sys/param.h&gt;</text:span></text:p>
      <text:p text:style-name="P25"><text:span text:style-name="T21">#include &lt;dirent.h&gt;</text:span></text:p>
      <text:p text:style-name="P25"><text:span text:style-name="T21">#include &lt;string.h&gt;</text:span></text:p>
      <text:p text:style-name="P25"><text:span text:style-name="T21">#include "parse_wav.c"</text:span></text:p>
      <text:p text:style-name="P25"><text:span text:style-name="T18">/*user defined header files*/</text:span></text:p>
      <text:p text:style-name="P26"/>
      <text:p text:style-name="P25"><text:span text:style-name="T21">#include "sound.h"</text:span></text:p>
      <text:p text:style-name="P26"/>
      <text:p text:style-name="P26"/>
      <text:p text:style-name="P25"><text:span text:style-name="T21">#define SMAPLE_SIZE 4000</text:span></text:p>
      <text:p text:style-name="P25"><text:span text:style-name="T21">#define ENABLE_MONO 1</text:span></text:p>
      <text:p text:style-name="P25"><text:span text:style-name="T21">#define DISABLE_MONO 0 </text:span></text:p>
      <text:p text:style-name="P25"><text:span text:style-name="T21">#define AC97_VOL_ATTN_DELTA_DB 0x0101</text:span></text:p>
      <text:p text:style-name="P25"><text:span text:style-name="T21">#define ENABLE_PLAY 1</text:span></text:p>
      <text:p text:style-name="P25"><text:span text:style-name="T21">#define DISABLE_PLAY 0</text:span></text:p>
      <text:p text:style-name="P25"><text:soft-page-break/><text:span text:style-name="T18">/*function prototypes*/</text:span></text:p>
      <text:p text:style-name="P25"><text:span text:style-name="T23">static</text:span><text:span text:style-name="T18"> </text:span><text:span text:style-name="T23">int</text:span><text:span text:style-name="T18"> open_wav_file</text:span><text:span text:style-name="T24">(</text:span><text:span text:style-name="T23">char</text:span><text:span text:style-name="T24">*</text:span><text:span text:style-name="T18"> filename</text:span><text:span text:style-name="T24">);</text:span></text:p>
      <text:p text:style-name="P25"><text:span text:style-name="T23">static</text:span><text:span text:style-name="T18"> </text:span><text:span text:style-name="T23">int</text:span><text:span text:style-name="T18"> wav_file_filter</text:span><text:span text:style-name="T24">(</text:span><text:span text:style-name="T23">const</text:span><text:span text:style-name="T18"> </text:span><text:span text:style-name="T23">struct</text:span><text:span text:style-name="T18"> direct </text:span><text:span text:style-name="T24">*</text:span><text:span text:style-name="T18">entry</text:span><text:span text:style-name="T24">);</text:span></text:p>
      <text:p text:style-name="P26"/>
      <text:p text:style-name="P25"><text:span text:style-name="T22">/*global variables shared by all functions in this source*/</text:span></text:p>
      <text:p text:style-name="P25"><text:span text:style-name="T23">static</text:span><text:span text:style-name="T18"> </text:span><text:span text:style-name="T23">int</text:span><text:span text:style-name="T18"> fd_out</text:span><text:span text:style-name="T24">,</text:span><text:span text:style-name="T18"> fd_in</text:span><text:span text:style-name="T24">;</text:span><text:span text:style-name="T22">//file designators for audio device and wav file</text:span></text:p>
      <text:p text:style-name="P25"><text:span text:style-name="T23">static</text:span><text:span text:style-name="T18"> </text:span><text:span text:style-name="T23">int</text:span><text:span text:style-name="T18"> fd_ir</text:span><text:span text:style-name="T24">;</text:span><text:span text:style-name="T18"> </text:span><text:span text:style-name="T22">// file designator for ir device</text:span></text:p>
      <text:p text:style-name="P25"><text:span text:style-name="T23">static</text:span><text:span text:style-name="T18"> </text:span><text:span text:style-name="T23">struct</text:span><text:span text:style-name="T18"> stat file_info</text:span><text:span text:style-name="T24">;</text:span><text:span text:style-name="T22">//used for getting file length needed by mmap</text:span></text:p>
      <text:p text:style-name="P25"><text:span text:style-name="T23">int</text:span><text:span text:style-name="T18"> val</text:span><text:span text:style-name="T24">;</text:span><text:span text:style-name="T22">//temp variable used for ioctl calls</text:span></text:p>
      <text:p text:style-name="P25"><text:span text:style-name="T23">unsigned</text:span><text:span text:style-name="T18"> </text:span><text:span text:style-name="T23">int</text:span><text:span text:style-name="T18"> </text:span><text:span text:style-name="T24">*</text:span><text:span text:style-name="T18">val_ptr</text:span><text:span text:style-name="T24">;</text:span></text:p>
      <text:p text:style-name="P25"><text:span text:style-name="T23">static</text:span><text:span text:style-name="T18"> </text:span><text:span text:style-name="T23">void</text:span><text:span text:style-name="T18"> </text:span><text:span text:style-name="T24">*</text:span><text:span text:style-name="T18">contents</text:span><text:span text:style-name="T24">;</text:span><text:span text:style-name="T22">//points to the beginning of the mmap region</text:span></text:p>
      <text:p text:style-name="P25"><text:span text:style-name="T23">static</text:span><text:span text:style-name="T18"> </text:span><text:span text:style-name="T23">unsigned</text:span><text:span text:style-name="T18"> </text:span><text:span text:style-name="T23">char</text:span><text:span text:style-name="T18"> </text:span><text:span text:style-name="T24">*</text:span><text:span text:style-name="T18">audio_ptr</text:span><text:span text:style-name="T24">;</text:span><text:span text:style-name="T22">//points to current audio sample</text:span></text:p>
      <text:p text:style-name="P25"><text:span text:style-name="T23">static</text:span><text:span text:style-name="T18"> </text:span><text:span text:style-name="T23">unsigned</text:span><text:span text:style-name="T18"> </text:span><text:span text:style-name="T23">char</text:span><text:span text:style-name="T18"> </text:span><text:span text:style-name="T24">*</text:span><text:span text:style-name="T18">samples</text:span><text:span text:style-name="T24">;</text:span><text:span text:style-name="T22">//points to the beginning of the audio data</text:span></text:p>
      <text:p text:style-name="P25"><text:span text:style-name="T23">static</text:span><text:span text:style-name="T18"> </text:span><text:span text:style-name="T23">int</text:span><text:span text:style-name="T18"> num_samples</text:span><text:span text:style-name="T24">;</text:span><text:span text:style-name="T22">//number of samples in current wav file</text:span></text:p>
      <text:p text:style-name="P25"><text:span text:style-name="T22">//static unsigned short <text:s/>msg_buff[200];//used to hold read IR messages</text:span></text:p>
      <text:p text:style-name="P25"><text:span text:style-name="T23">char</text:span><text:span text:style-name="T18"> msg_buff</text:span><text:span text:style-name="T24">[</text:span><text:span text:style-name="T25">200</text:span><text:span text:style-name="T24">];</text:span></text:p>
      <text:p text:style-name="P25"><text:span text:style-name="T22">/*audio playback mode settings*/</text:span></text:p>
      <text:p text:style-name="P25"><text:span text:style-name="T23">int</text:span><text:span text:style-name="T18"> vol_setting</text:span><text:span text:style-name="T24">,</text:span><text:span text:style-name="T18"> playback_rate</text:span><text:span text:style-name="T24">,</text:span><text:span text:style-name="T18"> mono_setting</text:span><text:span text:style-name="T24">,</text:span><text:span text:style-name="T18"> pr_val</text:span><text:span text:style-name="T24">;</text:span><text:span text:style-name="T18"> </text:span><text:span text:style-name="T22">//hold current audio settings</text:span></text:p>
      <text:p text:style-name="P25"><text:span text:style-name="T23">unsigned</text:span><text:span text:style-name="T18"> </text:span><text:span text:style-name="T23">int</text:span><text:span text:style-name="T18"> </text:span><text:span text:style-name="T24">*</text:span><text:span text:style-name="T18">setting_ptr1</text:span><text:span text:style-name="T24">,</text:span><text:span text:style-name="T18"> </text:span><text:span text:style-name="T24">*</text:span><text:span text:style-name="T18">setting_ptr2</text:span><text:span text:style-name="T24">;</text:span></text:p>
      <text:p text:style-name="P25"><text:span text:style-name="T23">static</text:span><text:span text:style-name="T18"> </text:span><text:span text:style-name="T23">int</text:span><text:span text:style-name="T18"> play_audio </text:span><text:span text:style-name="T24">=</text:span><text:span text:style-name="T18"> </text:span><text:span text:style-name="T25">0</text:span><text:span text:style-name="T24">;</text:span><text:span text:style-name="T22">//play flag</text:span></text:p>
      <text:p text:style-name="P25"><text:span text:style-name="T22">//static int stop_audio = 1;//stop flag</text:span></text:p>
      <text:p text:style-name="P25"><text:span text:style-name="T23">static</text:span><text:span text:style-name="T18"> </text:span><text:span text:style-name="T23">int</text:span><text:span text:style-name="T18"> completion_mode </text:span><text:span text:style-name="T24">=</text:span><text:span text:style-name="T18"> </text:span><text:span text:style-name="T25">1</text:span><text:span text:style-name="T24">;</text:span><text:span text:style-name="T18"> </text:span><text:span text:style-name="T22">//0=stop,1=repeat,2=forward,3=reverse</text:span></text:p>
      <text:p text:style-name="P25"><text:span text:style-name="T23">static</text:span><text:span text:style-name="T18"> </text:span><text:span text:style-name="T23">int</text:span><text:span text:style-name="T18"> mute_audio </text:span><text:span text:style-name="T24">=</text:span><text:span text:style-name="T18"> </text:span><text:span text:style-name="T25">0</text:span><text:span text:style-name="T24">;</text:span><text:span text:style-name="T22">//mute flag</text:span></text:p>
      <text:p text:style-name="P25"><text:span text:style-name="T23">static</text:span><text:span text:style-name="T18"> </text:span><text:span text:style-name="T23">int</text:span><text:span text:style-name="T18"> channel_up </text:span><text:span text:style-name="T24">=</text:span><text:span text:style-name="T18"> </text:span><text:span text:style-name="T25">0</text:span><text:span text:style-name="T24">;</text:span><text:span text:style-name="T22">//channel up flag</text:span></text:p>
      <text:p text:style-name="P25"><text:soft-page-break/><text:span text:style-name="T23">static</text:span><text:span text:style-name="T18"> </text:span><text:span text:style-name="T23">int</text:span><text:span text:style-name="T18"> channel_down </text:span><text:span text:style-name="T24">=</text:span><text:span text:style-name="T18"> </text:span><text:span text:style-name="T25">0</text:span><text:span text:style-name="T24">;</text:span><text:span text:style-name="T22">//channel down flag</text:span></text:p>
      <text:p text:style-name="P25"><text:span text:style-name="T23">static</text:span><text:span text:style-name="T18"> </text:span><text:span text:style-name="T23">int</text:span><text:span text:style-name="T18"> volume_up </text:span><text:span text:style-name="T24">=</text:span><text:span text:style-name="T18"> </text:span><text:span text:style-name="T25">0</text:span><text:span text:style-name="T24">;</text:span><text:span text:style-name="T22">//volume up flag</text:span></text:p>
      <text:p text:style-name="P25"><text:span text:style-name="T23">static</text:span><text:span text:style-name="T18"> </text:span><text:span text:style-name="T23">int</text:span><text:span text:style-name="T18"> volume_down </text:span><text:span text:style-name="T24">=</text:span><text:span text:style-name="T18"> </text:span><text:span text:style-name="T25">0</text:span><text:span text:style-name="T24">;</text:span><text:span text:style-name="T22">//volume down flag</text:span></text:p>
      <text:p text:style-name="P26"/>
      <text:p text:style-name="P25"><text:span text:style-name="T23">static</text:span><text:span text:style-name="T18"> </text:span><text:span text:style-name="T23">int</text:span><text:span text:style-name="T18"> num</text:span><text:span text:style-name="T24">=</text:span><text:span text:style-name="T25">0</text:span><text:span text:style-name="T24">;</text:span></text:p>
      <text:p text:style-name="P25"><text:span text:style-name="T23">static</text:span><text:span text:style-name="T18"> </text:span><text:span text:style-name="T23">int</text:span><text:span text:style-name="T18"> new_file </text:span><text:span text:style-name="T24">=</text:span><text:span text:style-name="T18"> </text:span><text:span text:style-name="T25">0</text:span><text:span text:style-name="T24">;</text:span></text:p>
      <text:p text:style-name="P26"/>
      <text:p text:style-name="P25"><text:span text:style-name="T23">static</text:span><text:span text:style-name="T18"> </text:span><text:span text:style-name="T23">unsigned</text:span><text:span text:style-name="T18"> </text:span><text:span text:style-name="T23">short</text:span><text:span text:style-name="T18"> current_volume </text:span><text:span text:style-name="T24">=</text:span><text:span text:style-name="T18"> AC97_VOL_ATTN_0_DB</text:span><text:span text:style-name="T24">;</text:span></text:p>
      <text:p text:style-name="P26"/>
      <text:p text:style-name="P26"/>
      <text:p text:style-name="P25"><text:span text:style-name="T23">int</text:span><text:span text:style-name="T18"> main</text:span><text:span text:style-name="T24">()</text:span></text:p>
      <text:p text:style-name="P25"><text:span text:style-name="T24">{</text:span></text:p>
      <text:p text:style-name="P25"><text:span text:style-name="T18"><text:s text:c="2"/></text:span><text:span text:style-name="T23">int</text:span><text:span text:style-name="T18"> i</text:span><text:span text:style-name="T24">;</text:span><text:span text:style-name="T18"> </text:span><text:span text:style-name="T22">//loop variable</text:span></text:p>
      <text:p text:style-name="P25"><text:span text:style-name="T18"><text:s text:c="2"/></text:span><text:span text:style-name="T23">unsigned</text:span><text:span text:style-name="T18"> </text:span><text:span text:style-name="T23">short</text:span><text:span text:style-name="T18"> user_input</text:span><text:span text:style-name="T24">;</text:span></text:p>
      <text:p text:style-name="P25"><text:span text:style-name="T18"><text:s text:c="2"/></text:span><text:span text:style-name="T23">int</text:span><text:span text:style-name="T18"> ir_read_bytes</text:span><text:span text:style-name="T24">,</text:span><text:span text:style-name="T18"> audio_write_bytes</text:span><text:span text:style-name="T24">;</text:span></text:p>
      <text:p text:style-name="P25"><text:span text:style-name="T18"><text:s text:c="2"/></text:span><text:span text:style-name="T23">int</text:span><text:span text:style-name="T18"> quit </text:span><text:span text:style-name="T24">=</text:span><text:span text:style-name="T18"> </text:span><text:span text:style-name="T25">0</text:span><text:span text:style-name="T24">;</text:span><text:span text:style-name="T18"> </text:span><text:span text:style-name="T22">//exit flag</text:span></text:p>
      <text:p text:style-name="P25"><text:span text:style-name="T18"><text:s text:c="2"/></text:span><text:span text:style-name="T22">//counters which handle the multple message problem</text:span></text:p>
      <text:p text:style-name="P25"><text:span text:style-name="T18"><text:s text:c="2"/></text:span><text:span text:style-name="T23">int</text:span><text:span text:style-name="T18"> wait_count </text:span><text:span text:style-name="T24">=</text:span><text:span text:style-name="T18"> </text:span><text:span text:style-name="T25">0</text:span><text:span text:style-name="T24">;</text:span></text:p>
      <text:p text:style-name="P25"><text:span text:style-name="T18"><text:s text:c="2"/></text:span><text:span text:style-name="T23">struct</text:span><text:span text:style-name="T18"> dirent </text:span><text:span text:style-name="T24">**</text:span><text:span text:style-name="T18">namelist</text:span><text:span text:style-name="T24">;</text:span><text:span text:style-name="T22">//structure pointer for reading directory</text:span></text:p>
      <text:p text:style-name="P25"><text:span text:style-name="T18"><text:s text:c="2"/></text:span><text:span text:style-name="T23">int</text:span><text:span text:style-name="T18"> num_files</text:span><text:span text:style-name="T24">;</text:span><text:span text:style-name="T18"> </text:span><text:span text:style-name="T22">//number of wav files contained in directory</text:span></text:p>
      <text:p text:style-name="P25"><text:span text:style-name="T18"><text:s text:c="2"/></text:span><text:span text:style-name="T23">int</text:span><text:span text:style-name="T18"> cur_file</text:span><text:span text:style-name="T24">=</text:span><text:span text:style-name="T25">0</text:span><text:span text:style-name="T24">;</text:span><text:span text:style-name="T18"> </text:span><text:span text:style-name="T22">//index points to wav file currently open</text:span></text:p>
      <text:p text:style-name="P25"><text:span text:style-name="T18"><text:s text:c="2"/></text:span><text:span text:style-name="T23">int</text:span><text:span text:style-name="T18"> nxt_file</text:span><text:span text:style-name="T24">=</text:span><text:span text:style-name="T25">0</text:span><text:span text:style-name="T24">;</text:span></text:p>
      <text:p text:style-name="P25"><text:span text:style-name="T18"><text:s text:c="2"/></text:span></text:p>
      <text:p text:style-name="P25"><text:span text:style-name="T18"><text:s text:c="2"/></text:span><text:span text:style-name="T23">unsigned</text:span><text:span text:style-name="T18"> </text:span><text:span text:style-name="T23">int</text:span><text:span text:style-name="T18"> cmd</text:span><text:span text:style-name="T24">;</text:span></text:p>
      <text:p text:style-name="P25"><text:soft-page-break/><text:span text:style-name="T18"><text:s text:c="2"/></text:span><text:span text:style-name="T23">char</text:span><text:span text:style-name="T18"> buffer</text:span><text:span text:style-name="T24">[</text:span><text:span text:style-name="T25">4000</text:span><text:span text:style-name="T24">];</text:span></text:p>
      <text:p text:style-name="P25"><text:span text:style-name="T18"><text:s text:c="2"/></text:span><text:span text:style-name="T22">//char buffer_ir[200]={0};//a 200 byte buffer in user space</text:span></text:p>
      <text:p text:style-name="P25"><text:span text:style-name="T18"><text:s text:c="2"/></text:span><text:span text:style-name="T23">int</text:span><text:span text:style-name="T18"> result</text:span><text:span text:style-name="T24">;</text:span></text:p>
      <text:p text:style-name="P26"/>
      <text:p text:style-name="P25"><text:span text:style-name="T18"><text:s text:c="2"/></text:span><text:span text:style-name="T22">/*scan current directory for wav files and provide them in alphabetical order*/</text:span></text:p>
      <text:p text:style-name="P25"><text:span text:style-name="T18"><text:s text:c="2"/>num_files </text:span><text:span text:style-name="T24">=</text:span><text:span text:style-name="T18"> scandir</text:span><text:span text:style-name="T24">(</text:span><text:span text:style-name="T26">"."</text:span><text:span text:style-name="T24">,</text:span><text:span text:style-name="T18"> </text:span><text:span text:style-name="T24">&amp;</text:span><text:span text:style-name="T18">namelist</text:span><text:span text:style-name="T24">,</text:span><text:span text:style-name="T18"> wav_file_filter</text:span><text:span text:style-name="T24">,</text:span><text:span text:style-name="T18"> alphasort</text:span><text:span text:style-name="T24">);</text:span></text:p>
      <text:p text:style-name="P25"><text:span text:style-name="T18"><text:s text:c="2"/></text:span><text:span text:style-name="T27">if</text:span><text:span text:style-name="T24">(</text:span><text:span text:style-name="T18">num_files </text:span><text:span text:style-name="T24">&lt;</text:span><text:span text:style-name="T18"> </text:span><text:span text:style-name="T25">0</text:span><text:span text:style-name="T24">)</text:span><text:span text:style-name="T18"> </text:span><text:span text:style-name="T22">//handle errors</text:span></text:p>
      <text:p text:style-name="P25"><text:span text:style-name="T18"><text:s text:c="2"/></text:span><text:span text:style-name="T24">{</text:span></text:p>
      <text:p text:style-name="P25"><text:span text:style-name="T18"><text:s text:c="4"/>perror</text:span><text:span text:style-name="T24">(</text:span><text:span text:style-name="T26">"scandir"</text:span><text:span text:style-name="T24">);</text:span></text:p>
      <text:p text:style-name="P25"><text:span text:style-name="T18"><text:s text:c="6"/></text:span><text:span text:style-name="T27">return</text:span><text:span text:style-name="T18"> </text:span><text:span text:style-name="T24">-</text:span><text:span text:style-name="T25">1</text:span><text:span text:style-name="T24">;</text:span></text:p>
      <text:p text:style-name="P25"><text:span text:style-name="T18"><text:s text:c="2"/></text:span><text:span text:style-name="T24">}</text:span></text:p>
      <text:p text:style-name="P26"/>
      <text:p text:style-name="P25"><text:span text:style-name="T18"><text:s text:c="2"/></text:span><text:span text:style-name="T22">/*open ir device file*/</text:span><text:span text:style-name="T18"> </text:span></text:p>
      <text:p text:style-name="P25"><text:span text:style-name="T18"><text:s text:c="2"/>fd_ir </text:span><text:span text:style-name="T24">=</text:span><text:span text:style-name="T18"> open</text:span><text:span text:style-name="T24">(</text:span><text:span text:style-name="T26">"/dev/irq_test"</text:span><text:span text:style-name="T24">,</text:span><text:span text:style-name="T18"> O_RDWR</text:span><text:span text:style-name="T24">);</text:span></text:p>
      <text:p text:style-name="P25"><text:span text:style-name="T18"><text:s text:c="2"/></text:span><text:span text:style-name="T22">/*handle error opening file*/</text:span></text:p>
      <text:p text:style-name="P25"><text:span text:style-name="T18"><text:s text:c="2"/></text:span><text:span text:style-name="T27">if</text:span><text:span text:style-name="T24">(</text:span><text:span text:style-name="T18">fd_ir</text:span><text:span text:style-name="T24">&lt;</text:span><text:span text:style-name="T25">0</text:span><text:span text:style-name="T24">)</text:span></text:p>
      <text:p text:style-name="P25"><text:span text:style-name="T18"><text:s text:c="2"/></text:span><text:span text:style-name="T24">{</text:span></text:p>
      <text:p text:style-name="P25"><text:span text:style-name="T18"><text:s text:c="4"/>printf</text:span><text:span text:style-name="T24">(</text:span><text:span text:style-name="T26">"Failed to open ir device!\n"</text:span><text:span text:style-name="T24">);</text:span></text:p>
      <text:p text:style-name="P25"><text:span text:style-name="T18"><text:s text:c="4"/></text:span><text:span text:style-name="T27">return</text:span><text:span text:style-name="T18"> </text:span><text:span text:style-name="T24">-</text:span><text:span text:style-name="T25">1</text:span><text:span text:style-name="T24">;</text:span></text:p>
      <text:p text:style-name="P25"><text:span text:style-name="T18"><text:s text:c="2"/></text:span><text:span text:style-name="T24">}</text:span></text:p>
      <text:p text:style-name="P26"/>
      <text:p text:style-name="P25"><text:span text:style-name="T18"><text:s text:c="2"/></text:span><text:span text:style-name="T22">/*open audio device file */</text:span></text:p>
      <text:p text:style-name="P25"><text:span text:style-name="T18"><text:s text:c="2"/>fd_out </text:span><text:span text:style-name="T24">=</text:span><text:span text:style-name="T18"> open</text:span><text:span text:style-name="T24">(</text:span><text:span text:style-name="T26">"/dev/xac97"</text:span><text:span text:style-name="T24">,</text:span><text:span text:style-name="T18"> O_RDWR</text:span><text:span text:style-name="T24">);</text:span><text:span text:style-name="T18"> <text:s/></text:span></text:p>
      <text:p text:style-name="P25"><text:span text:style-name="T18"><text:s text:c="2"/></text:span><text:span text:style-name="T22">/* handle error opening file */</text:span></text:p>
      <text:p text:style-name="P25"><text:soft-page-break/><text:span text:style-name="T18"><text:s text:c="2"/></text:span><text:span text:style-name="T27">if</text:span><text:span text:style-name="T18"> </text:span><text:span text:style-name="T24">(</text:span><text:span text:style-name="T18">fd_out </text:span><text:span text:style-name="T24">&lt;</text:span><text:span text:style-name="T18"> </text:span><text:span text:style-name="T25">0</text:span><text:span text:style-name="T24">)</text:span></text:p>
      <text:p text:style-name="P25"><text:span text:style-name="T18"><text:s text:c="2"/></text:span><text:span text:style-name="T24">{</text:span></text:p>
      <text:p text:style-name="P25"><text:span text:style-name="T18"><text:s text:c="4"/>printf</text:span><text:span text:style-name="T24">(</text:span><text:span text:style-name="T26">"Failed to open ac97 device file!\n"</text:span><text:span text:style-name="T24">);</text:span></text:p>
      <text:p text:style-name="P25"><text:span text:style-name="T18"><text:s text:c="4"/></text:span><text:span text:style-name="T27">return</text:span><text:span text:style-name="T18"> </text:span><text:span text:style-name="T24">-</text:span><text:span text:style-name="T25">1</text:span><text:span text:style-name="T24">;</text:span></text:p>
      <text:p text:style-name="P25"><text:span text:style-name="T18"><text:s text:c="2"/></text:span><text:span text:style-name="T24">}</text:span></text:p>
      <text:p text:style-name="P26"/>
      <text:p text:style-name="P26"/>
      <text:p text:style-name="P26"/>
      <text:p text:style-name="P25"><text:span text:style-name="T18"><text:s text:c="2"/></text:span><text:span text:style-name="T22">// for test</text:span></text:p>
      <text:p text:style-name="P25"><text:span text:style-name="T18"><text:s text:c="2"/>printf</text:span><text:span text:style-name="T24">(</text:span><text:span text:style-name="T26">"Before opening\n"</text:span><text:span text:style-name="T24">);</text:span></text:p>
      <text:p text:style-name="P26"/>
      <text:p text:style-name="P25"><text:span text:style-name="T18"><text:s text:c="2"/></text:span><text:span text:style-name="T22">/*initially open first wav file*/</text:span></text:p>
      <text:p text:style-name="P25"><text:span text:style-name="T18"><text:s text:c="2"/></text:span><text:span text:style-name="T22">/*open and mmap file, check for valid file, and adjust codec*/</text:span></text:p>
      <text:p text:style-name="P25"><text:span text:style-name="T18"><text:s text:c="2"/>printf</text:span><text:span text:style-name="T24">(</text:span><text:span text:style-name="T26">"Opening %s\n"</text:span><text:span text:style-name="T24">,</text:span><text:span text:style-name="T18"> namelist</text:span><text:span text:style-name="T24">[</text:span><text:span text:style-name="T18">cur_file</text:span><text:span text:style-name="T24">]-&gt;</text:span><text:span text:style-name="T18">d_name</text:span><text:span text:style-name="T24">);</text:span></text:p>
      <text:p text:style-name="P25"><text:span text:style-name="T18"><text:s text:c="2"/></text:span><text:span text:style-name="T27">if</text:span><text:span text:style-name="T24">(</text:span><text:span text:style-name="T18">open_wav_file</text:span><text:span text:style-name="T24">(</text:span><text:span text:style-name="T18">namelist</text:span><text:span text:style-name="T24">[</text:span><text:span text:style-name="T18">cur_file</text:span><text:span text:style-name="T24">]-&gt;</text:span><text:span text:style-name="T18">d_name</text:span><text:span text:style-name="T24">)&lt;</text:span><text:span text:style-name="T25">0</text:span><text:span text:style-name="T24">)</text:span></text:p>
      <text:p text:style-name="P25"><text:span text:style-name="T18"><text:s text:c="4"/></text:span><text:span text:style-name="T27">return</text:span><text:span text:style-name="T18"> </text:span><text:span text:style-name="T24">-</text:span><text:span text:style-name="T25">1</text:span><text:span text:style-name="T24">;</text:span><text:span text:style-name="T22">//if error opening</text:span></text:p>
      <text:p text:style-name="P25"><text:span text:style-name="T18"><text:s text:c="2"/></text:span></text:p>
      <text:p text:style-name="P25"><text:span text:style-name="T18"><text:s text:c="2"/></text:span><text:span text:style-name="T27">while</text:span><text:span text:style-name="T24">(</text:span><text:span text:style-name="T18">quit </text:span><text:span text:style-name="T24">!=</text:span><text:span text:style-name="T18"> </text:span><text:span text:style-name="T25">1</text:span><text:span text:style-name="T24">)</text:span><text:span text:style-name="T18"> </text:span><text:span text:style-name="T22">//continue until killed</text:span></text:p>
      <text:p text:style-name="P25"><text:span text:style-name="T18"><text:s text:c="2"/></text:span><text:span text:style-name="T24">{</text:span><text:span text:style-name="T18"> <text:s text:c="2"/></text:span></text:p>
      <text:p text:style-name="P25"><text:span text:style-name="T18"><text:s text:c="4"/></text:span></text:p>
      <text:p text:style-name="P25"><text:span text:style-name="T18"><text:s text:c="4"/></text:span><text:span text:style-name="T22">/*if file selection changed load in a new file*/</text:span></text:p>
      <text:p text:style-name="P25"><text:span text:style-name="T18"><text:s text:c="4"/></text:span><text:span text:style-name="T27">if</text:span><text:span text:style-name="T24">(</text:span><text:span text:style-name="T18">nxt_file </text:span><text:span text:style-name="T24">!=</text:span><text:span text:style-name="T18"> cur_file </text:span><text:span text:style-name="T24">&amp;&amp;</text:span><text:span text:style-name="T18"> new_file</text:span><text:span text:style-name="T24">==</text:span><text:span text:style-name="T25">1</text:span><text:span text:style-name="T24">)</text:span></text:p>
      <text:p text:style-name="P25"><text:span text:style-name="T18"><text:s text:c="4"/></text:span><text:span text:style-name="T22">//if( nxt_file != cur_file)</text:span></text:p>
      <text:p text:style-name="P25"><text:span text:style-name="T18"><text:s text:c="4"/></text:span><text:span text:style-name="T24">{</text:span></text:p>
      <text:p text:style-name="P25"><text:soft-page-break/><text:span text:style-name="T18"><text:s text:c="6"/>new_file </text:span><text:span text:style-name="T24">=</text:span><text:span text:style-name="T18"> </text:span><text:span text:style-name="T25">0</text:span><text:span text:style-name="T24">;</text:span></text:p>
      <text:p text:style-name="P25"><text:span text:style-name="T18"><text:s text:c="6"/>num </text:span><text:span text:style-name="T24">=</text:span><text:span text:style-name="T18"> </text:span><text:span text:style-name="T25">0</text:span><text:span text:style-name="T24">;</text:span></text:p>
      <text:p text:style-name="P25"><text:span text:style-name="T18"><text:s text:c="6"/></text:span><text:span text:style-name="T22">//*munmap current mapping*/</text:span></text:p>
      <text:p text:style-name="P25"><text:span text:style-name="T18"><text:s text:c="6"/>munmap</text:span><text:span text:style-name="T24">(</text:span><text:span text:style-name="T18">contents</text:span><text:span text:style-name="T24">,</text:span><text:span text:style-name="T18"> file_info</text:span><text:span text:style-name="T24">.</text:span><text:span text:style-name="T18">st_size</text:span><text:span text:style-name="T24">);</text:span></text:p>
      <text:p text:style-name="P25"><text:span text:style-name="T18"><text:s text:c="6"/></text:span><text:span text:style-name="T22">/*close currently opened file*/</text:span></text:p>
      <text:p text:style-name="P25"><text:span text:style-name="T18"><text:s text:c="6"/>close</text:span><text:span text:style-name="T24">(</text:span><text:span text:style-name="T18">fd_in</text:span><text:span text:style-name="T24">);</text:span></text:p>
      <text:p text:style-name="P25"><text:span text:style-name="T18"><text:s text:c="6"/>printf</text:span><text:span text:style-name="T24">(</text:span><text:span text:style-name="T26">"Opening %s\n"</text:span><text:span text:style-name="T24">,</text:span><text:span text:style-name="T18"> namelist</text:span><text:span text:style-name="T24">[</text:span><text:span text:style-name="T18">nxt_file</text:span><text:span text:style-name="T24">]-&gt;</text:span><text:span text:style-name="T18">d_name</text:span><text:span text:style-name="T24">);</text:span></text:p>
      <text:p text:style-name="P25"><text:span text:style-name="T18"><text:s text:c="6"/></text:span><text:span text:style-name="T22">/*open and mmap file, check for valid file, and adjust codec*/</text:span></text:p>
      <text:p text:style-name="P25"><text:span text:style-name="T18"><text:s text:c="6"/></text:span><text:span text:style-name="T27">if</text:span><text:span text:style-name="T24">(</text:span><text:span text:style-name="T18">open_wav_file</text:span><text:span text:style-name="T24">(</text:span><text:span text:style-name="T18">namelist</text:span><text:span text:style-name="T24">[</text:span><text:span text:style-name="T18">nxt_file</text:span><text:span text:style-name="T24">]-&gt;</text:span><text:span text:style-name="T18">d_name</text:span><text:span text:style-name="T24">)&lt;</text:span><text:span text:style-name="T25">0</text:span><text:span text:style-name="T24">)</text:span></text:p>
      <text:p text:style-name="P25"><text:span text:style-name="T18"><text:s text:c="8"/></text:span><text:span text:style-name="T27">return</text:span><text:span text:style-name="T18"> </text:span><text:span text:style-name="T24">-</text:span><text:span text:style-name="T25">1</text:span><text:span text:style-name="T24">;</text:span><text:span text:style-name="T22">//if error opening</text:span></text:p>
      <text:p text:style-name="P25"><text:span text:style-name="T18"><text:s text:c="6"/></text:span><text:span text:style-name="T22">/*clear contents already written to audio device*/</text:span></text:p>
      <text:p text:style-name="P25"><text:span text:style-name="T18"><text:s text:c="6"/></text:span><text:span text:style-name="T22">/*update current file index*/</text:span></text:p>
      <text:p text:style-name="P25"><text:span text:style-name="T18"><text:s text:c="6"/>cur_file </text:span><text:span text:style-name="T24">=</text:span><text:span text:style-name="T18"> nxt_file</text:span><text:span text:style-name="T24">;</text:span><text:span text:style-name="T18"> <text:s text:c="4"/></text:span></text:p>
      <text:p text:style-name="P25"><text:span text:style-name="T18"><text:s text:c="4"/></text:span><text:span text:style-name="T24">}</text:span><text:span text:style-name="T18"> <text:s text:c="3"/></text:span></text:p>
      <text:p text:style-name="P26"/>
      <text:p text:style-name="P25"><text:span text:style-name="T18"><text:s text:c="3"/></text:span></text:p>
      <text:p text:style-name="P26"/>
      <text:p text:style-name="P25"><text:span text:style-name="T18"><text:s text:c="4"/>printf</text:span><text:span text:style-name="T24">(</text:span><text:span text:style-name="T26">"play_audio is %d.\n"</text:span><text:span text:style-name="T24">,</text:span><text:span text:style-name="T18"> play_audio</text:span><text:span text:style-name="T24">);</text:span></text:p>
      <text:p text:style-name="P26"/>
      <text:p text:style-name="P25"><text:span text:style-name="T18"><text:s text:c="4"/></text:span><text:span text:style-name="T22">/*copy num_samples worth of samples from wav file to </text:span></text:p>
      <text:p text:style-name="P25"><text:span text:style-name="T22"><text:s text:c="6"/>audio device in repeat mode*/</text:span></text:p>
      <text:p text:style-name="P25"><text:span text:style-name="T18"><text:s text:c="4"/></text:span><text:span text:style-name="T22">//if(play_audio == 1 &amp;&amp; stop_audio == 0)</text:span></text:p>
      <text:p text:style-name="P25"><text:span text:style-name="T18"><text:s text:c="4"/></text:span><text:span text:style-name="T27">if</text:span><text:span text:style-name="T24">(</text:span><text:span text:style-name="T18">play_audio </text:span><text:span text:style-name="T24">==</text:span><text:span text:style-name="T18"> ENABLE_PLAY</text:span><text:span text:style-name="T24">)</text:span></text:p>
      <text:p text:style-name="P25"><text:span text:style-name="T18"><text:s text:c="4"/></text:span><text:span text:style-name="T24">{</text:span></text:p>
      <text:p text:style-name="P25"><text:soft-page-break/><text:span text:style-name="T18"><text:s text:c="6"/>printf</text:span><text:span text:style-name="T24">(</text:span><text:span text:style-name="T26">"It's playing!\n"</text:span><text:span text:style-name="T24">);</text:span></text:p>
      <text:p text:style-name="P25"><text:span text:style-name="T18"><text:s text:c="6"/></text:span><text:span text:style-name="T27">for</text:span><text:span text:style-name="T24">(</text:span><text:span text:style-name="T18">i</text:span><text:span text:style-name="T24">=</text:span><text:span text:style-name="T25">0</text:span><text:span text:style-name="T24">;</text:span><text:span text:style-name="T18"> i</text:span><text:span text:style-name="T24">&lt;</text:span><text:span text:style-name="T18"> </text:span><text:span text:style-name="T25">4000</text:span><text:span text:style-name="T24">;</text:span><text:span text:style-name="T18"> i</text:span><text:span text:style-name="T24">++)</text:span></text:p>
      <text:p text:style-name="P25"><text:span text:style-name="T18"><text:s text:c="6"/></text:span><text:span text:style-name="T24">{</text:span><text:span text:style-name="T18"> </text:span></text:p>
      <text:p text:style-name="P25"><text:span text:style-name="T18"><text:s text:c="8"/>buffer</text:span><text:span text:style-name="T24">[</text:span><text:span text:style-name="T18">i</text:span><text:span text:style-name="T24">]</text:span><text:span text:style-name="T18"> </text:span><text:span text:style-name="T24">=</text:span><text:span text:style-name="T18"> </text:span><text:span text:style-name="T24">*</text:span><text:span text:style-name="T18">audio_ptr</text:span><text:span text:style-name="T24">;</text:span></text:p>
      <text:p text:style-name="P25"><text:span text:style-name="T18"><text:s text:c="8"/>num</text:span><text:span text:style-name="T24">++;</text:span></text:p>
      <text:p text:style-name="P25"><text:span text:style-name="T18"><text:s text:c="8"/>audio_ptr</text:span><text:span text:style-name="T24">++;</text:span></text:p>
      <text:p text:style-name="P25"><text:span text:style-name="T18"><text:s text:c="8"/></text:span><text:span text:style-name="T27">if</text:span><text:span text:style-name="T24">(</text:span><text:span text:style-name="T18">num</text:span><text:span text:style-name="T24">==</text:span><text:span text:style-name="T18">num_samples</text:span><text:span text:style-name="T24">)</text:span></text:p>
      <text:p text:style-name="P25"><text:span text:style-name="T18"><text:s text:c="8"/></text:span><text:span text:style-name="T24">{</text:span></text:p>
      <text:p text:style-name="P25"><text:span text:style-name="T18"><text:s text:c="10"/>num</text:span><text:span text:style-name="T24">=</text:span><text:span text:style-name="T25">0</text:span><text:span text:style-name="T24">;</text:span></text:p>
      <text:p text:style-name="P25"><text:span text:style-name="T18"><text:s text:c="10"/>audio_ptr </text:span><text:span text:style-name="T24">=</text:span><text:span text:style-name="T18"> samples</text:span><text:span text:style-name="T24">;</text:span></text:p>
      <text:p text:style-name="P25"><text:span text:style-name="T18"><text:s text:c="10"/></text:span><text:span text:style-name="T27">break</text:span><text:span text:style-name="T24">;</text:span></text:p>
      <text:p text:style-name="P25"><text:span text:style-name="T18"><text:s text:c="8"/></text:span><text:span text:style-name="T24">}</text:span></text:p>
      <text:p text:style-name="P25"><text:span text:style-name="T18"><text:s text:c="6"/></text:span><text:span text:style-name="T24">}</text:span></text:p>
      <text:p text:style-name="P25"><text:span text:style-name="T18"><text:s text:c="6"/></text:span><text:span text:style-name="T22">//for testing</text:span></text:p>
      <text:p text:style-name="P25"><text:span text:style-name="T18"><text:s text:c="6"/></text:span></text:p>
      <text:p text:style-name="P25"><text:span text:style-name="T18"><text:s text:c="6"/>write</text:span><text:span text:style-name="T24">(</text:span><text:span text:style-name="T18">fd_out</text:span><text:span text:style-name="T24">,</text:span><text:span text:style-name="T18"> buffer</text:span><text:span text:style-name="T24">,</text:span><text:span text:style-name="T18"> </text:span><text:span text:style-name="T25">4000</text:span><text:span text:style-name="T24">);</text:span></text:p>
      <text:p text:style-name="P25"><text:span text:style-name="T18"><text:s text:c="4"/></text:span><text:span text:style-name="T24">}</text:span></text:p>
      <text:p text:style-name="P25"><text:span text:style-name="T18"><text:s text:c="3"/></text:span></text:p>
      <text:p text:style-name="P25"><text:span text:style-name="T18"><text:s text:c="4"/></text:span><text:span text:style-name="T27">else</text:span><text:span text:style-name="T18"> </text:span><text:span text:style-name="T22">// if not writting audio data</text:span></text:p>
      <text:p text:style-name="P25"><text:span text:style-name="T18"><text:s text:c="4"/>usleep</text:span><text:span text:style-name="T24">(</text:span><text:span text:style-name="T25">100000</text:span><text:span text:style-name="T24">);</text:span><text:span text:style-name="T18"> </text:span><text:span text:style-name="T22">// sleep for 100ms</text:span></text:p>
      <text:p text:style-name="P26"/>
      <text:p text:style-name="P25"><text:span text:style-name="T18"><text:s text:c="3"/></text:span></text:p>
      <text:p text:style-name="P25"><text:span text:style-name="T18"><text:s text:c="4"/></text:span><text:span text:style-name="T22">/*read in all messages in queue*/</text:span></text:p>
      <text:p text:style-name="P25"><text:span text:style-name="T18"><text:s text:c="4"/>read</text:span><text:span text:style-name="T24">(</text:span><text:span text:style-name="T18">fd_ir</text:span><text:span text:style-name="T24">,</text:span><text:span text:style-name="T18"> msg_buff</text:span><text:span text:style-name="T24">,</text:span><text:span text:style-name="T18"> </text:span><text:span text:style-name="T25">4</text:span><text:span text:style-name="T24">);</text:span><text:span text:style-name="T18"> <text:s text:c="2"/></text:span></text:p>
      <text:p text:style-name="P25"><text:soft-page-break/><text:span text:style-name="T18"><text:s text:c="3"/></text:span></text:p>
      <text:p text:style-name="P25"><text:span text:style-name="T18"><text:s text:c="4"/></text:span><text:span text:style-name="T22">//convert char to int type</text:span></text:p>
      <text:p text:style-name="P25"><text:span text:style-name="T18"><text:s text:c="4"/>result </text:span><text:span text:style-name="T24">=</text:span><text:span text:style-name="T18"> </text:span><text:span text:style-name="T24">(</text:span><text:span text:style-name="T23">unsigned</text:span><text:span text:style-name="T18"> </text:span><text:span text:style-name="T23">int</text:span><text:span text:style-name="T24">)((</text:span><text:span text:style-name="T23">unsigned</text:span><text:span text:style-name="T18"> </text:span><text:span text:style-name="T23">char</text:span><text:span text:style-name="T24">)</text:span><text:span text:style-name="T18">msg_buff</text:span><text:span text:style-name="T24">[</text:span><text:span text:style-name="T25">3</text:span><text:span text:style-name="T24">])*</text:span><text:span text:style-name="T25">256</text:span><text:span text:style-name="T24">*</text:span><text:span text:style-name="T25">256</text:span><text:span text:style-name="T24">*</text:span><text:span text:style-name="T25">256</text:span><text:span text:style-name="T18"> </text:span><text:span text:style-name="T24">+</text:span><text:span text:style-name="T18"> </text:span></text:p>
      <text:p text:style-name="P25"><text:span text:style-name="T18"><text:s text:c="13"/></text:span><text:span text:style-name="T24">(</text:span><text:span text:style-name="T23">unsigned</text:span><text:span text:style-name="T18"> </text:span><text:span text:style-name="T23">int</text:span><text:span text:style-name="T24">)((</text:span><text:span text:style-name="T23">unsigned</text:span><text:span text:style-name="T18"> </text:span><text:span text:style-name="T23">char</text:span><text:span text:style-name="T24">)</text:span><text:span text:style-name="T18">msg_buff</text:span><text:span text:style-name="T24">[</text:span><text:span text:style-name="T25">2</text:span><text:span text:style-name="T24">])*</text:span><text:span text:style-name="T25">256</text:span><text:span text:style-name="T24">*</text:span><text:span text:style-name="T25">256</text:span><text:span text:style-name="T18"> </text:span><text:span text:style-name="T24">+</text:span><text:span text:style-name="T18"> </text:span></text:p>
      <text:p text:style-name="P25"><text:span text:style-name="T18"><text:s text:c="13"/></text:span><text:span text:style-name="T24">(</text:span><text:span text:style-name="T23">unsigned</text:span><text:span text:style-name="T18"> </text:span><text:span text:style-name="T23">int</text:span><text:span text:style-name="T24">)((</text:span><text:span text:style-name="T23">unsigned</text:span><text:span text:style-name="T18"> </text:span><text:span text:style-name="T23">char</text:span><text:span text:style-name="T24">)</text:span><text:span text:style-name="T18">msg_buff</text:span><text:span text:style-name="T24">[</text:span><text:span text:style-name="T25">1</text:span><text:span text:style-name="T24">])*</text:span><text:span text:style-name="T25">256</text:span><text:span text:style-name="T18"> </text:span><text:span text:style-name="T24">+</text:span><text:span text:style-name="T18"> </text:span></text:p>
      <text:p text:style-name="P25"><text:span text:style-name="T18"><text:s text:c="13"/></text:span><text:span text:style-name="T24">(</text:span><text:span text:style-name="T23">unsigned</text:span><text:span text:style-name="T18"> </text:span><text:span text:style-name="T23">int</text:span><text:span text:style-name="T24">)((</text:span><text:span text:style-name="T23">unsigned</text:span><text:span text:style-name="T18"> </text:span><text:span text:style-name="T23">char</text:span><text:span text:style-name="T24">)</text:span><text:span text:style-name="T18">msg_buff</text:span><text:span text:style-name="T24">[</text:span><text:span text:style-name="T25">0</text:span><text:span text:style-name="T24">]);</text:span></text:p>
      <text:p text:style-name="P25"><text:span text:style-name="T18"><text:s text:c="4"/>printf</text:span><text:span text:style-name="T24">(</text:span><text:span text:style-name="T26">"Decoded message : 0x%x\n"</text:span><text:span text:style-name="T24">,</text:span><text:span text:style-name="T18"> result</text:span><text:span text:style-name="T24">);</text:span><text:span text:style-name="T18"> <text:s/></text:span></text:p>
      <text:p text:style-name="P26"/>
      <text:p text:style-name="P25"><text:span text:style-name="T18"><text:s text:c="4"/></text:span></text:p>
      <text:p text:style-name="P25"><text:span text:style-name="T18"><text:s text:c="4"/></text:span><text:span text:style-name="T27">switch</text:span><text:span text:style-name="T24">(</text:span><text:span text:style-name="T18">result</text:span><text:span text:style-name="T24">)</text:span></text:p>
      <text:p text:style-name="P25"><text:span text:style-name="T18"><text:s text:c="4"/></text:span><text:span text:style-name="T24">{</text:span></text:p>
      <text:p text:style-name="P26"/>
      <text:p text:style-name="P25"><text:span text:style-name="T18"><text:s text:c="4"/></text:span></text:p>
      <text:p text:style-name="P25"><text:span text:style-name="T18"><text:s text:c="6"/></text:span><text:span text:style-name="T22">/*change the volume*/</text:span></text:p>
      <text:p text:style-name="P25"><text:span text:style-name="T18"><text:s text:c="6"/></text:span><text:span text:style-name="T22">//when volume up is pressed</text:span></text:p>
      <text:p text:style-name="P25"><text:span text:style-name="T18"><text:s text:c="6"/></text:span><text:span text:style-name="T27">case</text:span><text:span text:style-name="T18"> </text:span><text:span text:style-name="T25">0x92000000</text:span><text:span text:style-name="T24">:</text:span></text:p>
      <text:p text:style-name="P25"><text:span text:style-name="T18"><text:s text:c="8"/>printf</text:span><text:span text:style-name="T24">(</text:span><text:span text:style-name="T26">"volume up\n"</text:span><text:span text:style-name="T24">);</text:span></text:p>
      <text:p text:style-name="P25"><text:span text:style-name="T18"><text:s text:c="8"/></text:span><text:span text:style-name="T27">if</text:span><text:span text:style-name="T24">(</text:span><text:span text:style-name="T18">volume_up</text:span><text:span text:style-name="T24">==</text:span><text:span text:style-name="T25">0</text:span><text:span text:style-name="T24">)</text:span></text:p>
      <text:p text:style-name="P25"><text:span text:style-name="T18"><text:s text:c="8"/></text:span><text:span text:style-name="T24">{</text:span></text:p>
      <text:p text:style-name="P25"><text:span text:style-name="T18"><text:s text:c="10"/></text:span><text:span text:style-name="T27">if</text:span><text:span text:style-name="T24">(</text:span><text:span text:style-name="T18">current_volume</text:span><text:span text:style-name="T24">==</text:span><text:span text:style-name="T18">AC97_VOL_ATTN_0_DB</text:span><text:span text:style-name="T24">)</text:span></text:p>
      <text:p text:style-name="P25"><text:span text:style-name="T18"><text:s text:c="12"/>current_volume </text:span><text:span text:style-name="T24">=</text:span><text:span text:style-name="T18"> AC97_VOL_ATTN_0_DB</text:span><text:span text:style-name="T24">;</text:span></text:p>
      <text:p text:style-name="P25"><text:span text:style-name="T18"><text:s text:c="10"/></text:span><text:span text:style-name="T27">else</text:span></text:p>
      <text:p text:style-name="P25"><text:span text:style-name="T18"><text:s text:c="12"/>current_volume </text:span><text:span text:style-name="T24">=</text:span><text:span text:style-name="T18"> current_volume </text:span><text:span text:style-name="T24">-</text:span><text:span text:style-name="T18"> AC97_VOL_ATTN_DELTA_DB</text:span><text:span text:style-name="T24">;</text:span></text:p>
      <text:p text:style-name="P25"><text:span text:style-name="T18"><text:s text:c="10"/>volume_up </text:span><text:span text:style-name="T24">=</text:span><text:span text:style-name="T18"> </text:span><text:span text:style-name="T25">1</text:span><text:span text:style-name="T24">;</text:span></text:p>
      <text:p text:style-name="P25"><text:soft-page-break/><text:span text:style-name="T18"><text:s text:c="8"/></text:span><text:span text:style-name="T24">}</text:span></text:p>
      <text:p text:style-name="P25"><text:span text:style-name="T18"><text:s text:c="8"/></text:span><text:span text:style-name="T27">else</text:span><text:span text:style-name="T18"> </text:span><text:span text:style-name="T27">if</text:span><text:span text:style-name="T24">(</text:span><text:span text:style-name="T18">wait_count </text:span><text:span text:style-name="T24">==</text:span><text:span text:style-name="T18"> </text:span><text:span text:style-name="T25">0</text:span><text:span text:style-name="T24">)</text:span></text:p>
      <text:p text:style-name="P25"><text:span text:style-name="T18"><text:s text:c="8"/></text:span><text:span text:style-name="T24">{</text:span></text:p>
      <text:p text:style-name="P25"><text:span text:style-name="T18"><text:s text:c="10"/>volume_up </text:span><text:span text:style-name="T24">=</text:span><text:span text:style-name="T18"> </text:span><text:span text:style-name="T25">0</text:span><text:span text:style-name="T24">;</text:span></text:p>
      <text:p text:style-name="P25"><text:span text:style-name="T18"><text:s text:c="8"/></text:span><text:span text:style-name="T24">}</text:span></text:p>
      <text:p text:style-name="P25"><text:span text:style-name="T18"><text:s text:c="8"/>val </text:span><text:span text:style-name="T24">=</text:span><text:span text:style-name="T18"> current_volume</text:span><text:span text:style-name="T24">;</text:span></text:p>
      <text:p text:style-name="P25"><text:span text:style-name="T18"><text:s text:c="8"/>val_ptr </text:span><text:span text:style-name="T24">=</text:span><text:span text:style-name="T18"> </text:span><text:span text:style-name="T24">&amp;</text:span><text:span text:style-name="T18">val</text:span><text:span text:style-name="T24">;</text:span></text:p>
      <text:p text:style-name="P25"><text:span text:style-name="T18"><text:s text:c="8"/>ioctl</text:span><text:span text:style-name="T24">(</text:span><text:span text:style-name="T18">fd_out</text:span><text:span text:style-name="T24">,</text:span><text:span text:style-name="T18">ADJUST_AUX_VOL</text:span><text:span text:style-name="T24">,</text:span><text:span text:style-name="T18">val_ptr</text:span><text:span text:style-name="T24">);</text:span></text:p>
      <text:p text:style-name="P25"><text:span text:style-name="T18"><text:s text:c="8"/></text:span><text:span text:style-name="T27">break</text:span><text:span text:style-name="T24">;</text:span></text:p>
      <text:p text:style-name="P26"/>
      <text:p text:style-name="P25"><text:span text:style-name="T18"><text:s text:c="6"/></text:span><text:span text:style-name="T22">//when volume down is pressed</text:span></text:p>
      <text:p text:style-name="P25"><text:span text:style-name="T18"><text:s text:c="6"/></text:span><text:span text:style-name="T27">case</text:span><text:span text:style-name="T18"> </text:span><text:span text:style-name="T25">0x93000000</text:span><text:span text:style-name="T24">:</text:span></text:p>
      <text:p text:style-name="P25"><text:span text:style-name="T18"><text:s text:c="4"/>printf</text:span><text:span text:style-name="T24">(</text:span><text:span text:style-name="T26">"volume down\n"</text:span><text:span text:style-name="T24">);</text:span></text:p>
      <text:p text:style-name="P25"><text:span text:style-name="T18"><text:s text:c="8"/></text:span><text:span text:style-name="T27">if</text:span><text:span text:style-name="T24">(</text:span><text:span text:style-name="T18">volume_down</text:span><text:span text:style-name="T24">==</text:span><text:span text:style-name="T25">0</text:span><text:span text:style-name="T24">)</text:span></text:p>
      <text:p text:style-name="P25"><text:span text:style-name="T18"><text:s text:c="8"/></text:span><text:span text:style-name="T24">{</text:span></text:p>
      <text:p text:style-name="P25"><text:span text:style-name="T18"><text:s text:c="10"/></text:span><text:span text:style-name="T27">if</text:span><text:span text:style-name="T24">(</text:span><text:span text:style-name="T18">current_volume</text:span><text:span text:style-name="T24">==</text:span><text:span text:style-name="T18">AC97_VOL_ATTN_46_0_DB</text:span><text:span text:style-name="T24">)</text:span><text:span text:style-name="T22">// the lowest sound</text:span></text:p>
      <text:p text:style-name="P25"><text:span text:style-name="T18"><text:s text:c="12"/>current_volume </text:span><text:span text:style-name="T24">=</text:span><text:span text:style-name="T18"> AC97_VOL_ATTN_46_0_DB </text:span><text:span text:style-name="T24">;</text:span></text:p>
      <text:p text:style-name="P25"><text:span text:style-name="T18"><text:s text:c="10"/></text:span><text:span text:style-name="T27">else</text:span></text:p>
      <text:p text:style-name="P25"><text:span text:style-name="T18"><text:s text:c="12"/>current_volume </text:span><text:span text:style-name="T24">=</text:span><text:span text:style-name="T18"> current_volume </text:span><text:span text:style-name="T24">+</text:span><text:span text:style-name="T18"> AC97_VOL_ATTN_DELTA_DB</text:span><text:span text:style-name="T24">;</text:span></text:p>
      <text:p text:style-name="P25"><text:span text:style-name="T18"><text:s text:c="10"/>volume_down </text:span><text:span text:style-name="T24">=</text:span><text:span text:style-name="T18"> </text:span><text:span text:style-name="T25">1</text:span><text:span text:style-name="T24">;</text:span></text:p>
      <text:p text:style-name="P25"><text:span text:style-name="T18"><text:s text:c="8"/></text:span><text:span text:style-name="T24">}</text:span></text:p>
      <text:p text:style-name="P25"><text:span text:style-name="T18"><text:s text:c="8"/></text:span><text:span text:style-name="T27">else</text:span><text:span text:style-name="T18"> </text:span><text:span text:style-name="T27">if</text:span><text:span text:style-name="T24">(</text:span><text:span text:style-name="T18">wait_count </text:span><text:span text:style-name="T24">==</text:span><text:span text:style-name="T18"> </text:span><text:span text:style-name="T25">0</text:span><text:span text:style-name="T24">)</text:span></text:p>
      <text:p text:style-name="P25"><text:span text:style-name="T18"><text:s text:c="8"/></text:span><text:span text:style-name="T24">{</text:span></text:p>
      <text:p text:style-name="P25"><text:span text:style-name="T18"><text:s text:c="10"/>volume_down </text:span><text:span text:style-name="T24">=</text:span><text:span text:style-name="T18"> </text:span><text:span text:style-name="T25">0</text:span><text:span text:style-name="T24">;</text:span></text:p>
      <text:p text:style-name="P25"><text:soft-page-break/><text:span text:style-name="T18"><text:s text:c="8"/></text:span><text:span text:style-name="T24">}</text:span></text:p>
      <text:p text:style-name="P25"><text:span text:style-name="T18"><text:s text:c="8"/>val </text:span><text:span text:style-name="T24">=</text:span><text:span text:style-name="T18"> current_volume</text:span><text:span text:style-name="T24">;</text:span></text:p>
      <text:p text:style-name="P25"><text:span text:style-name="T18"><text:s text:c="8"/>val_ptr </text:span><text:span text:style-name="T24">=</text:span><text:span text:style-name="T18"> </text:span><text:span text:style-name="T24">&amp;</text:span><text:span text:style-name="T18">val</text:span><text:span text:style-name="T24">;</text:span></text:p>
      <text:p text:style-name="P25"><text:span text:style-name="T18"><text:s text:c="8"/>ioctl</text:span><text:span text:style-name="T24">(</text:span><text:span text:style-name="T18">fd_out</text:span><text:span text:style-name="T24">,</text:span><text:span text:style-name="T18">ADJUST_AUX_VOL</text:span><text:span text:style-name="T24">,</text:span><text:span text:style-name="T18">val_ptr</text:span><text:span text:style-name="T24">);</text:span></text:p>
      <text:p text:style-name="P25"><text:span text:style-name="T18"><text:s text:c="8"/></text:span><text:span text:style-name="T27">break</text:span><text:span text:style-name="T24">;</text:span></text:p>
      <text:p text:style-name="P26"/>
      <text:p text:style-name="P25"><text:span text:style-name="T18"><text:s text:c="3"/></text:span></text:p>
      <text:p text:style-name="P25"><text:span text:style-name="T18"><text:s text:c="6"/></text:span></text:p>
      <text:p text:style-name="P25"><text:span text:style-name="T18"><text:s text:c="6"/></text:span><text:span text:style-name="T22">/*change the channel to switch wav files*/</text:span></text:p>
      <text:p text:style-name="P25"><text:span text:style-name="T18"><text:s text:c="6"/></text:span><text:span text:style-name="T22">//if channel up pressed</text:span></text:p>
      <text:p text:style-name="P25"><text:span text:style-name="T18"><text:s text:c="6"/></text:span><text:span text:style-name="T27">case</text:span><text:span text:style-name="T18"> </text:span><text:span text:style-name="T25">0x90000000</text:span><text:span text:style-name="T24">:</text:span></text:p>
      <text:p text:style-name="P25"><text:span text:style-name="T18"><text:s text:c="8"/>printf</text:span><text:span text:style-name="T24">(</text:span><text:span text:style-name="T26">"channel up\n"</text:span><text:span text:style-name="T24">);</text:span></text:p>
      <text:p text:style-name="P25"><text:span text:style-name="T18"><text:s text:c="8"/></text:span><text:span text:style-name="T27">if</text:span><text:span text:style-name="T24">(</text:span><text:span text:style-name="T18">channel_up</text:span><text:span text:style-name="T24">==</text:span><text:span text:style-name="T25">0</text:span><text:span text:style-name="T24">)</text:span></text:p>
      <text:p text:style-name="P25"><text:span text:style-name="T18"><text:s text:c="8"/></text:span><text:span text:style-name="T24">{</text:span></text:p>
      <text:p text:style-name="P25"><text:span text:style-name="T18"><text:s text:c="10"/></text:span><text:span text:style-name="T22">/*open next wav file in directory*/</text:span></text:p>
      <text:p text:style-name="P25"><text:span text:style-name="T18"><text:s text:c="9"/>nxt_file</text:span><text:span text:style-name="T24">=</text:span><text:span text:style-name="T18">cur_file</text:span><text:span text:style-name="T24">+</text:span><text:span text:style-name="T25">1</text:span><text:span text:style-name="T24">;</text:span></text:p>
      <text:p text:style-name="P25"><text:span text:style-name="T18"><text:s text:c="10"/>new_file </text:span><text:span text:style-name="T24">=</text:span><text:span text:style-name="T18"> </text:span><text:span text:style-name="T25">1</text:span><text:span text:style-name="T24">;</text:span></text:p>
      <text:p text:style-name="P25"><text:span text:style-name="T18"><text:s text:c="10"/></text:span><text:span text:style-name="T27">if</text:span><text:span text:style-name="T24">(</text:span><text:span text:style-name="T18">nxt_file</text:span><text:span text:style-name="T24">==</text:span><text:span text:style-name="T18">num_files</text:span><text:span text:style-name="T24">)</text:span></text:p>
      <text:p text:style-name="P25"><text:span text:style-name="T18"><text:s text:c="12"/>nxt_file</text:span><text:span text:style-name="T24">=</text:span><text:span text:style-name="T25">0</text:span><text:span text:style-name="T24">;</text:span><text:span text:style-name="T22">//circular nature</text:span></text:p>
      <text:p text:style-name="P25"><text:span text:style-name="T18"><text:s text:c="10"/>channel_up </text:span><text:span text:style-name="T24">=</text:span><text:span text:style-name="T18"> </text:span><text:span text:style-name="T25">1</text:span><text:span text:style-name="T24">;</text:span></text:p>
      <text:p text:style-name="P25"><text:span text:style-name="T18"><text:s text:c="8"/></text:span><text:span text:style-name="T24">}</text:span></text:p>
      <text:p text:style-name="P25"><text:span text:style-name="T18"><text:s text:c="8"/></text:span><text:span text:style-name="T27">else</text:span><text:span text:style-name="T18"> </text:span><text:span text:style-name="T27">if</text:span><text:span text:style-name="T24">(</text:span><text:span text:style-name="T18">wait_count </text:span><text:span text:style-name="T24">==</text:span><text:span text:style-name="T18"> </text:span><text:span text:style-name="T25">0</text:span><text:span text:style-name="T24">)</text:span></text:p>
      <text:p text:style-name="P25"><text:span text:style-name="T18"><text:s text:c="8"/></text:span><text:span text:style-name="T24">{</text:span></text:p>
      <text:p text:style-name="P25"><text:span text:style-name="T18"><text:s text:c="10"/>channel_up </text:span><text:span text:style-name="T24">=</text:span><text:span text:style-name="T18"> </text:span><text:span text:style-name="T25">0</text:span><text:span text:style-name="T24">;</text:span></text:p>
      <text:p text:style-name="P25"><text:soft-page-break/><text:span text:style-name="T18"><text:s text:c="8"/></text:span><text:span text:style-name="T24">}</text:span></text:p>
      <text:p text:style-name="P25"><text:span text:style-name="T18"><text:s text:c="8"/></text:span><text:span text:style-name="T27">break</text:span><text:span text:style-name="T24">;</text:span></text:p>
      <text:p text:style-name="P25"><text:span text:style-name="T18"><text:s/></text:span></text:p>
      <text:p text:style-name="P25"><text:span text:style-name="T18"><text:s text:c="6"/></text:span><text:span text:style-name="T22">//if channel down pressed</text:span></text:p>
      <text:p text:style-name="P25"><text:span text:style-name="T18"><text:s text:c="6"/></text:span><text:span text:style-name="T27">case</text:span><text:span text:style-name="T18"> </text:span><text:span text:style-name="T25">0x91000000</text:span><text:span text:style-name="T24">:</text:span></text:p>
      <text:p text:style-name="P25"><text:span text:style-name="T18"><text:s text:c="4"/>printf</text:span><text:span text:style-name="T24">(</text:span><text:span text:style-name="T26">"channel down\n"</text:span><text:span text:style-name="T24">);</text:span></text:p>
      <text:p text:style-name="P25"><text:span text:style-name="T18"><text:s text:c="8"/></text:span><text:span text:style-name="T27">if</text:span><text:span text:style-name="T24">(</text:span><text:span text:style-name="T18">channel_down</text:span><text:span text:style-name="T24">==</text:span><text:span text:style-name="T25">0</text:span><text:span text:style-name="T24">)</text:span></text:p>
      <text:p text:style-name="P25"><text:span text:style-name="T18"><text:s text:c="8"/></text:span><text:span text:style-name="T24">{</text:span></text:p>
      <text:p text:style-name="P25"><text:span text:style-name="T18"><text:s text:c="9"/></text:span><text:span text:style-name="T22">/*open next wav file in directory*/</text:span></text:p>
      <text:p text:style-name="P25"><text:span text:style-name="T18"><text:s text:c="10"/>nxt_file</text:span><text:span text:style-name="T24">=</text:span><text:span text:style-name="T18">cur_file</text:span><text:span text:style-name="T24">-</text:span><text:span text:style-name="T25">1</text:span><text:span text:style-name="T24">;</text:span></text:p>
      <text:p text:style-name="P25"><text:span text:style-name="T18"><text:s text:c="10"/>new_file </text:span><text:span text:style-name="T24">=</text:span><text:span text:style-name="T18"> </text:span><text:span text:style-name="T25">1</text:span><text:span text:style-name="T24">;</text:span></text:p>
      <text:p text:style-name="P25"><text:span text:style-name="T18"><text:s text:c="10"/></text:span><text:span text:style-name="T27">if</text:span><text:span text:style-name="T24">(</text:span><text:span text:style-name="T18">cur_file</text:span><text:span text:style-name="T24">==</text:span><text:span text:style-name="T25">0</text:span><text:span text:style-name="T24">)</text:span></text:p>
      <text:p text:style-name="P25"><text:span text:style-name="T18"><text:s text:c="12"/>nxt_file</text:span><text:span text:style-name="T24">=</text:span><text:span text:style-name="T18">num_files</text:span><text:span text:style-name="T24">-</text:span><text:span text:style-name="T25">1</text:span><text:span text:style-name="T24">;</text:span><text:span text:style-name="T22">//circular nature</text:span></text:p>
      <text:p text:style-name="P25"><text:span text:style-name="T18"><text:s text:c="10"/></text:span><text:span text:style-name="T27">break</text:span><text:span text:style-name="T24">;</text:span></text:p>
      <text:p text:style-name="P25"><text:span text:style-name="T18"><text:s text:c="10"/>channel_down </text:span><text:span text:style-name="T24">=</text:span><text:span text:style-name="T18"> </text:span><text:span text:style-name="T25">1</text:span><text:span text:style-name="T24">;</text:span></text:p>
      <text:p text:style-name="P25"><text:span text:style-name="T18"><text:s text:c="8"/></text:span><text:span text:style-name="T24">}</text:span></text:p>
      <text:p text:style-name="P25"><text:span text:style-name="T18"><text:s text:c="8"/></text:span><text:span text:style-name="T27">else</text:span><text:span text:style-name="T18"> </text:span><text:span text:style-name="T27">if</text:span><text:span text:style-name="T24">(</text:span><text:span text:style-name="T18">wait_count </text:span><text:span text:style-name="T24">==</text:span><text:span text:style-name="T18"> </text:span><text:span text:style-name="T25">0</text:span><text:span text:style-name="T24">)</text:span></text:p>
      <text:p text:style-name="P25"><text:span text:style-name="T18"><text:s text:c="8"/></text:span><text:span text:style-name="T24">{</text:span></text:p>
      <text:p text:style-name="P25"><text:span text:style-name="T18"><text:s text:c="10"/>channel_down </text:span><text:span text:style-name="T24">=</text:span><text:span text:style-name="T18"> </text:span><text:span text:style-name="T25">0</text:span><text:span text:style-name="T24">;</text:span></text:p>
      <text:p text:style-name="P25"><text:span text:style-name="T18"><text:s text:c="8"/></text:span><text:span text:style-name="T24">}</text:span></text:p>
      <text:p text:style-name="P26"/>
      <text:p text:style-name="P25"><text:span text:style-name="T18"><text:s text:c="6"/></text:span><text:span text:style-name="T22">//when play is pressed</text:span></text:p>
      <text:p text:style-name="P25"><text:span text:style-name="T18"><text:s text:c="6"/></text:span><text:span text:style-name="T27">case</text:span><text:span text:style-name="T18"> </text:span><text:span text:style-name="T25">0xdf000000</text:span><text:span text:style-name="T24">:</text:span></text:p>
      <text:p text:style-name="P25"><text:span text:style-name="T18"><text:s text:c="4"/>printf</text:span><text:span text:style-name="T24">(</text:span><text:span text:style-name="T26">"play\n"</text:span><text:span text:style-name="T24">);</text:span></text:p>
      <text:p text:style-name="P25"><text:soft-page-break/><text:span text:style-name="T18"><text:s text:c="8"/>play_audio </text:span><text:span text:style-name="T24">=</text:span><text:span text:style-name="T18"> ENABLE_PLAY</text:span><text:span text:style-name="T24">;</text:span></text:p>
      <text:p text:style-name="P25"><text:span text:style-name="T18"><text:s text:c="7"/></text:span><text:span text:style-name="T22">// stop_audio = 0;</text:span></text:p>
      <text:p text:style-name="P25"><text:span text:style-name="T18"><text:s text:c="8"/></text:span><text:span text:style-name="T27">break</text:span><text:span text:style-name="T24">;</text:span></text:p>
      <text:p text:style-name="P26"/>
      <text:p text:style-name="P25"><text:span text:style-name="T18"><text:s text:c="6"/></text:span><text:span text:style-name="T22">//when pause is pressed</text:span></text:p>
      <text:p text:style-name="P25"><text:span text:style-name="T18"><text:s text:c="6"/></text:span><text:span text:style-name="T27">case</text:span><text:span text:style-name="T18"> </text:span><text:span text:style-name="T25">0xdc000000</text:span><text:span text:style-name="T24">:</text:span></text:p>
      <text:p text:style-name="P25"><text:span text:style-name="T18"><text:s text:c="4"/>printf</text:span><text:span text:style-name="T24">(</text:span><text:span text:style-name="T26">"pause\n"</text:span><text:span text:style-name="T24">);</text:span></text:p>
      <text:p text:style-name="P25"><text:span text:style-name="T18"><text:s text:c="8"/>play_audio </text:span><text:span text:style-name="T24">=</text:span><text:span text:style-name="T18"> DISABLE_PLAY</text:span><text:span text:style-name="T24">;</text:span></text:p>
      <text:p text:style-name="P25"><text:span text:style-name="T18"><text:s text:c="8"/></text:span><text:span text:style-name="T27">break</text:span><text:span text:style-name="T24">;</text:span></text:p>
      <text:p text:style-name="P26"/>
      <text:p text:style-name="P25"><text:span text:style-name="T18"><text:s text:c="6"/></text:span><text:span text:style-name="T22">//when stop is pressed</text:span></text:p>
      <text:p text:style-name="P25"><text:span text:style-name="T18"><text:s text:c="6"/></text:span><text:span text:style-name="T27">case</text:span><text:span text:style-name="T18"> </text:span><text:span text:style-name="T25">0xde000000</text:span><text:span text:style-name="T24">:</text:span></text:p>
      <text:p text:style-name="P25"><text:span text:style-name="T18"><text:s text:c="7"/></text:span><text:span text:style-name="T22">// stop_audio = 1;</text:span></text:p>
      <text:p text:style-name="P25"><text:span text:style-name="T18"><text:s text:c="4"/>printf</text:span><text:span text:style-name="T24">(</text:span><text:span text:style-name="T26">"stop\n"</text:span><text:span text:style-name="T24">);</text:span></text:p>
      <text:p text:style-name="P25"><text:span text:style-name="T18"><text:s text:c="8"/>play_audio </text:span><text:span text:style-name="T24">=</text:span><text:span text:style-name="T18"> DISABLE_PLAY</text:span><text:span text:style-name="T24">;</text:span></text:p>
      <text:p text:style-name="P25"><text:span text:style-name="T18"><text:s text:c="8"/>num</text:span><text:span text:style-name="T24">=</text:span><text:span text:style-name="T25">0</text:span><text:span text:style-name="T24">;</text:span></text:p>
      <text:p text:style-name="P25"><text:span text:style-name="T18"><text:s text:c="8"/>audio_ptr </text:span><text:span text:style-name="T24">=</text:span><text:span text:style-name="T18"> samples</text:span><text:span text:style-name="T24">;</text:span></text:p>
      <text:p text:style-name="P25"><text:span text:style-name="T18"><text:s text:c="8"/></text:span><text:span text:style-name="T27">break</text:span><text:span text:style-name="T24">;</text:span><text:span text:style-name="T18"> <text:s text:c="4"/></text:span></text:p>
      <text:p text:style-name="P25"><text:span text:style-name="T18"><text:s text:c="2"/></text:span></text:p>
      <text:p text:style-name="P25"><text:span text:style-name="T18"><text:s text:c="6"/></text:span><text:span text:style-name="T22">/*when mute pressed*/</text:span></text:p>
      <text:p text:style-name="P25"><text:span text:style-name="T18"><text:s text:c="6"/></text:span><text:span text:style-name="T27">case</text:span><text:span text:style-name="T18"> </text:span><text:span text:style-name="T25">0x94000000</text:span><text:span text:style-name="T24">:</text:span></text:p>
      <text:p text:style-name="P25"><text:span text:style-name="T18"><text:s text:c="8"/></text:span><text:span text:style-name="T22">/*update codec*/</text:span></text:p>
      <text:p text:style-name="P25"><text:span text:style-name="T18"><text:s text:c="4"/>printf</text:span><text:span text:style-name="T24">(</text:span><text:span text:style-name="T26">"muting\n"</text:span><text:span text:style-name="T24">);</text:span></text:p>
      <text:p text:style-name="P25"><text:span text:style-name="T18"><text:s text:c="8"/>val </text:span><text:span text:style-name="T24">=</text:span><text:span text:style-name="T18"> AC97_VOL_MUTE</text:span><text:span text:style-name="T24">;</text:span></text:p>
      <text:p text:style-name="P25"><text:soft-page-break/><text:span text:style-name="T18"><text:s text:c="8"/>val_ptr </text:span><text:span text:style-name="T24">=</text:span><text:span text:style-name="T18"> </text:span><text:span text:style-name="T24">&amp;</text:span><text:span text:style-name="T18">val</text:span><text:span text:style-name="T24">;</text:span></text:p>
      <text:p text:style-name="P25"><text:span text:style-name="T18"><text:s text:c="8"/>ioctl</text:span><text:span text:style-name="T24">(</text:span><text:span text:style-name="T18">fd_out</text:span><text:span text:style-name="T24">,</text:span><text:span text:style-name="T18">ADJUST_AUX_VOL</text:span><text:span text:style-name="T24">,</text:span><text:span text:style-name="T18">val_ptr</text:span><text:span text:style-name="T24">);</text:span></text:p>
      <text:p text:style-name="P25"><text:span text:style-name="T18"><text:s text:c="8"/></text:span><text:span text:style-name="T27">break</text:span><text:span text:style-name="T24">;</text:span></text:p>
      <text:p text:style-name="P25"><text:span text:style-name="T18"><text:s text:c="6"/></text:span></text:p>
      <text:p text:style-name="P25"><text:span text:style-name="T18"><text:s text:c="6"/></text:span><text:span text:style-name="T22">//when exit is pressed</text:span></text:p>
      <text:p text:style-name="P25"><text:span text:style-name="T18"><text:s text:c="6"/></text:span><text:span text:style-name="T27">case</text:span><text:span text:style-name="T18"> </text:span><text:span text:style-name="T25">0xe3000000</text:span><text:span text:style-name="T24">:</text:span></text:p>
      <text:p text:style-name="P25"><text:span text:style-name="T18"><text:s text:c="4"/>printf</text:span><text:span text:style-name="T24">(</text:span><text:span text:style-name="T26">"exit"</text:span><text:span text:style-name="T24">);</text:span></text:p>
      <text:p text:style-name="P25"><text:span text:style-name="T18"><text:s text:c="8"/>quit </text:span><text:span text:style-name="T24">=</text:span><text:span text:style-name="T18"> </text:span><text:span text:style-name="T25">1</text:span><text:span text:style-name="T24">;</text:span></text:p>
      <text:p text:style-name="P25"><text:span text:style-name="T18"><text:s text:c="8"/></text:span><text:span text:style-name="T27">break</text:span><text:span text:style-name="T24">;</text:span></text:p>
      <text:p text:style-name="P26"/>
      <text:p text:style-name="P25"><text:span text:style-name="T18"><text:s text:c="6"/></text:span><text:span text:style-name="T27">default</text:span><text:span text:style-name="T24">:</text:span><text:span text:style-name="T18"> </text:span></text:p>
      <text:p text:style-name="P25"><text:span text:style-name="T18"><text:s text:c="8"/></text:span><text:span text:style-name="T24">;</text:span></text:p>
      <text:p text:style-name="P25"><text:span text:style-name="T18"><text:s text:c="4"/></text:span><text:span text:style-name="T24">}</text:span></text:p>
      <text:p text:style-name="P26"/>
      <text:p text:style-name="P25"><text:span text:style-name="T18"><text:s text:c="2"/></text:span></text:p>
      <text:p text:style-name="P25"><text:span text:style-name="T18"><text:s text:c="2"/></text:span><text:span text:style-name="T22">/*maintain wait scheme used to ignore multiple messages*/</text:span></text:p>
      <text:p text:style-name="P25"><text:span text:style-name="T18"><text:s text:c="2"/></text:span><text:span text:style-name="T27">if</text:span><text:span text:style-name="T24">(</text:span><text:span text:style-name="T18">wait_count</text:span><text:span text:style-name="T24">&gt;</text:span><text:span text:style-name="T25">3</text:span><text:span text:style-name="T24">)</text:span></text:p>
      <text:p text:style-name="P25"><text:span text:style-name="T18"><text:s text:c="4"/>wait_count </text:span><text:span text:style-name="T24">=</text:span><text:span text:style-name="T18"> </text:span><text:span text:style-name="T25">0</text:span><text:span text:style-name="T24">;</text:span></text:p>
      <text:p text:style-name="P25"><text:span text:style-name="T18"><text:s text:c="2"/></text:span><text:span text:style-name="T27">else</text:span><text:span text:style-name="T18"> </text:span><text:span text:style-name="T27">if</text:span><text:span text:style-name="T24">(</text:span><text:span text:style-name="T18">wait_count</text:span><text:span text:style-name="T24">!=</text:span><text:span text:style-name="T25">0</text:span><text:span text:style-name="T24">)</text:span></text:p>
      <text:p text:style-name="P25"><text:span text:style-name="T18"><text:s text:c="4"/>wait_count</text:span><text:span text:style-name="T24">++;</text:span></text:p>
      <text:p text:style-name="P26"/>
      <text:p text:style-name="P25"><text:span text:style-name="T18"><text:s text:c="2"/></text:span><text:span text:style-name="T27">for</text:span><text:span text:style-name="T24">(</text:span><text:span text:style-name="T18">i</text:span><text:span text:style-name="T24">=</text:span><text:span text:style-name="T25">0</text:span><text:span text:style-name="T24">;</text:span><text:span text:style-name="T18"> i</text:span><text:span text:style-name="T24">&lt;</text:span><text:span text:style-name="T25">4</text:span><text:span text:style-name="T24">;</text:span><text:span text:style-name="T18"> i</text:span><text:span text:style-name="T24">++)</text:span></text:p>
      <text:p text:style-name="P25"><text:span text:style-name="T18"><text:s text:c="4"/>msg_buff</text:span><text:span text:style-name="T24">[</text:span><text:span text:style-name="T18">i</text:span><text:span text:style-name="T24">]</text:span><text:span text:style-name="T18"> </text:span><text:span text:style-name="T24">=</text:span><text:span text:style-name="T18"> </text:span><text:span text:style-name="T25">0</text:span><text:span text:style-name="T24">;</text:span></text:p>
      <text:p text:style-name="P25"><text:span text:style-name="T18"><text:s text:c="2"/></text:span></text:p>
      <text:p text:style-name="P25"><text:soft-page-break/><text:span text:style-name="T18"><text:s text:c="2"/></text:span><text:span text:style-name="T24">}</text:span></text:p>
      <text:p text:style-name="P25"><text:span text:style-name="T18"><text:s text:c="2"/></text:span></text:p>
      <text:p text:style-name="P26"/>
      <text:p text:style-name="P25"><text:span text:style-name="T18"><text:s text:c="2"/>close</text:span><text:span text:style-name="T24">(</text:span><text:span text:style-name="T18">fd_in</text:span><text:span text:style-name="T24">);</text:span></text:p>
      <text:p text:style-name="P25"><text:span text:style-name="T18"><text:s text:c="2"/>close</text:span><text:span text:style-name="T24">(</text:span><text:span text:style-name="T18">fd_out</text:span><text:span text:style-name="T24">);</text:span></text:p>
      <text:p text:style-name="P25"><text:span text:style-name="T24">}</text:span></text:p>
      <text:p text:style-name="P26"/>
      <text:p text:style-name="P25"><text:span text:style-name="T22">/*this function opens a wav file, </text:span></text:p>
      <text:p text:style-name="P25"><text:span text:style-name="T22"><text:s text:c="2"/>maps its contents to memory, parses</text:span></text:p>
      <text:p text:style-name="P25"><text:span text:style-name="T22"><text:s text:c="2"/>the wav header, and adjusts the audio</text:span></text:p>
      <text:p text:style-name="P25"><text:span text:style-name="T22"><text:s text:c="2"/>codec accordingly</text:span></text:p>
      <text:p text:style-name="P25"><text:span text:style-name="T22">*/</text:span></text:p>
      <text:p text:style-name="P25"><text:span text:style-name="T23">static</text:span><text:span text:style-name="T18"> </text:span><text:span text:style-name="T23">int</text:span><text:span text:style-name="T18"> open_wav_file</text:span><text:span text:style-name="T24">(</text:span><text:span text:style-name="T23">char</text:span><text:span text:style-name="T24">*</text:span><text:span text:style-name="T18"> filename</text:span><text:span text:style-name="T24">)</text:span></text:p>
      <text:p text:style-name="P25"><text:span text:style-name="T24">{</text:span></text:p>
      <text:p text:style-name="P26"/>
      <text:p text:style-name="P25"><text:span text:style-name="T18"><text:s text:c="4"/>wav_properties_t wav_info</text:span><text:span text:style-name="T24">;</text:span></text:p>
      <text:p text:style-name="P26"/>
      <text:p text:style-name="P26"/>
      <text:p text:style-name="P25"><text:span text:style-name="T18"><text:s text:c="4"/></text:span><text:span text:style-name="T22">/*open wave file*/</text:span></text:p>
      <text:p text:style-name="P25"><text:span text:style-name="T18"><text:s text:c="4"/>fd_in</text:span><text:span text:style-name="T24">=</text:span><text:span text:style-name="T18">open</text:span><text:span text:style-name="T24">(</text:span><text:span text:style-name="T18">filename</text:span><text:span text:style-name="T24">,</text:span><text:span text:style-name="T18">O_RDONLY</text:span><text:span text:style-name="T24">);</text:span></text:p>
      <text:p text:style-name="P25"><text:span text:style-name="T18"><text:s text:c="4"/></text:span><text:span text:style-name="T22">/*handle error opening file*/</text:span></text:p>
      <text:p text:style-name="P25"><text:span text:style-name="T18"><text:s text:c="4"/></text:span><text:span text:style-name="T27">if</text:span><text:span text:style-name="T24">(</text:span><text:span text:style-name="T18">fd_in </text:span><text:span text:style-name="T24">&lt;</text:span><text:span text:style-name="T25">0</text:span><text:span text:style-name="T24">){</text:span></text:p>
      <text:p text:style-name="P25"><text:span text:style-name="T18"><text:s text:c="8"/>printf</text:span><text:span text:style-name="T24">(</text:span><text:span text:style-name="T26">"Failed to wave file!\n"</text:span><text:span text:style-name="T24">);</text:span></text:p>
      <text:p text:style-name="P25"><text:span text:style-name="T18"><text:s text:c="8"/></text:span><text:span text:style-name="T27">return</text:span><text:span text:style-name="T18"> </text:span><text:span text:style-name="T24">-</text:span><text:span text:style-name="T25">1</text:span><text:span text:style-name="T24">;</text:span></text:p>
      <text:p text:style-name="P25"><text:soft-page-break/><text:span text:style-name="T18"><text:s text:c="4"/></text:span><text:span text:style-name="T24">}</text:span></text:p>
      <text:p text:style-name="P25"><text:span text:style-name="T18"><text:s text:c="4"/></text:span></text:p>
      <text:p text:style-name="P25"><text:span text:style-name="T18"><text:s text:c="4"/></text:span><text:span text:style-name="T22">/*get file info*/</text:span></text:p>
      <text:p text:style-name="P25"><text:span text:style-name="T18"><text:s text:c="4"/>fstat</text:span><text:span text:style-name="T24">(</text:span><text:span text:style-name="T18">fd_in</text:span><text:span text:style-name="T24">,&amp;</text:span><text:span text:style-name="T18">file_info</text:span><text:span text:style-name="T24">);</text:span></text:p>
      <text:p text:style-name="P26"/>
      <text:p text:style-name="P25"><text:span text:style-name="T18"><text:s text:c="4"/></text:span><text:span text:style-name="T22">/*use mmap to map file to region of memory*/</text:span></text:p>
      <text:p text:style-name="P25"><text:span text:style-name="T18"><text:s text:c="4"/></text:span><text:span text:style-name="T22">//mmap file to contents use flags for read only and shared mapping</text:span></text:p>
      <text:p text:style-name="P25"><text:span text:style-name="T18"><text:s text:c="4"/></text:span><text:span text:style-name="T22">//printf("Mapping wav files\n");</text:span></text:p>
      <text:p text:style-name="P25"><text:span text:style-name="T18"><text:s text:c="4"/>contents </text:span><text:span text:style-name="T24">=</text:span><text:span text:style-name="T18"> mmap</text:span><text:span text:style-name="T24">(</text:span><text:span text:style-name="T25">0</text:span><text:span text:style-name="T24">,</text:span><text:span text:style-name="T18"> file_info</text:span><text:span text:style-name="T24">.</text:span><text:span text:style-name="T18">st_size</text:span><text:span text:style-name="T24">,</text:span><text:span text:style-name="T18"> PROT_READ</text:span><text:span text:style-name="T24">,</text:span><text:span text:style-name="T18"> MAP_SHARED</text:span><text:span text:style-name="T24">,</text:span><text:span text:style-name="T18"> fd_in</text:span><text:span text:style-name="T24">,</text:span><text:span text:style-name="T18"> </text:span><text:span text:style-name="T25">0</text:span><text:span text:style-name="T24">);</text:span><text:span text:style-name="T18"> <text:s text:c="3"/></text:span></text:p>
      <text:p text:style-name="P26"/>
      <text:p text:style-name="P25"><text:span text:style-name="T18"><text:s text:c="4"/></text:span><text:span text:style-name="T22">//ensure mmap worked properly</text:span></text:p>
      <text:p text:style-name="P25"><text:span text:style-name="T18"><text:s text:c="4"/></text:span><text:span text:style-name="T27">if</text:span><text:span text:style-name="T24">(</text:span><text:span text:style-name="T18">contents </text:span><text:span text:style-name="T24">==</text:span><text:span text:style-name="T18"> MAP_FAILED</text:span><text:span text:style-name="T24">)</text:span></text:p>
      <text:p text:style-name="P25"><text:span text:style-name="T18"><text:s text:c="4"/></text:span><text:span text:style-name="T24">{</text:span></text:p>
      <text:p text:style-name="P25"><text:span text:style-name="T18"><text:s text:c="8"/>printf</text:span><text:span text:style-name="T24">(</text:span><text:span text:style-name="T26">"Error with mmap!\n"</text:span><text:span text:style-name="T24">);</text:span></text:p>
      <text:p text:style-name="P25"><text:span text:style-name="T18"><text:s text:c="8"/></text:span><text:span text:style-name="T27">return</text:span><text:span text:style-name="T18"> </text:span><text:span text:style-name="T24">-</text:span><text:span text:style-name="T25">1</text:span><text:span text:style-name="T24">;</text:span><text:span text:style-name="T18"> </text:span></text:p>
      <text:p text:style-name="P25"><text:span text:style-name="T18"><text:s text:c="4"/></text:span><text:span text:style-name="T24">}</text:span></text:p>
      <text:p text:style-name="P26"/>
      <text:p text:style-name="P26"/>
      <text:p text:style-name="P26"/>
      <text:p text:style-name="P25"><text:span text:style-name="T18"><text:s text:c="4"/></text:span><text:span text:style-name="T22">/*advise the kernel to do read ahead*/</text:span></text:p>
      <text:p text:style-name="P25"><text:span text:style-name="T18"><text:s text:c="4"/>madvise</text:span><text:span text:style-name="T24">(</text:span><text:span text:style-name="T18">contents</text:span><text:span text:style-name="T24">,</text:span><text:span text:style-name="T18">file_info</text:span><text:span text:style-name="T24">.</text:span><text:span text:style-name="T18">st_size</text:span><text:span text:style-name="T24">,</text:span><text:span text:style-name="T18">MADV_WILLNEED</text:span><text:span text:style-name="T24">);</text:span></text:p>
      <text:p text:style-name="P25"><text:span text:style-name="T18"><text:s text:c="4"/></text:span><text:span text:style-name="T22">//printf("Doing madvise success\n");</text:span></text:p>
      <text:p text:style-name="P25"><text:span text:style-name="T18"><text:s text:c="4"/></text:span></text:p>
      <text:p text:style-name="P25"><text:span text:style-name="T18"><text:s text:c="4"/></text:span><text:span text:style-name="T22">/*get wave file info*/</text:span></text:p>
      <text:p text:style-name="P25"><text:soft-page-break/><text:span text:style-name="T18"><text:s text:c="4"/></text:span><text:span text:style-name="T27">if</text:span><text:span text:style-name="T24">(</text:span><text:span text:style-name="T18"> parse_wav</text:span><text:span text:style-name="T24">((</text:span><text:span text:style-name="T23">char</text:span><text:span text:style-name="T24">*)</text:span><text:span text:style-name="T18">contents</text:span><text:span text:style-name="T24">,&amp;</text:span><text:span text:style-name="T18">wav_info</text:span><text:span text:style-name="T24">)</text:span><text:span text:style-name="T18"> </text:span><text:span text:style-name="T24">&lt;</text:span><text:span text:style-name="T25">0</text:span><text:span text:style-name="T18"> </text:span><text:span text:style-name="T24">)</text:span></text:p>
      <text:p text:style-name="P25"><text:span text:style-name="T18"><text:s text:c="4"/></text:span><text:span text:style-name="T24">{</text:span></text:p>
      <text:p text:style-name="P25"><text:span text:style-name="T18"><text:s text:c="8"/>printf</text:span><text:span text:style-name="T24">(</text:span><text:span text:style-name="T26">"Invalid file type!\n"</text:span><text:span text:style-name="T24">);</text:span></text:p>
      <text:p text:style-name="P25"><text:span text:style-name="T18"><text:s text:c="8"/></text:span><text:span text:style-name="T27">return</text:span><text:span text:style-name="T18"> </text:span><text:span text:style-name="T24">-</text:span><text:span text:style-name="T25">1</text:span><text:span text:style-name="T24">;</text:span></text:p>
      <text:p text:style-name="P25"><text:span text:style-name="T18"><text:s text:c="4"/></text:span><text:span text:style-name="T24">}</text:span></text:p>
      <text:p text:style-name="P26"/>
      <text:p text:style-name="P26"/>
      <text:p text:style-name="P25"><text:span text:style-name="T18"><text:s text:c="4"/></text:span><text:span text:style-name="T22">/*ensure we can play wav file*/</text:span></text:p>
      <text:p text:style-name="P25"><text:span text:style-name="T18"><text:s text:c="4"/></text:span><text:span text:style-name="T27">if</text:span><text:span text:style-name="T24">(</text:span><text:span text:style-name="T18">wav_info</text:span><text:span text:style-name="T24">.</text:span><text:span text:style-name="T18">format </text:span><text:span text:style-name="T24">!=</text:span><text:span text:style-name="T18"> </text:span><text:span text:style-name="T25">1</text:span><text:span text:style-name="T24">)</text:span></text:p>
      <text:p text:style-name="P25"><text:span text:style-name="T18"><text:s text:c="4"/></text:span><text:span text:style-name="T24">{</text:span></text:p>
      <text:p text:style-name="P25"><text:span text:style-name="T18"><text:s text:c="8"/>printf</text:span><text:span text:style-name="T24">(</text:span><text:span text:style-name="T26">"Compressed wav files are not supported!\n"</text:span><text:span text:style-name="T24">);</text:span></text:p>
      <text:p text:style-name="P25"><text:span text:style-name="T18"><text:s text:c="8"/></text:span><text:span text:style-name="T27">return</text:span><text:span text:style-name="T18"> </text:span><text:span text:style-name="T24">-</text:span><text:span text:style-name="T25">1</text:span><text:span text:style-name="T24">;</text:span></text:p>
      <text:p text:style-name="P25"><text:span text:style-name="T18"><text:s text:c="4"/></text:span><text:span text:style-name="T24">}</text:span></text:p>
      <text:p text:style-name="P25"><text:span text:style-name="T18"><text:s text:c="4"/></text:span><text:span text:style-name="T27">if</text:span><text:span text:style-name="T24">(</text:span><text:span text:style-name="T18">wav_info</text:span><text:span text:style-name="T24">.</text:span><text:span text:style-name="T18">bits_per_sample </text:span><text:span text:style-name="T24">!=</text:span><text:span text:style-name="T18"> </text:span><text:span text:style-name="T25">8</text:span><text:span text:style-name="T24">)</text:span></text:p>
      <text:p text:style-name="P25"><text:span text:style-name="T18"><text:s text:c="4"/></text:span><text:span text:style-name="T24">{</text:span></text:p>
      <text:p text:style-name="P25"><text:span text:style-name="T18"><text:s text:c="8"/>printf</text:span><text:span text:style-name="T24">(</text:span><text:span text:style-name="T26">"Only 8-bit audio is currently supported!\n"</text:span><text:span text:style-name="T24">);</text:span></text:p>
      <text:p text:style-name="P25"><text:span text:style-name="T18"><text:s text:c="8"/></text:span><text:span text:style-name="T27">return</text:span><text:span text:style-name="T18"> </text:span><text:span text:style-name="T24">-</text:span><text:span text:style-name="T25">1</text:span><text:span text:style-name="T24">;</text:span></text:p>
      <text:p text:style-name="P25"><text:span text:style-name="T18"><text:s text:c="4"/></text:span><text:span text:style-name="T24">}</text:span></text:p>
      <text:p text:style-name="P25"><text:span text:style-name="T18"><text:s text:c="4"/></text:span></text:p>
      <text:p text:style-name="P25"><text:span text:style-name="T18"><text:s text:c="4"/></text:span><text:span text:style-name="T22">/*calculate the number of samples in file*/</text:span></text:p>
      <text:p text:style-name="P25"><text:span text:style-name="T18"><text:s text:c="4"/>num_samples </text:span><text:span text:style-name="T24">=</text:span><text:span text:style-name="T18"> wav_info</text:span><text:span text:style-name="T24">.</text:span><text:span text:style-name="T18">num_bytes</text:span><text:span text:style-name="T24">;</text:span><text:span text:style-name="T22">//only supporting 8-bit audio</text:span></text:p>
      <text:p text:style-name="P26"/>
      <text:p text:style-name="P26"/>
      <text:p text:style-name="P26"/>
      <text:p text:style-name="P25"><text:soft-page-break/><text:span text:style-name="T18"><text:s text:c="4"/></text:span><text:span text:style-name="T22">/*adjust audio properties based on wav file*/</text:span></text:p>
      <text:p text:style-name="P25"><text:span text:style-name="T18"><text:s text:c="4"/></text:span><text:span text:style-name="T22">/*set play mode */</text:span></text:p>
      <text:p text:style-name="P25"><text:span text:style-name="T18"><text:s text:c="4"/></text:span><text:span text:style-name="T27">if</text:span><text:span text:style-name="T24">(</text:span><text:span text:style-name="T18">wav_info</text:span><text:span text:style-name="T24">.</text:span><text:span text:style-name="T18">num_channels </text:span><text:span text:style-name="T24">==</text:span><text:span text:style-name="T18"> </text:span><text:span text:style-name="T25">1</text:span><text:span text:style-name="T24">)</text:span><text:span text:style-name="T22">//if mono</text:span></text:p>
      <text:p text:style-name="P25"><text:span text:style-name="T18"><text:s text:c="8"/>mono_setting</text:span><text:span text:style-name="T24">=</text:span><text:span text:style-name="T25">0</text:span><text:span text:style-name="T24">;</text:span><text:span text:style-name="T22">//set mono</text:span></text:p>
      <text:p text:style-name="P25"><text:span text:style-name="T18"><text:s text:c="4"/></text:span><text:span text:style-name="T27">else</text:span><text:span text:style-name="T18"> </text:span><text:span text:style-name="T22">//if stereo</text:span></text:p>
      <text:p text:style-name="P25"><text:span text:style-name="T18"><text:s text:c="8"/>mono_setting</text:span><text:span text:style-name="T24">=</text:span><text:span text:style-name="T25">1</text:span><text:span text:style-name="T24">;</text:span><text:span text:style-name="T22">//reset mono</text:span></text:p>
      <text:p text:style-name="P25"><text:span text:style-name="T18"><text:s text:c="4"/></text:span><text:span text:style-name="T22">//use ioctl to enable or disable mono </text:span></text:p>
      <text:p text:style-name="P25"><text:span text:style-name="T18"><text:s text:c="4"/>setting_ptr1 </text:span><text:span text:style-name="T24">=</text:span><text:span text:style-name="T18"> </text:span><text:span text:style-name="T24">&amp;</text:span><text:span text:style-name="T18">mono_setting</text:span><text:span text:style-name="T24">;</text:span></text:p>
      <text:p text:style-name="P25"><text:span text:style-name="T18"><text:s text:c="4"/>ioctl</text:span><text:span text:style-name="T24">(</text:span><text:span text:style-name="T18">fd_out</text:span><text:span text:style-name="T24">,</text:span><text:span text:style-name="T18"> ENABLE_DISABLE_MONO</text:span><text:span text:style-name="T24">,</text:span><text:span text:style-name="T18"> setting_ptr1</text:span><text:span text:style-name="T24">);</text:span></text:p>
      <text:p text:style-name="P26"/>
      <text:p text:style-name="P26"/>
      <text:p text:style-name="P25"><text:span text:style-name="T18"><text:s text:c="4"/></text:span><text:span text:style-name="T22">/*set playback rate accordingly*/</text:span></text:p>
      <text:p text:style-name="P25"><text:span text:style-name="T18"><text:s text:c="4"/>playback_rate </text:span><text:span text:style-name="T24">=</text:span><text:span text:style-name="T18"> wav_info</text:span><text:span text:style-name="T24">.</text:span><text:span text:style-name="T18">sample_rate</text:span><text:span text:style-name="T24">;</text:span></text:p>
      <text:p text:style-name="P25"><text:span text:style-name="T18"><text:s text:c="4"/></text:span><text:span text:style-name="T27">if</text:span><text:span text:style-name="T24">(</text:span><text:span text:style-name="T18">playback_rate</text:span><text:span text:style-name="T24">==</text:span><text:span text:style-name="T25">8000</text:span><text:span text:style-name="T24">)</text:span></text:p>
      <text:p text:style-name="P25"><text:span text:style-name="T18"><text:s text:c="6"/>pr_val </text:span><text:span text:style-name="T24">=</text:span><text:span text:style-name="T18"> </text:span><text:span text:style-name="T25">0</text:span><text:span text:style-name="T24">;</text:span></text:p>
      <text:p text:style-name="P25"><text:span text:style-name="T18"><text:s text:c="4"/></text:span><text:span text:style-name="T27">if</text:span><text:span text:style-name="T24">(</text:span><text:span text:style-name="T18">playback_rate</text:span><text:span text:style-name="T24">==</text:span><text:span text:style-name="T25">11025</text:span><text:span text:style-name="T24">)</text:span></text:p>
      <text:p text:style-name="P25"><text:span text:style-name="T18"><text:s text:c="6"/>pr_val </text:span><text:span text:style-name="T24">=</text:span><text:span text:style-name="T18"> </text:span><text:span text:style-name="T25">1</text:span><text:span text:style-name="T24">;</text:span></text:p>
      <text:p text:style-name="P25"><text:span text:style-name="T18"><text:s text:c="4"/></text:span><text:span text:style-name="T27">if</text:span><text:span text:style-name="T24">(</text:span><text:span text:style-name="T18">playback_rate</text:span><text:span text:style-name="T24">==</text:span><text:span text:style-name="T25">16000</text:span><text:span text:style-name="T24">)</text:span></text:p>
      <text:p text:style-name="P25"><text:span text:style-name="T18"><text:s text:c="6"/>pr_val </text:span><text:span text:style-name="T24">=</text:span><text:span text:style-name="T18"> </text:span><text:span text:style-name="T25">2</text:span><text:span text:style-name="T24">;</text:span></text:p>
      <text:p text:style-name="P25"><text:span text:style-name="T18"><text:s text:c="4"/></text:span><text:span text:style-name="T27">if</text:span><text:span text:style-name="T24">(</text:span><text:span text:style-name="T18">playback_rate</text:span><text:span text:style-name="T24">==</text:span><text:span text:style-name="T25">22050</text:span><text:span text:style-name="T24">)</text:span></text:p>
      <text:p text:style-name="P25"><text:span text:style-name="T18"><text:s text:c="6"/>pr_val </text:span><text:span text:style-name="T24">=</text:span><text:span text:style-name="T18"> </text:span><text:span text:style-name="T25">3</text:span><text:span text:style-name="T24">;</text:span></text:p>
      <text:p text:style-name="P25"><text:span text:style-name="T18"><text:s text:c="4"/></text:span><text:span text:style-name="T27">if</text:span><text:span text:style-name="T24">(</text:span><text:span text:style-name="T18">playback_rate</text:span><text:span text:style-name="T24">==</text:span><text:span text:style-name="T25">44100</text:span><text:span text:style-name="T24">)</text:span></text:p>
      <text:p text:style-name="P25"><text:span text:style-name="T18"><text:s text:c="6"/>pr_val </text:span><text:span text:style-name="T24">=</text:span><text:span text:style-name="T18"> </text:span><text:span text:style-name="T25">4</text:span><text:span text:style-name="T24">;</text:span></text:p>
      <text:p text:style-name="P25"><text:span text:style-name="T18"><text:s text:c="4"/></text:span><text:span text:style-name="T27">if</text:span><text:span text:style-name="T24">(</text:span><text:span text:style-name="T18">playback_rate</text:span><text:span text:style-name="T24">==</text:span><text:span text:style-name="T25">48000</text:span><text:span text:style-name="T24">)</text:span></text:p>
      <text:p text:style-name="P25"><text:soft-page-break/><text:span text:style-name="T18"><text:s text:c="6"/>pr_val </text:span><text:span text:style-name="T24">=</text:span><text:span text:style-name="T18"> </text:span><text:span text:style-name="T25">5</text:span><text:span text:style-name="T24">;</text:span></text:p>
      <text:p text:style-name="P25"><text:span text:style-name="T18"><text:s text:c="4"/>setting_ptr2 </text:span><text:span text:style-name="T24">=</text:span><text:span text:style-name="T18"> </text:span><text:span text:style-name="T24">&amp;</text:span><text:span text:style-name="T18">pr_val</text:span><text:span text:style-name="T24">;</text:span></text:p>
      <text:p text:style-name="P25"><text:span text:style-name="T18"><text:s text:c="4"/></text:span><text:span text:style-name="T22">//set playback rate</text:span></text:p>
      <text:p text:style-name="P25"><text:span text:style-name="T18"><text:s text:c="4"/>ioctl</text:span><text:span text:style-name="T24">(</text:span><text:span text:style-name="T18">fd_out</text:span><text:span text:style-name="T24">,</text:span><text:span text:style-name="T18"> ADJUST_PLAYBACK_RATE</text:span><text:span text:style-name="T24">,</text:span><text:span text:style-name="T18"> setting_ptr2</text:span><text:span text:style-name="T24">);</text:span></text:p>
      <text:p text:style-name="P25"><text:span text:style-name="T18"><text:s text:c="2"/></text:span></text:p>
      <text:p text:style-name="P26"/>
      <text:p text:style-name="P25"><text:span text:style-name="T18"><text:s text:c="2"/></text:span></text:p>
      <text:p text:style-name="P25"><text:span text:style-name="T18"><text:s text:c="4"/></text:span><text:span text:style-name="T22">/* part 2(i) initialize audio buffer pointers*/</text:span></text:p>
      <text:p text:style-name="P25"><text:span text:style-name="T18"><text:s text:c="4"/>samples </text:span><text:span text:style-name="T24">=</text:span><text:span text:style-name="T18"> wav_info</text:span><text:span text:style-name="T24">.</text:span><text:span text:style-name="T18">audio_samples</text:span><text:span text:style-name="T24">;</text:span><text:span text:style-name="T22">//point to beginning of data section</text:span></text:p>
      <text:p text:style-name="P25"><text:span text:style-name="T18"><text:s text:c="4"/>audio_ptr </text:span><text:span text:style-name="T24">=</text:span><text:span text:style-name="T18"> wav_info</text:span><text:span text:style-name="T24">.</text:span><text:span text:style-name="T18">audio_samples</text:span><text:span text:style-name="T24">;</text:span><text:span text:style-name="T22">//points to current sample</text:span></text:p>
      <text:p text:style-name="P26"/>
      <text:p text:style-name="P25"><text:span text:style-name="T18"><text:s text:c="4"/></text:span><text:span text:style-name="T22">/*set play flag to start playing file*/</text:span></text:p>
      <text:p text:style-name="P25"><text:span text:style-name="T18"><text:s text:c="4"/>play_audio </text:span><text:span text:style-name="T24">=</text:span><text:span text:style-name="T18"> ENABLE_PLAY</text:span><text:span text:style-name="T24">;</text:span><text:span text:style-name="T18"> </text:span></text:p>
      <text:p text:style-name="P25"><text:span text:style-name="T18"><text:s text:c="4"/>printf</text:span><text:span text:style-name="T24">(</text:span><text:span text:style-name="T26">"success!\n"</text:span><text:span text:style-name="T24">);</text:span></text:p>
      <text:p text:style-name="P25"><text:span text:style-name="T18"><text:s text:c="4"/></text:span><text:span text:style-name="T27">return</text:span><text:span text:style-name="T18"> </text:span><text:span text:style-name="T25">0</text:span><text:span text:style-name="T24">;</text:span><text:span text:style-name="T18"> </text:span><text:span text:style-name="T22">//success!</text:span></text:p>
      <text:p text:style-name="P25"><text:span text:style-name="T24">}</text:span></text:p>
      <text:p text:style-name="P26"/>
      <text:p text:style-name="P25"><text:span text:style-name="T22">/*function used by scandir to filter out all files except</text:span></text:p>
      <text:p text:style-name="P25"><text:span text:style-name="T22"><text:s text:c="2"/>those with the .wav extension*/</text:span></text:p>
      <text:p text:style-name="P25"><text:span text:style-name="T23">static</text:span><text:span text:style-name="T18"> </text:span><text:span text:style-name="T23">int</text:span><text:span text:style-name="T18"> wav_file_filter</text:span><text:span text:style-name="T24">(</text:span><text:span text:style-name="T23">const</text:span><text:span text:style-name="T18"> </text:span><text:span text:style-name="T23">struct</text:span><text:span text:style-name="T18"> direct </text:span><text:span text:style-name="T24">*</text:span><text:span text:style-name="T18">entry</text:span><text:span text:style-name="T24">)</text:span><text:span text:style-name="T18"> </text:span></text:p>
      <text:p text:style-name="P25"><text:span text:style-name="T24">{</text:span></text:p>
      <text:p text:style-name="P25"><text:span text:style-name="T18"><text:s text:c="2"/></text:span><text:span text:style-name="T27">if</text:span><text:span text:style-name="T24">(</text:span><text:span text:style-name="T18">strstr</text:span><text:span text:style-name="T24">(</text:span><text:span text:style-name="T18">entry</text:span><text:span text:style-name="T24">-&gt;</text:span><text:span text:style-name="T18">d_name</text:span><text:span text:style-name="T24">,</text:span><text:span text:style-name="T26">".wav"</text:span><text:span text:style-name="T24">))</text:span><text:span text:style-name="T18"> </text:span><text:span text:style-name="T22">//if .wav in filename</text:span></text:p>
      <text:p text:style-name="P25"><text:span text:style-name="T18"><text:s text:c="4"/></text:span><text:span text:style-name="T27">return</text:span><text:span text:style-name="T18"> </text:span><text:span text:style-name="T25">1</text:span><text:span text:style-name="T24">;</text:span><text:span text:style-name="T22">//true</text:span></text:p>
      <text:p text:style-name="P25"><text:span text:style-name="T18"><text:s text:c="2"/></text:span><text:span text:style-name="T27">else</text:span><text:span text:style-name="T18"> </text:span></text:p>
      <text:p text:style-name="P25"><text:soft-page-break/><text:span text:style-name="T18"><text:s text:c="4"/></text:span><text:span text:style-name="T27">return</text:span><text:span text:style-name="T18"> </text:span><text:span text:style-name="T25">0</text:span><text:span text:style-name="T24">;</text:span><text:span text:style-name="T22">//false</text:span></text:p>
      <text:p text:style-name="P25"><text:span text:style-name="T24">}</text:span></text:p>
      <text:p text:style-name="P17"/>
      <text:p text:style-name="P17"/>
      <text:p text:style-name="P20"><text:span text:style-name="T4">Appendix </text:span><text:span text:style-name="T5">3</text:span><text:span text:style-name="T4">:</text:span><text:span text:style-name="T5"> devtest.c</text:span></text:p>
      <text:p text:style-name="P25"><text:span text:style-name="T21">#include &lt;sys/types.h&gt;</text:span></text:p>
      <text:p text:style-name="P25"><text:span text:style-name="T21">#include &lt;sys/stat.h&gt;</text:span></text:p>
      <text:p text:style-name="P25"><text:span text:style-name="T21">#include &lt;fcntl.h&gt;</text:span></text:p>
      <text:p text:style-name="P25"><text:span text:style-name="T21">#include &lt;stdio.h&gt;</text:span></text:p>
      <text:p text:style-name="P25"><text:span text:style-name="T21">#include &lt;unistd.h&gt;</text:span></text:p>
      <text:p text:style-name="P25"><text:span text:style-name="T21">#include &lt;stdlib.h&gt;</text:span></text:p>
      <text:p text:style-name="P25"><text:span text:style-name="T21">#include "sound.h"</text:span></text:p>
      <text:p text:style-name="P25"><text:span text:style-name="T21">#include "audio_samples.h"</text:span></text:p>
      <text:p text:style-name="P26"/>
      <text:p text:style-name="P25"><text:span text:style-name="T23">static</text:span><text:span text:style-name="T18"> </text:span><text:span text:style-name="T23">unsigned</text:span><text:span text:style-name="T18"> </text:span><text:span text:style-name="T23">short</text:span><text:span text:style-name="T24">*</text:span><text:span text:style-name="T18"> sample_ptr </text:span><text:span text:style-name="T24">=</text:span><text:span text:style-name="T18"> </text:span><text:span text:style-name="T24">&amp;</text:span><text:span text:style-name="T18">audio_samples</text:span><text:span text:style-name="T24">[</text:span><text:span text:style-name="T25">0</text:span><text:span text:style-name="T24">];</text:span></text:p>
      <text:p text:style-name="P26"/>
      <text:p text:style-name="P25"><text:span text:style-name="T23">int</text:span><text:span text:style-name="T18"> main</text:span><text:span text:style-name="T24">()</text:span></text:p>
      <text:p text:style-name="P25"><text:span text:style-name="T24">{</text:span></text:p>
      <text:p text:style-name="P25"><text:span text:style-name="T18"><text:s text:c="2"/></text:span><text:span text:style-name="T23">int</text:span><text:span text:style-name="T18"> fd</text:span><text:span text:style-name="T24">;</text:span></text:p>
      <text:p text:style-name="P25"><text:span text:style-name="T18"><text:s text:c="2"/></text:span><text:span text:style-name="T23">int</text:span><text:span text:style-name="T18"> i</text:span><text:span text:style-name="T24">;</text:span></text:p>
      <text:p text:style-name="P25"><text:span text:style-name="T18"><text:s text:c="2"/></text:span><text:span text:style-name="T23">int</text:span><text:span text:style-name="T18"> input</text:span><text:span text:style-name="T24">;</text:span></text:p>
      <text:p text:style-name="P25"><text:span text:style-name="T18"><text:s text:c="2"/></text:span><text:span text:style-name="T23">unsigned</text:span><text:span text:style-name="T18"> </text:span><text:span text:style-name="T23">int</text:span><text:span text:style-name="T18"> cmd</text:span><text:span text:style-name="T24">;</text:span></text:p>
      <text:p text:style-name="P25"><text:span text:style-name="T18"><text:s text:c="2"/></text:span><text:span text:style-name="T23">unsigned</text:span><text:span text:style-name="T18"> </text:span><text:span text:style-name="T23">int</text:span><text:span text:style-name="T18"> </text:span><text:span text:style-name="T24">*</text:span><text:span text:style-name="T18">val_ptr</text:span><text:span text:style-name="T24">;</text:span></text:p>
      <text:p text:style-name="P25"><text:span text:style-name="T18"><text:s text:c="2"/></text:span><text:span text:style-name="T23">static</text:span><text:span text:style-name="T18"> </text:span><text:span text:style-name="T23">int</text:span><text:span text:style-name="T18"> num</text:span><text:span text:style-name="T24">=</text:span><text:span text:style-name="T25">0</text:span><text:span text:style-name="T24">;</text:span></text:p>
      <text:p text:style-name="P25"><text:soft-page-break/><text:span text:style-name="T18"><text:s text:c="2"/></text:span><text:span text:style-name="T23">char</text:span><text:span text:style-name="T18"> buffer</text:span><text:span text:style-name="T24">[</text:span><text:span text:style-name="T18">NUM_SAMPLES</text:span><text:span text:style-name="T24">];</text:span></text:p>
      <text:p text:style-name="P25"><text:span text:style-name="T18"><text:s text:c="2"/>sample_ptr </text:span><text:span text:style-name="T24">=</text:span><text:span text:style-name="T18"> </text:span><text:span text:style-name="T24">&amp;</text:span><text:span text:style-name="T18">audio_samples</text:span><text:span text:style-name="T24">[</text:span><text:span text:style-name="T25">0</text:span><text:span text:style-name="T24">];</text:span></text:p>
      <text:p text:style-name="P25"><text:span text:style-name="T18"><text:s text:c="2"/></text:span></text:p>
      <text:p text:style-name="P25"><text:span text:style-name="T18"><text:s text:c="2"/></text:span><text:span text:style-name="T22">/* open device file for reading and writing */</text:span></text:p>
      <text:p text:style-name="P25"><text:span text:style-name="T18"><text:s text:c="2"/></text:span><text:span text:style-name="T22">/* use "open" to open '/dev/xac97' */</text:span></text:p>
      <text:p text:style-name="P25"><text:span text:style-name="T18"><text:s text:c="2"/>fd </text:span><text:span text:style-name="T24">=</text:span><text:span text:style-name="T18"> open</text:span><text:span text:style-name="T24">(</text:span><text:span text:style-name="T26">"/dev/xac97"</text:span><text:span text:style-name="T24">,</text:span><text:span text:style-name="T18"> O_RDWR</text:span><text:span text:style-name="T24">);</text:span><text:span text:style-name="T18"> <text:s/></text:span></text:p>
      <text:p text:style-name="P26"/>
      <text:p text:style-name="P25"><text:span text:style-name="T18"><text:s text:c="2"/></text:span><text:span text:style-name="T22">/* handle error opening file */</text:span></text:p>
      <text:p text:style-name="P25"><text:span text:style-name="T18"><text:s text:c="2"/></text:span><text:span text:style-name="T27">if</text:span><text:span text:style-name="T24">(</text:span><text:span text:style-name="T18">fd </text:span><text:span text:style-name="T24">==</text:span><text:span text:style-name="T18"> </text:span><text:span text:style-name="T24">-</text:span><text:span text:style-name="T25">1</text:span><text:span text:style-name="T24">)</text:span></text:p>
      <text:p text:style-name="P25"><text:span text:style-name="T18"><text:s text:c="2"/></text:span><text:span text:style-name="T24">{</text:span></text:p>
      <text:p text:style-name="P25"><text:span text:style-name="T18"><text:s text:c="4"/>printf</text:span><text:span text:style-name="T24">(</text:span><text:span text:style-name="T26">"Failed to open device file!\n"</text:span><text:span text:style-name="T24">);</text:span></text:p>
      <text:p text:style-name="P25"><text:span text:style-name="T18"><text:s text:c="4"/></text:span><text:span text:style-name="T27">return</text:span><text:span text:style-name="T18"> </text:span><text:span text:style-name="T24">-</text:span><text:span text:style-name="T25">1</text:span><text:span text:style-name="T24">;</text:span></text:p>
      <text:p text:style-name="P25"><text:span text:style-name="T18"><text:s text:c="2"/></text:span><text:span text:style-name="T24">}</text:span></text:p>
      <text:p text:style-name="P26"/>
      <text:p text:style-name="P25"><text:span text:style-name="T18"><text:s text:c="2"/></text:span></text:p>
      <text:p text:style-name="P25"><text:span text:style-name="T18"><text:s text:c="2"/>printf</text:span><text:span text:style-name="T24">(</text:span><text:span text:style-name="T26">"Enter 'v' for adjusting volume, 'f' for adjusting frequency and 'q' to exit.\n"</text:span><text:span text:style-name="T24">);</text:span></text:p>
      <text:p text:style-name="P26"/>
      <text:p text:style-name="P25"><text:span text:style-name="T18"><text:s/></text:span><text:span text:style-name="T27">while</text:span><text:span text:style-name="T24">(</text:span><text:span text:style-name="T18">input </text:span><text:span text:style-name="T24">!=</text:span><text:span text:style-name="T18"> </text:span><text:span text:style-name="T26">'q'</text:span><text:span text:style-name="T24">)</text:span></text:p>
      <text:p text:style-name="P25"><text:span text:style-name="T18"><text:s text:c="2"/></text:span><text:span text:style-name="T24">{</text:span></text:p>
      <text:p text:style-name="P25"><text:span text:style-name="T18"><text:s text:c="4"/></text:span><text:span text:style-name="T27">if</text:span><text:span text:style-name="T24">(</text:span><text:span text:style-name="T18"> input </text:span><text:span text:style-name="T24">==</text:span><text:span text:style-name="T18"> </text:span><text:span text:style-name="T26">'v'</text:span><text:span text:style-name="T24">){</text:span></text:p>
      <text:p text:style-name="P25"><text:span text:style-name="T18"><text:s text:c="8"/>input </text:span><text:span text:style-name="T24">=</text:span><text:span text:style-name="T18"> input</text:span><text:span text:style-name="T24">;</text:span></text:p>
      <text:p text:style-name="P25"><text:span text:style-name="T18"><text:s text:c="4"/>printf</text:span><text:span text:style-name="T24">(</text:span><text:span text:style-name="T26">"Please select the voice level. 0-mute, 1-mid, 2-max.\n"</text:span><text:span text:style-name="T24">);</text:span></text:p>
      <text:p text:style-name="P25"><text:span text:style-name="T18"><text:s text:c="4"/>scanf</text:span><text:span text:style-name="T24">(</text:span><text:span text:style-name="T26">"%d"</text:span><text:span text:style-name="T24">,&amp;</text:span><text:span text:style-name="T18">num</text:span><text:span text:style-name="T24">);</text:span></text:p>
      <text:p text:style-name="P25"><text:span text:style-name="T18"><text:s text:c="4"/>val_ptr </text:span><text:span text:style-name="T24">=</text:span><text:span text:style-name="T18"> </text:span><text:span text:style-name="T24">&amp;</text:span><text:span text:style-name="T18">num</text:span><text:span text:style-name="T24">;</text:span></text:p>
      <text:p text:style-name="P25"><text:soft-page-break/><text:span text:style-name="T18"><text:s text:c="4"/></text:span><text:span text:style-name="T27">if</text:span><text:span text:style-name="T24">(*</text:span><text:span text:style-name="T18">val_ptr</text:span><text:span text:style-name="T24">==</text:span><text:span text:style-name="T18"> </text:span><text:span text:style-name="T25">0</text:span><text:span text:style-name="T18"> </text:span><text:span text:style-name="T24">||</text:span><text:span text:style-name="T18"> </text:span><text:span text:style-name="T24">*</text:span><text:span text:style-name="T18">val_ptr</text:span><text:span text:style-name="T24">==</text:span><text:span text:style-name="T25">1</text:span><text:span text:style-name="T18"> </text:span><text:span text:style-name="T24">||</text:span><text:span text:style-name="T18"> </text:span><text:span text:style-name="T24">*</text:span><text:span text:style-name="T18">val_ptr</text:span><text:span text:style-name="T24">==</text:span><text:span text:style-name="T25">2</text:span><text:span text:style-name="T24">)</text:span></text:p>
      <text:p text:style-name="P25"><text:span text:style-name="T18"><text:s text:c="8"/>cmd </text:span><text:span text:style-name="T24">=</text:span><text:span text:style-name="T18"> ADJUST_AUX_VOL</text:span><text:span text:style-name="T24">;</text:span></text:p>
      <text:p text:style-name="P25"><text:span text:style-name="T18"><text:s text:c="4"/>ioctl</text:span><text:span text:style-name="T24">(</text:span><text:span text:style-name="T18">fd</text:span><text:span text:style-name="T24">,</text:span><text:span text:style-name="T18"> cmd</text:span><text:span text:style-name="T24">,</text:span><text:span text:style-name="T18"> val_ptr</text:span><text:span text:style-name="T24">);</text:span></text:p>
      <text:p text:style-name="P25"><text:span text:style-name="T18"><text:s text:c="4"/></text:span><text:span text:style-name="T24">}</text:span></text:p>
      <text:p text:style-name="P25"><text:span text:style-name="T18"><text:s text:c="4"/></text:span><text:span text:style-name="T27">else</text:span><text:span text:style-name="T18"> </text:span><text:span text:style-name="T27">if</text:span><text:span text:style-name="T24">(</text:span><text:span text:style-name="T18"> input </text:span><text:span text:style-name="T24">==</text:span><text:span text:style-name="T18"> </text:span><text:span text:style-name="T26">'f'</text:span><text:span text:style-name="T24">){</text:span></text:p>
      <text:p text:style-name="P25"><text:span text:style-name="T18"><text:s text:c="4"/>printf</text:span><text:span text:style-name="T24">(</text:span><text:span text:style-name="T26">"Please select the frequency. 0-5--&gt; slow-fast.\n"</text:span><text:span text:style-name="T24">);</text:span></text:p>
      <text:p text:style-name="P25"><text:span text:style-name="T18"><text:s text:c="4"/>scanf</text:span><text:span text:style-name="T24">(</text:span><text:span text:style-name="T26">"%d"</text:span><text:span text:style-name="T24">,&amp;</text:span><text:span text:style-name="T18">num</text:span><text:span text:style-name="T24">);</text:span></text:p>
      <text:p text:style-name="P25"><text:span text:style-name="T18"><text:s text:c="4"/>val_ptr </text:span><text:span text:style-name="T24">=</text:span><text:span text:style-name="T18"> </text:span><text:span text:style-name="T24">&amp;</text:span><text:span text:style-name="T18">num</text:span><text:span text:style-name="T24">;</text:span></text:p>
      <text:p text:style-name="P25"><text:span text:style-name="T18"><text:s text:c="4"/></text:span><text:span text:style-name="T27">if</text:span><text:span text:style-name="T24">(*</text:span><text:span text:style-name="T18">val_ptr</text:span><text:span text:style-name="T24">==</text:span><text:span text:style-name="T25">0</text:span><text:span text:style-name="T18"> </text:span><text:span text:style-name="T24">||</text:span><text:span text:style-name="T18"> </text:span><text:span text:style-name="T24">*</text:span><text:span text:style-name="T18">val_ptr</text:span><text:span text:style-name="T24">==</text:span><text:span text:style-name="T25">1</text:span><text:span text:style-name="T18"> </text:span><text:span text:style-name="T24">||</text:span><text:span text:style-name="T18"> </text:span><text:span text:style-name="T24">*</text:span><text:span text:style-name="T18">val_ptr</text:span><text:span text:style-name="T24">==</text:span><text:span text:style-name="T25">2</text:span><text:span text:style-name="T18"> </text:span><text:span text:style-name="T24">||</text:span><text:span text:style-name="T18"> </text:span><text:span text:style-name="T24">*</text:span><text:span text:style-name="T18">val_ptr</text:span><text:span text:style-name="T24">==</text:span><text:span text:style-name="T25">3</text:span><text:span text:style-name="T18"> </text:span><text:span text:style-name="T24">||</text:span><text:span text:style-name="T18"> </text:span><text:span text:style-name="T24">*</text:span><text:span text:style-name="T18">val_ptr</text:span><text:span text:style-name="T24">==</text:span><text:span text:style-name="T25">4</text:span><text:span text:style-name="T18"> </text:span><text:span text:style-name="T24">||</text:span><text:span text:style-name="T18"> </text:span><text:span text:style-name="T24">*</text:span><text:span text:style-name="T18">val_ptr</text:span><text:span text:style-name="T24">==</text:span><text:span text:style-name="T25">5</text:span><text:span text:style-name="T24">)</text:span></text:p>
      <text:p text:style-name="P25"><text:span text:style-name="T18"><text:s text:c="8"/>cmd </text:span><text:span text:style-name="T24">=</text:span><text:span text:style-name="T18"> ADJUST_PLAYBACK_RATE</text:span><text:span text:style-name="T24">;</text:span></text:p>
      <text:p text:style-name="P25"><text:span text:style-name="T18"><text:s text:c="4"/>ioctl</text:span><text:span text:style-name="T24">(</text:span><text:span text:style-name="T18">fd</text:span><text:span text:style-name="T24">,</text:span><text:span text:style-name="T18"> cmd</text:span><text:span text:style-name="T24">,</text:span><text:span text:style-name="T18"> val_ptr</text:span><text:span text:style-name="T24">);</text:span></text:p>
      <text:p text:style-name="P25"><text:span text:style-name="T18"><text:s text:c="4"/></text:span><text:span text:style-name="T24">}</text:span></text:p>
      <text:p text:style-name="P25"><text:span text:style-name="T18"><text:s text:c="3"/></text:span></text:p>
      <text:p text:style-name="P25"><text:span text:style-name="T18"><text:s text:c="4"/></text:span><text:span text:style-name="T27">else</text:span><text:span text:style-name="T18"> </text:span><text:span text:style-name="T27">if</text:span><text:span text:style-name="T24">(</text:span><text:span text:style-name="T18"> input </text:span><text:span text:style-name="T24">==</text:span><text:span text:style-name="T18"> </text:span><text:span text:style-name="T26">'m'</text:span><text:span text:style-name="T24">){</text:span></text:p>
      <text:p text:style-name="P25"><text:span text:style-name="T18"><text:s text:c="4"/>printf</text:span><text:span text:style-name="T24">(</text:span><text:span text:style-name="T26">"Please select the track. 0-stereo, 1-mono.\n"</text:span><text:span text:style-name="T24">);</text:span></text:p>
      <text:p text:style-name="P25"><text:span text:style-name="T18"><text:s text:c="4"/>scanf</text:span><text:span text:style-name="T24">(</text:span><text:span text:style-name="T26">"%d"</text:span><text:span text:style-name="T24">,&amp;</text:span><text:span text:style-name="T18">num</text:span><text:span text:style-name="T24">);</text:span></text:p>
      <text:p text:style-name="P25"><text:span text:style-name="T18"><text:s text:c="4"/>val_ptr </text:span><text:span text:style-name="T24">=</text:span><text:span text:style-name="T18"> </text:span><text:span text:style-name="T24">&amp;</text:span><text:span text:style-name="T18">num</text:span><text:span text:style-name="T24">;</text:span></text:p>
      <text:p text:style-name="P25"><text:span text:style-name="T18"><text:s text:c="4"/></text:span><text:span text:style-name="T27">if</text:span><text:span text:style-name="T24">(*</text:span><text:span text:style-name="T18">val_ptr</text:span><text:span text:style-name="T24">==</text:span><text:span text:style-name="T25">0</text:span><text:span text:style-name="T18"> </text:span><text:span text:style-name="T24">||</text:span><text:span text:style-name="T18"> </text:span><text:span text:style-name="T24">*</text:span><text:span text:style-name="T18">val_ptr</text:span><text:span text:style-name="T24">==</text:span><text:span text:style-name="T25">1</text:span><text:span text:style-name="T24">)</text:span></text:p>
      <text:p text:style-name="P25"><text:span text:style-name="T18"><text:s text:c="8"/>cmd </text:span><text:span text:style-name="T24">=</text:span><text:span text:style-name="T18"> ENABLE_DISABLE_MONO</text:span><text:span text:style-name="T24">;</text:span></text:p>
      <text:p text:style-name="P25"><text:span text:style-name="T18"><text:s text:c="4"/>ioctl</text:span><text:span text:style-name="T24">(</text:span><text:span text:style-name="T18">fd</text:span><text:span text:style-name="T24">,</text:span><text:span text:style-name="T18"> cmd</text:span><text:span text:style-name="T24">,</text:span><text:span text:style-name="T18"> val_ptr</text:span><text:span text:style-name="T24">);</text:span></text:p>
      <text:p text:style-name="P25"><text:span text:style-name="T18"><text:s text:c="4"/></text:span></text:p>
      <text:p text:style-name="P25"><text:span text:style-name="T18"><text:s text:c="4"/></text:span><text:span text:style-name="T24">}</text:span></text:p>
      <text:p text:style-name="P25"><text:span text:style-name="T18"><text:s text:c="4"/></text:span></text:p>
      <text:p text:style-name="P25"><text:span text:style-name="T18"><text:s/></text:span></text:p>
      <text:p text:style-name="P25"><text:soft-page-break/><text:span text:style-name="T18"><text:s text:c="4"/></text:span><text:span text:style-name="T27">for</text:span><text:span text:style-name="T24">(</text:span><text:span text:style-name="T18">i</text:span><text:span text:style-name="T24">=</text:span><text:span text:style-name="T25">0</text:span><text:span text:style-name="T24">;</text:span><text:span text:style-name="T18"> i</text:span><text:span text:style-name="T24">&lt;</text:span><text:span text:style-name="T18"> NUM_SAMPLES</text:span><text:span text:style-name="T24">;</text:span><text:span text:style-name="T18"> i</text:span><text:span text:style-name="T24">++)</text:span></text:p>
      <text:p text:style-name="P25"><text:span text:style-name="T18"><text:s text:c="4"/></text:span><text:span text:style-name="T24">{</text:span><text:span text:style-name="T18"> </text:span></text:p>
      <text:p text:style-name="P25"><text:span text:style-name="T18"><text:s text:c="12"/>buffer</text:span><text:span text:style-name="T24">[</text:span><text:span text:style-name="T18">i</text:span><text:span text:style-name="T24">]</text:span><text:span text:style-name="T18"> </text:span><text:span text:style-name="T24">=</text:span><text:span text:style-name="T18"> </text:span><text:span text:style-name="T24">(</text:span><text:span text:style-name="T23">char</text:span><text:span text:style-name="T24">)</text:span><text:span text:style-name="T18"> audio_samples</text:span><text:span text:style-name="T24">[</text:span><text:span text:style-name="T18">num</text:span><text:span text:style-name="T24">];</text:span></text:p>
      <text:p text:style-name="P25"><text:span text:style-name="T18"><text:s text:c="12"/>num</text:span><text:span text:style-name="T24">++;</text:span><text:span text:style-name="T18"> <text:s text:c="2"/></text:span></text:p>
      <text:p text:style-name="P25"><text:span text:style-name="T18"><text:s text:c="12"/></text:span><text:span text:style-name="T27">if</text:span><text:span text:style-name="T24">(</text:span><text:span text:style-name="T18">num</text:span><text:span text:style-name="T24">==</text:span><text:span text:style-name="T18">NUM_SAMPLES</text:span><text:span text:style-name="T24">)</text:span><text:span text:style-name="T18"> </text:span></text:p>
      <text:p text:style-name="P25"><text:span text:style-name="T18"><text:s text:c="8"/></text:span><text:span text:style-name="T24">{</text:span></text:p>
      <text:p text:style-name="P25"><text:span text:style-name="T18"><text:s text:c="13"/>num</text:span><text:span text:style-name="T24">=</text:span><text:span text:style-name="T25">0</text:span><text:span text:style-name="T24">;</text:span></text:p>
      <text:p text:style-name="P25"><text:span text:style-name="T18"><text:s text:c="13"/></text:span><text:span text:style-name="T27">break</text:span><text:span text:style-name="T24">;</text:span></text:p>
      <text:p text:style-name="P25"><text:span text:style-name="T18"><text:s text:c="8"/></text:span><text:span text:style-name="T24">}</text:span><text:span text:style-name="T18"> <text:s text:c="6"/></text:span></text:p>
      <text:p text:style-name="P25"><text:span text:style-name="T18"><text:s text:c="4"/></text:span><text:span text:style-name="T24">}</text:span></text:p>
      <text:p text:style-name="P26"/>
      <text:p text:style-name="P25"><text:span text:style-name="T18"><text:s text:c="4"/>write</text:span><text:span text:style-name="T24">(</text:span><text:span text:style-name="T18">fd</text:span><text:span text:style-name="T24">,</text:span><text:span text:style-name="T18"> buffer</text:span><text:span text:style-name="T24">,</text:span><text:span text:style-name="T18"> NUM_SAMPLES</text:span><text:span text:style-name="T24">);</text:span></text:p>
      <text:p text:style-name="P25"><text:span text:style-name="T18"><text:s text:c="3"/></text:span></text:p>
      <text:p text:style-name="P25"><text:span text:style-name="T18"><text:s text:c="4"/></text:span></text:p>
      <text:p text:style-name="P25"><text:span text:style-name="T18"><text:s text:c="4"/>input </text:span><text:span text:style-name="T24">=</text:span><text:span text:style-name="T18"> getchar</text:span><text:span text:style-name="T24">();</text:span></text:p>
      <text:p text:style-name="P26"/>
      <text:p text:style-name="P25"><text:span text:style-name="T18"><text:s text:c="2"/></text:span><text:span text:style-name="T24">}</text:span></text:p>
      <text:p text:style-name="P26"/>
      <text:p text:style-name="P25"><text:span text:style-name="T18"><text:s text:c="2"/>close</text:span><text:span text:style-name="T24">(</text:span><text:span text:style-name="T18">fd</text:span><text:span text:style-name="T24">);</text:span></text:p>
      <text:p text:style-name="P25"><text:span text:style-name="T18"><text:s text:c="2"/></text:span><text:span text:style-name="T27">return</text:span><text:span text:style-name="T18"> </text:span><text:span text:style-name="T25">0</text:span><text:span text:style-name="T24">;</text:span></text:p>
      <text:p text:style-name="P25"><text:span text:style-name="T18"><text:s text:c="2"/></text:span></text:p>
      <text:p text:style-name="P25"><text:span text:style-name="T18"><text:s text:c="3"/></text:span></text:p>
      <text:p text:style-name="P25"><text:span text:style-name="T24">}</text:span></text:p>
      <text:p text:style-name="P26"/>
      <text:p text:style-name="P20"><text:soft-page-break/><text:span text:style-name="T4">Appendix </text:span><text:span text:style-name="T5">4</text:span><text:span text:style-name="T4">:</text:span><text:span text:style-name="T5"> parse_wav.c</text:span></text:p>
      <text:p text:style-name="P25"><text:span text:style-name="T21">#include "parse_wav.h"</text:span></text:p>
      <text:p text:style-name="P26"/>
      <text:p text:style-name="P25"><text:span text:style-name="T18">/*microblaze is big endian but wave files are strore</text:span></text:p>
      <text:p text:style-name="P25"><text:span text:style-name="T18"><text:s text:c="2"/>using little endian so we must reverse byte order*/</text:span></text:p>
      <text:p text:style-name="P25"><text:span text:style-name="T23">void</text:span><text:span text:style-name="T18"> reverse_endian</text:span><text:span text:style-name="T24">(</text:span><text:span text:style-name="T23">void</text:span><text:span text:style-name="T18"> </text:span><text:span text:style-name="T24">*</text:span><text:span text:style-name="T18">in_ptr</text:span><text:span text:style-name="T24">,</text:span><text:span text:style-name="T18"> </text:span><text:span text:style-name="T23">void</text:span><text:span text:style-name="T18"> </text:span><text:span text:style-name="T24">*</text:span><text:span text:style-name="T18">out_ptr</text:span><text:span text:style-name="T24">,</text:span><text:span text:style-name="T18"> </text:span><text:span text:style-name="T23">int</text:span><text:span text:style-name="T18"> num_bytes</text:span><text:span text:style-name="T24">)</text:span></text:p>
      <text:p text:style-name="P25"><text:span text:style-name="T24">{</text:span></text:p>
      <text:p text:style-name="P25"><text:span text:style-name="T18"><text:s text:c="4"/></text:span><text:span text:style-name="T23">int</text:span><text:span text:style-name="T18"> i</text:span><text:span text:style-name="T24">;</text:span><text:span text:style-name="T18"> </text:span><text:span text:style-name="T22">//loop variable</text:span></text:p>
      <text:p text:style-name="P25"><text:span text:style-name="T18"><text:s text:c="4"/></text:span><text:span text:style-name="T23">unsigned</text:span><text:span text:style-name="T18"> </text:span><text:span text:style-name="T23">char</text:span><text:span text:style-name="T24">*</text:span><text:span text:style-name="T18"> in </text:span><text:span text:style-name="T24">=</text:span><text:span text:style-name="T18"> in_ptr</text:span><text:span text:style-name="T24">;</text:span></text:p>
      <text:p text:style-name="P25"><text:span text:style-name="T18"><text:s text:c="4"/></text:span><text:span text:style-name="T23">unsigned</text:span><text:span text:style-name="T18"> </text:span><text:span text:style-name="T23">char</text:span><text:span text:style-name="T24">*</text:span><text:span text:style-name="T18"> out </text:span><text:span text:style-name="T24">=</text:span><text:span text:style-name="T18"> out_ptr</text:span><text:span text:style-name="T24">;</text:span></text:p>
      <text:p text:style-name="P26"/>
      <text:p text:style-name="P25"><text:span text:style-name="T18"><text:s text:c="4"/></text:span><text:span text:style-name="T22">/*loop over number of bytes*/</text:span></text:p>
      <text:p text:style-name="P25"><text:span text:style-name="T18"><text:s text:c="4"/></text:span><text:span text:style-name="T27">for</text:span><text:span text:style-name="T24">(</text:span><text:span text:style-name="T18">i</text:span><text:span text:style-name="T24">=</text:span><text:span text:style-name="T25">0</text:span><text:span text:style-name="T24">;</text:span><text:span text:style-name="T18"> i</text:span><text:span text:style-name="T24">&lt;</text:span><text:span text:style-name="T18">num_bytes</text:span><text:span text:style-name="T24">;</text:span><text:span text:style-name="T18"> i</text:span><text:span text:style-name="T24">++)</text:span><text:span text:style-name="T18"> </text:span></text:p>
      <text:p text:style-name="P25"><text:span text:style-name="T18"><text:s text:c="8"/>out</text:span><text:span text:style-name="T24">[</text:span><text:span text:style-name="T18">i</text:span><text:span text:style-name="T24">]</text:span><text:span text:style-name="T18"> </text:span><text:span text:style-name="T24">=</text:span><text:span text:style-name="T18"> in</text:span><text:span text:style-name="T24">[(</text:span><text:span text:style-name="T18">num_bytes</text:span><text:span text:style-name="T24">-</text:span><text:span text:style-name="T25">1</text:span><text:span text:style-name="T24">)-</text:span><text:span text:style-name="T18">i</text:span><text:span text:style-name="T24">];</text:span></text:p>
      <text:p text:style-name="P25"><text:span text:style-name="T24">}</text:span></text:p>
      <text:p text:style-name="P25"><text:span text:style-name="T18"><text:s text:c="4"/></text:span></text:p>
      <text:p text:style-name="P25"><text:span text:style-name="T22">/*Extract wave file properties given by *buff.</text:span></text:p>
      <text:p text:style-name="P25"><text:span text:style-name="T22"><text:s text:c="2"/>Return -1 if the file is not of proper </text:span></text:p>
      <text:p text:style-name="P25"><text:span text:style-name="T22"><text:s text:c="2"/>format.*/</text:span></text:p>
      <text:p text:style-name="P25"><text:span text:style-name="T23">int</text:span><text:span text:style-name="T18"> parse_wav</text:span><text:span text:style-name="T24">(</text:span><text:span text:style-name="T23">unsigned</text:span><text:span text:style-name="T18"> </text:span><text:span text:style-name="T23">char</text:span><text:span text:style-name="T18"> </text:span><text:span text:style-name="T24">*</text:span><text:span text:style-name="T18">buff</text:span><text:span text:style-name="T24">,</text:span><text:span text:style-name="T18"> wav_properties_t </text:span><text:span text:style-name="T24">*</text:span><text:span text:style-name="T18">wav</text:span><text:span text:style-name="T24">)</text:span></text:p>
      <text:p text:style-name="P25"><text:span text:style-name="T24">{</text:span></text:p>
      <text:p text:style-name="P25"><text:span text:style-name="T18"><text:s text:c="6"/></text:span><text:span text:style-name="T22">/*strings used for file format checks*/</text:span></text:p>
      <text:p text:style-name="P25"><text:span text:style-name="T18"><text:s text:c="6"/></text:span><text:span text:style-name="T23">char</text:span><text:span text:style-name="T18"> riff_str</text:span><text:span text:style-name="T24">[</text:span><text:span text:style-name="T25">5</text:span><text:span text:style-name="T24">]</text:span><text:span text:style-name="T18"> </text:span><text:span text:style-name="T24">=</text:span><text:span text:style-name="T18"> </text:span><text:span text:style-name="T26">"RIFF"</text:span><text:span text:style-name="T24">;</text:span></text:p>
      <text:p text:style-name="P25"><text:span text:style-name="T18"><text:s text:c="6"/></text:span><text:span text:style-name="T23">char</text:span><text:span text:style-name="T18"> wave_str</text:span><text:span text:style-name="T24">[</text:span><text:span text:style-name="T25">5</text:span><text:span text:style-name="T24">]</text:span><text:span text:style-name="T18"> </text:span><text:span text:style-name="T24">=</text:span><text:span text:style-name="T18"> </text:span><text:span text:style-name="T26">"WAVE"</text:span><text:span text:style-name="T24">;</text:span></text:p>
      <text:p text:style-name="P25"><text:soft-page-break/><text:span text:style-name="T18"><text:s text:c="6"/></text:span><text:span text:style-name="T23">char</text:span><text:span text:style-name="T18"> fmt_str</text:span><text:span text:style-name="T24">[</text:span><text:span text:style-name="T25">5</text:span><text:span text:style-name="T24">]</text:span><text:span text:style-name="T18"> </text:span><text:span text:style-name="T24">=</text:span><text:span text:style-name="T18"> </text:span><text:span text:style-name="T26">"fmt "</text:span><text:span text:style-name="T24">;</text:span></text:p>
      <text:p text:style-name="P25"><text:span text:style-name="T18"><text:s text:c="6"/></text:span><text:span text:style-name="T23">char</text:span><text:span text:style-name="T18"> data_str</text:span><text:span text:style-name="T24">[</text:span><text:span text:style-name="T25">5</text:span><text:span text:style-name="T24">]</text:span><text:span text:style-name="T18"> </text:span><text:span text:style-name="T24">=</text:span><text:span text:style-name="T18"> </text:span><text:span text:style-name="T26">"data"</text:span><text:span text:style-name="T24">;</text:span></text:p>
      <text:p text:style-name="P25"><text:span text:style-name="T18"><text:s text:c="6"/></text:span><text:span text:style-name="T22">/*points to the next byte in the array*/</text:span></text:p>
      <text:p text:style-name="P25"><text:span text:style-name="T18"><text:s text:c="6"/></text:span><text:span text:style-name="T23">unsigned</text:span><text:span text:style-name="T18"> </text:span><text:span text:style-name="T23">char</text:span><text:span text:style-name="T24">*</text:span><text:span text:style-name="T18"> cur_ptr </text:span><text:span text:style-name="T24">=</text:span><text:span text:style-name="T18"> buff</text:span><text:span text:style-name="T24">;</text:span></text:p>
      <text:p text:style-name="P25"><text:span text:style-name="T18"><text:s text:c="6"/></text:span><text:span text:style-name="T22">/*temporary variables used to hold fields within file*/</text:span></text:p>
      <text:p text:style-name="P25"><text:span text:style-name="T18"><text:s text:c="6"/></text:span><text:span text:style-name="T23">unsigned</text:span><text:span text:style-name="T18"> </text:span><text:span text:style-name="T23">int</text:span><text:span text:style-name="T18"> length</text:span><text:span text:style-name="T24">,</text:span><text:span text:style-name="T18"> byte_rate</text:span><text:span text:style-name="T24">,</text:span><text:span text:style-name="T18"> tmp</text:span><text:span text:style-name="T24">;</text:span></text:p>
      <text:p text:style-name="P25"><text:span text:style-name="T18"><text:s text:c="6"/></text:span><text:span text:style-name="T23">unsigned</text:span><text:span text:style-name="T18"> </text:span><text:span text:style-name="T23">int</text:span><text:span text:style-name="T18"> sample_rate</text:span><text:span text:style-name="T24">,</text:span><text:span text:style-name="T18"> num_bytes</text:span><text:span text:style-name="T24">;</text:span></text:p>
      <text:p text:style-name="P25"><text:span text:style-name="T18"><text:s text:c="6"/></text:span><text:span text:style-name="T23">unsigned</text:span><text:span text:style-name="T18"> </text:span><text:span text:style-name="T23">short</text:span><text:span text:style-name="T18"> format</text:span><text:span text:style-name="T24">,</text:span><text:span text:style-name="T18"> num_channels</text:span><text:span text:style-name="T24">,</text:span><text:span text:style-name="T18">bits_per_sample</text:span><text:span text:style-name="T24">;</text:span></text:p>
      <text:p text:style-name="P26"/>
      <text:p text:style-name="P26"/>
      <text:p text:style-name="P25"><text:span text:style-name="T18"><text:s text:c="6"/></text:span><text:span text:style-name="T22">/*ensure curid wave file*/</text:span></text:p>
      <text:p text:style-name="P25"><text:span text:style-name="T18"><text:s text:c="6"/></text:span><text:span text:style-name="T22">/*the first 4 bytes of wave file should</text:span></text:p>
      <text:p text:style-name="P25"><text:span text:style-name="T22"><text:s text:c="6"/>contain "RIFF"*/</text:span></text:p>
      <text:p text:style-name="P25"><text:span text:style-name="T18"><text:s text:c="6"/></text:span><text:span text:style-name="T27">if</text:span><text:span text:style-name="T24">(</text:span><text:span text:style-name="T18">strncmp</text:span><text:span text:style-name="T24">((</text:span><text:span text:style-name="T23">char</text:span><text:span text:style-name="T24">*)</text:span><text:span text:style-name="T18">cur_ptr</text:span><text:span text:style-name="T24">,</text:span><text:span text:style-name="T18">riff_str</text:span><text:span text:style-name="T24">,</text:span><text:span text:style-name="T25">4</text:span><text:span text:style-name="T24">)!=</text:span><text:span text:style-name="T25">0</text:span><text:span text:style-name="T24">)</text:span></text:p>
      <text:p text:style-name="P25"><text:span text:style-name="T18"><text:s text:c="11"/></text:span><text:span text:style-name="T27">return</text:span><text:span text:style-name="T18"> </text:span><text:span text:style-name="T24">-</text:span><text:span text:style-name="T25">1</text:span><text:span text:style-name="T24">;</text:span></text:p>
      <text:p text:style-name="P25"><text:span text:style-name="T18"><text:s text:c="6"/>cur_ptr </text:span><text:span text:style-name="T24">=</text:span><text:span text:style-name="T18"> cur_ptr </text:span><text:span text:style-name="T24">+</text:span><text:span text:style-name="T18"> </text:span><text:span text:style-name="T25">4</text:span><text:span text:style-name="T24">;</text:span></text:p>
      <text:p text:style-name="P25"><text:span text:style-name="T18"><text:s text:c="6"/></text:span><text:span text:style-name="T22">/*the next 4 bytes contains the length</text:span></text:p>
      <text:p text:style-name="P25"><text:span text:style-name="T22"><text:s text:c="8"/>of the rest of the file*/</text:span></text:p>
      <text:p text:style-name="P26"/>
      <text:p text:style-name="P25"><text:span text:style-name="T21">#ifdef isBigEndian</text:span></text:p>
      <text:p text:style-name="P25"><text:span text:style-name="T18"><text:s text:c="8"/>reverse_endian</text:span><text:span text:style-name="T24">(</text:span><text:span text:style-name="T18">cur_ptr</text:span><text:span text:style-name="T24">,&amp;</text:span><text:span text:style-name="T18">length</text:span><text:span text:style-name="T24">,</text:span><text:span text:style-name="T18"> </text:span><text:span text:style-name="T25">4</text:span><text:span text:style-name="T24">);</text:span></text:p>
      <text:p text:style-name="P25"><text:span text:style-name="T21">#else</text:span></text:p>
      <text:p text:style-name="P25"><text:span text:style-name="T18"><text:s text:c="8"/>length </text:span><text:span text:style-name="T24">=*(</text:span><text:span text:style-name="T23">unsigned</text:span><text:span text:style-name="T18"> </text:span><text:span text:style-name="T23">int</text:span><text:span text:style-name="T24">*)</text:span><text:span text:style-name="T18"> cur_ptr</text:span><text:span text:style-name="T24">;</text:span></text:p>
      <text:p text:style-name="P25"><text:span text:style-name="T21">#endif</text:span></text:p>
      <text:p text:style-name="P26"><text:soft-page-break/></text:p>
      <text:p text:style-name="P26"/>
      <text:p text:style-name="P25"><text:span text:style-name="T21">#ifdef printInfo</text:span></text:p>
      <text:p text:style-name="P25"><text:span text:style-name="T18"><text:s text:c="6"/>printf</text:span><text:span text:style-name="T24">(</text:span><text:span text:style-name="T26">"length of file %d\n"</text:span><text:span text:style-name="T24">,</text:span><text:span text:style-name="T18">length</text:span><text:span text:style-name="T24">);</text:span></text:p>
      <text:p text:style-name="P25"><text:span text:style-name="T21">#endif</text:span></text:p>
      <text:p text:style-name="P26"/>
      <text:p text:style-name="P26"/>
      <text:p text:style-name="P26"/>
      <text:p text:style-name="P25"><text:span text:style-name="T18"><text:s text:c="6"/>cur_ptr</text:span><text:span text:style-name="T24">=</text:span><text:span text:style-name="T18">cur_ptr</text:span><text:span text:style-name="T24">+</text:span><text:span text:style-name="T25">4</text:span><text:span text:style-name="T24">;</text:span></text:p>
      <text:p text:style-name="P25"><text:span text:style-name="T18"><text:s text:c="6"/></text:span><text:span text:style-name="T22">/*next 4 bytes should contain "WAVE"*/</text:span></text:p>
      <text:p text:style-name="P25"><text:span text:style-name="T18"><text:s text:c="6"/></text:span><text:span text:style-name="T27">if</text:span><text:span text:style-name="T24">(</text:span><text:span text:style-name="T18">strncmp</text:span><text:span text:style-name="T24">((</text:span><text:span text:style-name="T23">char</text:span><text:span text:style-name="T24">*)</text:span><text:span text:style-name="T18">cur_ptr</text:span><text:span text:style-name="T24">,</text:span><text:span text:style-name="T18">wave_str</text:span><text:span text:style-name="T24">,</text:span><text:span text:style-name="T25">4</text:span><text:span text:style-name="T24">)!=</text:span><text:span text:style-name="T25">0</text:span><text:span text:style-name="T24">)</text:span></text:p>
      <text:p text:style-name="P25"><text:span text:style-name="T18"><text:s text:c="11"/></text:span><text:span text:style-name="T27">return</text:span><text:span text:style-name="T18"> </text:span><text:span text:style-name="T24">-</text:span><text:span text:style-name="T25">1</text:span><text:span text:style-name="T24">;</text:span></text:p>
      <text:p text:style-name="P25"><text:span text:style-name="T18"><text:s text:c="6"/>cur_ptr </text:span><text:span text:style-name="T24">=</text:span><text:span text:style-name="T18"> cur_ptr </text:span><text:span text:style-name="T24">+</text:span><text:span text:style-name="T18"> </text:span><text:span text:style-name="T25">4</text:span><text:span text:style-name="T24">;</text:span></text:p>
      <text:p text:style-name="P25"><text:span text:style-name="T18"><text:s text:c="6"/></text:span><text:span text:style-name="T22">/*next 4 bytes should contain "fmt "*/</text:span></text:p>
      <text:p text:style-name="P25"><text:span text:style-name="T18"><text:s text:c="6"/></text:span><text:span text:style-name="T27">if</text:span><text:span text:style-name="T24">(</text:span><text:span text:style-name="T18">strncmp</text:span><text:span text:style-name="T24">((</text:span><text:span text:style-name="T23">char</text:span><text:span text:style-name="T24">*)</text:span><text:span text:style-name="T18">cur_ptr</text:span><text:span text:style-name="T24">,</text:span><text:span text:style-name="T18">fmt_str</text:span><text:span text:style-name="T24">,</text:span><text:span text:style-name="T25">4</text:span><text:span text:style-name="T24">)!=</text:span><text:span text:style-name="T25">0</text:span><text:span text:style-name="T24">)</text:span></text:p>
      <text:p text:style-name="P25"><text:span text:style-name="T18"><text:s text:c="11"/></text:span><text:span text:style-name="T27">return</text:span><text:span text:style-name="T18"> </text:span><text:span text:style-name="T24">-</text:span><text:span text:style-name="T25">1</text:span><text:span text:style-name="T24">;</text:span></text:p>
      <text:p text:style-name="P25"><text:span text:style-name="T18"><text:s text:c="6"/>cur_ptr </text:span><text:span text:style-name="T24">=</text:span><text:span text:style-name="T18"> cur_ptr </text:span><text:span text:style-name="T24">+</text:span><text:span text:style-name="T18"> </text:span><text:span text:style-name="T25">8</text:span><text:span text:style-name="T24">;</text:span></text:p>
      <text:p text:style-name="P25"><text:span text:style-name="T18"><text:s text:c="6"/></text:span><text:span text:style-name="T22">/*format check complete*/</text:span></text:p>
      <text:p text:style-name="P25"><text:span text:style-name="T18"><text:s text:c="7"/></text:span></text:p>
      <text:p text:style-name="P26"/>
      <text:p text:style-name="P25"><text:span text:style-name="T18"><text:s text:c="6"/></text:span><text:span text:style-name="T22">/*format field*/</text:span></text:p>
      <text:p text:style-name="P25"><text:span text:style-name="T21">#ifdef isBigEndian</text:span></text:p>
      <text:p text:style-name="P25"><text:span text:style-name="T18"><text:s text:c="8"/>reverse_endian</text:span><text:span text:style-name="T24">(</text:span><text:span text:style-name="T18">cur_ptr</text:span><text:span text:style-name="T24">,&amp;</text:span><text:span text:style-name="T18">format</text:span><text:span text:style-name="T24">,</text:span><text:span text:style-name="T25">2</text:span><text:span text:style-name="T24">);</text:span></text:p>
      <text:p text:style-name="P25"><text:span text:style-name="T21">#else</text:span></text:p>
      <text:p text:style-name="P25"><text:soft-page-break/><text:span text:style-name="T18"><text:s text:c="8"/>format </text:span><text:span text:style-name="T24">=*(</text:span><text:span text:style-name="T23">unsigned</text:span><text:span text:style-name="T18"> </text:span><text:span text:style-name="T23">short</text:span><text:span text:style-name="T24">*)</text:span><text:span text:style-name="T18">cur_ptr</text:span><text:span text:style-name="T24">;</text:span></text:p>
      <text:p text:style-name="P25"><text:span text:style-name="T21">#endif</text:span></text:p>
      <text:p text:style-name="P26"/>
      <text:p text:style-name="P26"/>
      <text:p text:style-name="P26"/>
      <text:p text:style-name="P25"><text:span text:style-name="T21">#ifdef printInfo</text:span></text:p>
      <text:p text:style-name="P25"><text:span text:style-name="T18"><text:s text:c="6"/>printf</text:span><text:span text:style-name="T24">(</text:span><text:span text:style-name="T26">"format = %d\n"</text:span><text:span text:style-name="T24">,</text:span><text:span text:style-name="T18">format</text:span><text:span text:style-name="T24">);</text:span></text:p>
      <text:p text:style-name="P25"><text:span text:style-name="T21">#endif</text:span></text:p>
      <text:p text:style-name="P25"><text:span text:style-name="T18"><text:s text:c="6"/>cur_ptr</text:span><text:span text:style-name="T24">=</text:span><text:span text:style-name="T18">cur_ptr</text:span><text:span text:style-name="T24">+</text:span><text:span text:style-name="T25">2</text:span><text:span text:style-name="T24">;</text:span></text:p>
      <text:p text:style-name="P26"/>
      <text:p text:style-name="P26"/>
      <text:p text:style-name="P25"><text:span text:style-name="T18"><text:s text:c="6"/></text:span><text:span text:style-name="T22">/*number of channels field*/</text:span></text:p>
      <text:p text:style-name="P25"><text:span text:style-name="T21">#ifdef isBigEndian</text:span></text:p>
      <text:p text:style-name="P25"><text:span text:style-name="T18"><text:s text:c="8"/>reverse_endian</text:span><text:span text:style-name="T24">(</text:span><text:span text:style-name="T18">cur_ptr</text:span><text:span text:style-name="T24">,&amp;</text:span><text:span text:style-name="T18">num_channels</text:span><text:span text:style-name="T24">,</text:span><text:span text:style-name="T25">2</text:span><text:span text:style-name="T24">);</text:span></text:p>
      <text:p text:style-name="P25"><text:span text:style-name="T21">#else</text:span></text:p>
      <text:p text:style-name="P25"><text:span text:style-name="T18"><text:s text:c="8"/>num_channels </text:span><text:span text:style-name="T24">=</text:span><text:span text:style-name="T18"> </text:span><text:span text:style-name="T24">*(</text:span><text:span text:style-name="T23">unsigned</text:span><text:span text:style-name="T18"> </text:span><text:span text:style-name="T23">short</text:span><text:span text:style-name="T24">*)</text:span><text:span text:style-name="T18">cur_ptr</text:span><text:span text:style-name="T24">;</text:span></text:p>
      <text:p text:style-name="P25"><text:span text:style-name="T21">#endif</text:span></text:p>
      <text:p text:style-name="P25"><text:span text:style-name="T18"><text:s text:c="6"/></text:span><text:span text:style-name="T22">//printf("Number of channels = %d\n",num_channels);</text:span></text:p>
      <text:p text:style-name="P25"><text:span text:style-name="T18"><text:s text:c="6"/>cur_ptr</text:span><text:span text:style-name="T24">=</text:span><text:span text:style-name="T18">cur_ptr</text:span><text:span text:style-name="T24">+</text:span><text:span text:style-name="T25">2</text:span><text:span text:style-name="T24">;</text:span></text:p>
      <text:p text:style-name="P26"/>
      <text:p text:style-name="P26"/>
      <text:p text:style-name="P25"><text:span text:style-name="T18"><text:s text:c="6"/></text:span><text:span text:style-name="T22">/*sampling rate field*/</text:span></text:p>
      <text:p text:style-name="P25"><text:span text:style-name="T21">#ifdef isBigEndian</text:span></text:p>
      <text:p text:style-name="P25"><text:span text:style-name="T18"><text:s text:c="8"/>reverse_endian</text:span><text:span text:style-name="T24">(</text:span><text:span text:style-name="T18">cur_ptr</text:span><text:span text:style-name="T24">,&amp;</text:span><text:span text:style-name="T18">sample_rate</text:span><text:span text:style-name="T24">,</text:span><text:span text:style-name="T25">4</text:span><text:span text:style-name="T24">);</text:span></text:p>
      <text:p text:style-name="P25"><text:soft-page-break/><text:span text:style-name="T21">#else</text:span></text:p>
      <text:p text:style-name="P25"><text:span text:style-name="T18"><text:s text:c="8"/>sample_rate </text:span><text:span text:style-name="T24">=</text:span><text:span text:style-name="T18"> </text:span><text:span text:style-name="T24">*(</text:span><text:span text:style-name="T23">unsigned</text:span><text:span text:style-name="T18"> </text:span><text:span text:style-name="T23">int</text:span><text:span text:style-name="T24">*)</text:span><text:span text:style-name="T18">cur_ptr</text:span><text:span text:style-name="T24">;</text:span></text:p>
      <text:p text:style-name="P25"><text:span text:style-name="T21">#endif</text:span></text:p>
      <text:p text:style-name="P26"/>
      <text:p text:style-name="P26"/>
      <text:p text:style-name="P26"/>
      <text:p text:style-name="P25"><text:span text:style-name="T21">#ifdef printInfo</text:span></text:p>
      <text:p text:style-name="P25"><text:span text:style-name="T18"><text:s text:c="6"/>printf</text:span><text:span text:style-name="T24">(</text:span><text:span text:style-name="T26">"Sampling Rate = %d\n"</text:span><text:span text:style-name="T24">,</text:span><text:span text:style-name="T18">sample_rate</text:span><text:span text:style-name="T24">);</text:span></text:p>
      <text:p text:style-name="P25"><text:span text:style-name="T21">#endif</text:span></text:p>
      <text:p text:style-name="P25"><text:span text:style-name="T18"><text:s text:c="6"/>cur_ptr</text:span><text:span text:style-name="T24">=</text:span><text:span text:style-name="T18">cur_ptr</text:span><text:span text:style-name="T24">+</text:span><text:span text:style-name="T25">4</text:span><text:span text:style-name="T24">;</text:span></text:p>
      <text:p text:style-name="P26"/>
      <text:p text:style-name="P26"/>
      <text:p text:style-name="P25"><text:span text:style-name="T18"><text:s text:c="6"/></text:span><text:span text:style-name="T22">/*byte rate field*/</text:span></text:p>
      <text:p text:style-name="P25"><text:span text:style-name="T21">#ifdef isBigEndian</text:span></text:p>
      <text:p text:style-name="P25"><text:span text:style-name="T18"><text:s text:c="8"/>reverse_endian</text:span><text:span text:style-name="T24">(</text:span><text:span text:style-name="T18">cur_ptr</text:span><text:span text:style-name="T24">,&amp;</text:span><text:span text:style-name="T18">byte_rate</text:span><text:span text:style-name="T24">,</text:span><text:span text:style-name="T25">4</text:span><text:span text:style-name="T24">);</text:span></text:p>
      <text:p text:style-name="P25"><text:span text:style-name="T21">#else</text:span></text:p>
      <text:p text:style-name="P25"><text:span text:style-name="T18"><text:s text:c="8"/>byte_rate </text:span><text:span text:style-name="T24">=</text:span><text:span text:style-name="T18"> </text:span><text:span text:style-name="T24">*(</text:span><text:span text:style-name="T23">unsigned</text:span><text:span text:style-name="T18"> </text:span><text:span text:style-name="T23">int</text:span><text:span text:style-name="T24">*)</text:span><text:span text:style-name="T18">cur_ptr</text:span><text:span text:style-name="T24">;</text:span></text:p>
      <text:p text:style-name="P25"><text:span text:style-name="T21">#endif</text:span></text:p>
      <text:p text:style-name="P26"/>
      <text:p text:style-name="P26"/>
      <text:p text:style-name="P26"/>
      <text:p text:style-name="P25"><text:span text:style-name="T21">#ifdef printInfo</text:span></text:p>
      <text:p text:style-name="P25"><text:span text:style-name="T18"><text:s text:c="6"/>printf</text:span><text:span text:style-name="T24">(</text:span><text:span text:style-name="T26">"Byte Rate = %d\n"</text:span><text:span text:style-name="T24">,</text:span><text:span text:style-name="T18">byte_rate</text:span><text:span text:style-name="T24">);</text:span></text:p>
      <text:p text:style-name="P25"><text:span text:style-name="T21">#endif</text:span></text:p>
      <text:p text:style-name="P25"><text:soft-page-break/><text:span text:style-name="T18"><text:s text:c="6"/>cur_ptr</text:span><text:span text:style-name="T24">=</text:span><text:span text:style-name="T18">cur_ptr</text:span><text:span text:style-name="T24">+</text:span><text:span text:style-name="T25">6</text:span><text:span text:style-name="T24">;</text:span><text:span text:style-name="T22">//skip block align for now</text:span></text:p>
      <text:p text:style-name="P26"/>
      <text:p text:style-name="P26"/>
      <text:p text:style-name="P25"><text:span text:style-name="T18"><text:s text:c="6"/></text:span><text:span text:style-name="T22">/*bits per sample field (2 bytes)*/</text:span></text:p>
      <text:p text:style-name="P25"><text:span text:style-name="T21">#ifdef isBigEndian</text:span></text:p>
      <text:p text:style-name="P25"><text:span text:style-name="T18"><text:s text:c="8"/>reverse_endian</text:span><text:span text:style-name="T24">(</text:span><text:span text:style-name="T18">cur_ptr</text:span><text:span text:style-name="T24">,&amp;</text:span><text:span text:style-name="T18">bits_per_sample</text:span><text:span text:style-name="T24">,</text:span><text:span text:style-name="T25">2</text:span><text:span text:style-name="T24">);</text:span></text:p>
      <text:p text:style-name="P25"><text:span text:style-name="T21">#else</text:span></text:p>
      <text:p text:style-name="P25"><text:span text:style-name="T18"><text:s text:c="8"/>bits_per_sample </text:span><text:span text:style-name="T24">=</text:span><text:span text:style-name="T18"> </text:span><text:span text:style-name="T24">*(</text:span><text:span text:style-name="T23">unsigned</text:span><text:span text:style-name="T18"> </text:span><text:span text:style-name="T23">short</text:span><text:span text:style-name="T24">*)</text:span><text:span text:style-name="T18">cur_ptr</text:span><text:span text:style-name="T24">;</text:span></text:p>
      <text:p text:style-name="P25"><text:span text:style-name="T21">#endif</text:span></text:p>
      <text:p text:style-name="P26"/>
      <text:p text:style-name="P26"/>
      <text:p text:style-name="P25"><text:span text:style-name="T21">#ifdef printInfo</text:span></text:p>
      <text:p text:style-name="P25"><text:span text:style-name="T18"><text:s text:c="6"/>printf</text:span><text:span text:style-name="T24">(</text:span><text:span text:style-name="T26">"Bits per Sample = %d\n"</text:span><text:span text:style-name="T24">,</text:span><text:span text:style-name="T18"> bits_per_sample</text:span><text:span text:style-name="T24">);</text:span></text:p>
      <text:p text:style-name="P25"><text:span text:style-name="T21">#endif</text:span></text:p>
      <text:p text:style-name="P25"><text:span text:style-name="T18"><text:s text:c="6"/>cur_ptr</text:span><text:span text:style-name="T24">=</text:span><text:span text:style-name="T18">cur_ptr</text:span><text:span text:style-name="T24">+</text:span><text:span text:style-name="T25">2</text:span><text:span text:style-name="T24">;</text:span></text:p>
      <text:p text:style-name="P26"/>
      <text:p text:style-name="P26"/>
      <text:p text:style-name="P26"/>
      <text:p text:style-name="P25"><text:span text:style-name="T18"><text:s text:c="6"/></text:span><text:span text:style-name="T22">/*sanity check*/</text:span></text:p>
      <text:p text:style-name="P25"><text:span text:style-name="T18"><text:s text:c="6"/>tmp </text:span><text:span text:style-name="T24">=</text:span><text:span text:style-name="T18"> sample_rate</text:span><text:span text:style-name="T24">*</text:span><text:span text:style-name="T18">num_channels</text:span><text:span text:style-name="T24">*</text:span><text:span text:style-name="T18">bits_per_sample</text:span><text:span text:style-name="T24">/</text:span><text:span text:style-name="T25">8</text:span><text:span text:style-name="T24">;</text:span></text:p>
      <text:p text:style-name="P25"><text:span text:style-name="T18"><text:s text:c="6"/></text:span><text:span text:style-name="T27">if</text:span><text:span text:style-name="T24">(</text:span><text:span text:style-name="T18">byte_rate </text:span><text:span text:style-name="T24">!=</text:span><text:span text:style-name="T18"> tmp</text:span><text:span text:style-name="T24">)</text:span></text:p>
      <text:p text:style-name="P25"><text:span text:style-name="T18"><text:s text:c="8"/></text:span><text:span text:style-name="T27">return</text:span><text:span text:style-name="T18"> </text:span><text:span text:style-name="T24">-</text:span><text:span text:style-name="T25">1</text:span><text:span text:style-name="T24">;</text:span></text:p>
      <text:p text:style-name="P26"/>
      <text:p text:style-name="P25"><text:span text:style-name="T18"><text:s text:c="6"/></text:span><text:span text:style-name="T22">/*more sanity checks*/</text:span></text:p>
      <text:p text:style-name="P25"><text:soft-page-break/><text:span text:style-name="T18"><text:s text:c="6"/></text:span><text:span text:style-name="T22">/*next 4 bytes should contain "data"*/</text:span></text:p>
      <text:p text:style-name="P25"><text:span text:style-name="T18"><text:s text:c="6"/></text:span><text:span text:style-name="T27">if</text:span><text:span text:style-name="T24">(</text:span><text:span text:style-name="T18">strncmp</text:span><text:span text:style-name="T24">((</text:span><text:span text:style-name="T23">char</text:span><text:span text:style-name="T24">*)</text:span><text:span text:style-name="T18">cur_ptr</text:span><text:span text:style-name="T24">,</text:span><text:span text:style-name="T18">data_str</text:span><text:span text:style-name="T24">,</text:span><text:span text:style-name="T25">4</text:span><text:span text:style-name="T24">)!=</text:span><text:span text:style-name="T25">0</text:span><text:span text:style-name="T24">)</text:span></text:p>
      <text:p text:style-name="P25"><text:span text:style-name="T18"><text:s text:c="11"/></text:span><text:span text:style-name="T27">return</text:span><text:span text:style-name="T18"> </text:span><text:span text:style-name="T24">-</text:span><text:span text:style-name="T25">1</text:span><text:span text:style-name="T24">;</text:span></text:p>
      <text:p text:style-name="P25"><text:span text:style-name="T18"><text:s text:c="6"/>cur_ptr </text:span><text:span text:style-name="T24">=</text:span><text:span text:style-name="T18"> cur_ptr </text:span><text:span text:style-name="T24">+</text:span><text:span text:style-name="T18"> </text:span><text:span text:style-name="T25">4</text:span><text:span text:style-name="T24">;</text:span></text:p>
      <text:p text:style-name="P25"><text:span text:style-name="T18"><text:s/></text:span></text:p>
      <text:p text:style-name="P26"/>
      <text:p text:style-name="P25"><text:span text:style-name="T18"><text:s text:c="6"/></text:span><text:span text:style-name="T22">/*next 4 bytes contains the number of data bytes*/</text:span></text:p>
      <text:p text:style-name="P25"><text:span text:style-name="T21">#ifdef isBigEndian</text:span></text:p>
      <text:p text:style-name="P25"><text:span text:style-name="T18"><text:s text:c="8"/>reverse_endian</text:span><text:span text:style-name="T24">(</text:span><text:span text:style-name="T18">cur_ptr</text:span><text:span text:style-name="T24">,&amp;</text:span><text:span text:style-name="T18">num_bytes</text:span><text:span text:style-name="T24">,</text:span><text:span text:style-name="T25">4</text:span><text:span text:style-name="T24">);</text:span></text:p>
      <text:p text:style-name="P25"><text:span text:style-name="T21">#else</text:span></text:p>
      <text:p text:style-name="P25"><text:span text:style-name="T18"><text:s text:c="8"/>num_bytes </text:span><text:span text:style-name="T24">=</text:span><text:span text:style-name="T18"> </text:span><text:span text:style-name="T24">*(</text:span><text:span text:style-name="T23">unsigned</text:span><text:span text:style-name="T18"> </text:span><text:span text:style-name="T23">int</text:span><text:span text:style-name="T24">*)</text:span><text:span text:style-name="T18">cur_ptr</text:span><text:span text:style-name="T24">;</text:span></text:p>
      <text:p text:style-name="P25"><text:span text:style-name="T21">#endif</text:span></text:p>
      <text:p text:style-name="P26"/>
      <text:p text:style-name="P26"/>
      <text:p text:style-name="P26"/>
      <text:p text:style-name="P25"><text:span text:style-name="T21">#ifdef printInfo</text:span></text:p>
      <text:p text:style-name="P25"><text:span text:style-name="T18"><text:s text:c="6"/>printf</text:span><text:span text:style-name="T24">(</text:span><text:span text:style-name="T26">"Number of data bytes = %d\n"</text:span><text:span text:style-name="T24">,</text:span><text:span text:style-name="T18">num_bytes</text:span><text:span text:style-name="T24">);</text:span></text:p>
      <text:p text:style-name="P25"><text:span text:style-name="T21">#endif</text:span></text:p>
      <text:p text:style-name="P25"><text:span text:style-name="T18"><text:s text:c="6"/>cur_ptr </text:span><text:span text:style-name="T24">=</text:span><text:span text:style-name="T18"> cur_ptr </text:span><text:span text:style-name="T24">+</text:span><text:span text:style-name="T18"> </text:span><text:span text:style-name="T25">4</text:span><text:span text:style-name="T24">;</text:span><text:span text:style-name="T18"> </text:span><text:span text:style-name="T22">//point to beginning of data</text:span></text:p>
      <text:p text:style-name="P26"/>
      <text:p text:style-name="P26"/>
      <text:p text:style-name="P26"/>
      <text:p text:style-name="P25"><text:span text:style-name="T18"><text:s text:c="6"/></text:span><text:span text:style-name="T22">/*place parsed values into structure*/</text:span></text:p>
      <text:p text:style-name="P25"><text:span text:style-name="T18"><text:s text:c="6"/>wav</text:span><text:span text:style-name="T24">-&gt;</text:span><text:span text:style-name="T18">format </text:span><text:span text:style-name="T24">=</text:span><text:span text:style-name="T18"> format</text:span><text:span text:style-name="T24">;</text:span></text:p>
      <text:p text:style-name="P25"><text:soft-page-break/><text:span text:style-name="T18"><text:s text:c="6"/>wav</text:span><text:span text:style-name="T24">-&gt;</text:span><text:span text:style-name="T18">num_channels </text:span><text:span text:style-name="T24">=</text:span><text:span text:style-name="T18"> num_channels</text:span><text:span text:style-name="T24">;</text:span></text:p>
      <text:p text:style-name="P25"><text:span text:style-name="T18"><text:s text:c="6"/>wav</text:span><text:span text:style-name="T24">-&gt;</text:span><text:span text:style-name="T18">sample_rate </text:span><text:span text:style-name="T24">=</text:span><text:span text:style-name="T18"> sample_rate</text:span><text:span text:style-name="T24">;</text:span></text:p>
      <text:p text:style-name="P25"><text:span text:style-name="T18"><text:s text:c="6"/>wav</text:span><text:span text:style-name="T24">-&gt;</text:span><text:span text:style-name="T18">bits_per_sample </text:span><text:span text:style-name="T24">=</text:span><text:span text:style-name="T18"> bits_per_sample</text:span><text:span text:style-name="T24">;</text:span></text:p>
      <text:p text:style-name="P25"><text:span text:style-name="T18"><text:s text:c="6"/>wav</text:span><text:span text:style-name="T24">-&gt;</text:span><text:span text:style-name="T18">num_bytes </text:span><text:span text:style-name="T24">=</text:span><text:span text:style-name="T18"> num_bytes</text:span><text:span text:style-name="T24">;</text:span></text:p>
      <text:p text:style-name="P25"><text:span text:style-name="T18"><text:s text:c="6"/>wav</text:span><text:span text:style-name="T24">-&gt;</text:span><text:span text:style-name="T18">audio_samples </text:span><text:span text:style-name="T24">=</text:span><text:span text:style-name="T18"> cur_ptr</text:span><text:span text:style-name="T24">;</text:span></text:p>
      <text:p text:style-name="P25"><text:span text:style-name="T18"><text:s text:c="6"/></text:span><text:span text:style-name="T22">/*if we got to this point, the file has been successfully</text:span></text:p>
      <text:p text:style-name="P25"><text:span text:style-name="T22"><text:s text:c="8"/>parsed!*/</text:span></text:p>
      <text:p text:style-name="P25"><text:span text:style-name="T18"><text:s text:c="6"/></text:span><text:span text:style-name="T27">return</text:span><text:span text:style-name="T24">(</text:span><text:span text:style-name="T25">0</text:span><text:span text:style-name="T24">);</text:span></text:p>
      <text:p text:style-name="P25"><text:span text:style-name="T24">}</text:span></text:p>
      <text:p text:style-name="P17"/>
      <text:p text:style-name="P28"/>
      <text:p text:style-name="P27"/>
      <text:p text:style-name="P26"/>
      <text:p text:style-name="P26"/>
      <text:p text:style-name="P26"/>
      <text:p text:style-name="P26"/>
      <text:p text:style-name="P26"/>
      <text:p text:style-name="P26"/>
      <text:p text:style-name="P16"/>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icrosoft YaHei" svg:font-family="'Microsoft YaHei'" style:font-family-generic="roman" style:font-pitch="variable"/>
    <style:font-face style:name="NimbusRomNo9L-Regu" svg:font-family="NimbusRomNo9L-Reg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LGC Sans" svg:font-family="'DejaVu LGC Sans'" style:font-family-generic="system" style:font-pitch="variable"/>
    <style:font-face style:name="Microsoft YaHei1" svg:font-family="'Microsoft YaHei'" style:font-family-generic="system" style:font-pitch="variable"/>
    <style:font-face style:name="NimbusRomNo9L-Regu1" svg:font-family="NimbusRomNo9L-Reg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zh" style:country-asian="C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0.5pt" fo:language="en" fo:country="US" style:letter-kerning="true" style:font-name-asian="DejaVu LGC Sans" style:font-size-asian="10.5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fo:font-size="11pt" style:letter-kerning="true" style:font-size-asian="11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class="extra">
      <style:paragraph-properties fo:text-align="center" style:justify-single-word="false" fo:padding-left="0in" fo:padding-right="0in" fo:padding-top="0in" fo:padding-bottom="0.0138in" fo:border-left="none" fo:border-right="none" fo:border-top="none" fo:border-bottom="0.0102in solid #00000a" text:number-lines="false" text:line-number="0">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class="extra">
      <style:paragraph-properties text:number-lines="false" text:line-number="0">
        <style:tab-stops>
          <style:tab-stop style:position="2.8839in" style:type="center"/>
          <style:tab-stop style:position="5.7681in" style:type="right"/>
        </style:tab-stops>
      </style:paragraph-properties>
      <style:text-properties fo:font-size="9pt" style:font-size-asian="9pt" style:font-size-complex="9pt"/>
    </style:style>
    <style:style style:name="Date" style:family="paragraph"/>
    <style:style style:name="List_20_Paragraph" style:display-name="List Paragraph" style:family="paragraph">
      <style:paragraph-properties fo:margin-left="0.5in" fo:margin-right="0in" fo:text-indent="0in" style:auto-text-indent="false"/>
    </style:style>
    <style:style style:name="Balloon_20_Text" style:display-name="Balloon Text" style:family="paragraph">
      <style:paragraph-properties fo:margin-top="0in" fo:margin-bottom="0in" fo:line-height="100%"/>
      <style:text-properties style:font-name="Microsoft YaHei" fo:font-size="9pt" style:font-name-asian="Microsoft YaHei1" style:font-size-asian="9pt" style:font-size-complex="9pt"/>
    </style:style>
    <style:style style:name="No_20_Spacing" style:display-name="No Spacing" style:family="paragraph">
      <style:paragraph-properties fo:orphans="2" fo:widows="2" style:writing-mode="lr-tb"/>
      <style:text-properties style:use-window-font-color="true" fo:font-size="11pt" style:letter-kerning="true" style:font-size-asian="11pt"/>
    </style:style>
    <style:style style:name="sc1" style:family="paragraph"/>
    <style:style style:name="sc2" style:family="paragraph"/>
    <style:style style:name="sc4" style:family="paragraph"/>
    <style:style style:name="sc5" style:family="paragraph"/>
    <style:style style:name="sc10" style:family="paragraph"/>
    <style:style style:name="sc6" style:family="paragraph"/>
    <style:style style:name="sc9" style:family="paragraph"/>
    <style:style style:name="sc16" style:family="paragraph"/>
    <style:style style:name="Default_20_Paragraph_20_Font" style:display-name="Default Paragraph Font" style:family="text"/>
    <style:style style:name="页眉_20_Char" style:display-name="页眉 Char" style:family="text">
      <style:text-properties fo:font-size="9pt" style:font-size-asian="9pt" style:font-size-complex="9pt"/>
    </style:style>
    <style:style style:name="页脚_20_Char" style:display-name="页脚 Char" style:family="text">
      <style:text-properties fo:font-size="9pt" style:font-size-asian="9pt" style:font-size-complex="9pt"/>
    </style:style>
    <style:style style:name="日期_20_Char" style:display-name="日期 Char" style:family="text">
      <style:text-properties fo:font-size="11pt" style:letter-kerning="true" style:font-size-asian="11pt"/>
    </style:style>
    <style:style style:name="批注框文本_20_Char" style:display-name="批注框文本 Char" style:family="text">
      <style:text-properties style:font-name="Microsoft YaHei" fo:font-size="9pt" style:letter-kerning="true" style:font-name-asian="Microsoft YaHei1" style:font-size-asian="9pt" style:font-size-complex="9pt"/>
    </style:style>
    <style:style style:name="sc91" style:family="text">
      <style:text-properties fo:color="#804000" style:font-name="Courier New" fo:font-size="10pt" style:font-size-asian="10pt" style:font-name-complex="Courier New1" style:font-size-complex="10pt"/>
    </style:style>
    <style:style style:name="sc11" style:family="text">
      <style:text-properties fo:color="#000000" style:font-name="Courier New" fo:font-size="10pt" style:font-size-asian="10pt" style:font-name-complex="Courier New1" style:font-size-complex="10pt"/>
    </style:style>
    <style:style style:name="sc0" style:family="text">
      <style:text-properties fo:color="#000000" style:font-name="Courier New" fo:font-size="10pt" style:font-size-asian="10pt" style:font-name-complex="Courier New1" style:font-size-complex="10pt"/>
    </style:style>
    <style:style style:name="sc21" style:family="text">
      <style:text-properties fo:color="#008000" style:font-name="Courier New" fo:font-size="10pt" style:font-size-asian="10pt" style:font-name-complex="Courier New1" style:font-size-complex="10pt"/>
    </style:style>
    <style:style style:name="sc161" style:family="text">
      <style:text-properties fo:color="#8000ff" style:font-name="Courier New" fo:font-size="10pt" style:font-size-asian="10pt" style:font-name-complex="Courier New1" style:font-size-complex="10pt"/>
    </style:style>
    <style:style style:name="sc101" style:family="text">
      <style:text-properties fo:color="#000080" style:font-name="Courier New" fo:font-size="10pt" fo:font-weight="bold" style:font-size-asian="10pt" style:font-weight-asian="bold" style:font-name-complex="Courier New1" style:font-size-complex="10pt" style:font-weight-complex="bold"/>
    </style:style>
    <style:style style:name="sc61" style:family="text">
      <style:text-properties fo:color="#808080" style:font-name="Courier New" fo:font-size="10pt" style:font-size-asian="10pt" style:font-name-complex="Courier New1" style:font-size-complex="10pt"/>
    </style:style>
    <style:style style:name="sc41" style:family="text">
      <style:text-properties fo:color="#ff8000" style:font-name="Courier New" fo:font-size="10pt" style:font-size-asian="10pt" style:font-name-complex="Courier New1" style:font-size-complex="10pt"/>
    </style:style>
    <style:style style:name="sc51" style:family="text">
      <style:text-properties fo:color="#0000ff" style:font-name="Courier New" fo:font-size="10pt" fo:font-weight="bold" style:font-size-asian="10pt" style:font-weight-asian="bold" style:font-name-complex="Courier New1" style:font-size-complex="10pt" style:font-weight-complex="bold"/>
    </style:style>
    <style:style style:name="sc12" style:family="text">
      <style:text-properties fo:color="#008000" style:font-name="Courier New" fo:font-size="10pt" style:font-size-asian="10pt" style:font-name-complex="Courier New1" style:font-size-complex="10pt"/>
    </style:style>
    <style:style style:name="sc71" style:family="text">
      <style:text-properties fo:color="#808080" style:font-name="Courier New" fo:font-size="10pt" style:font-size-asian="10pt" style:font-name-complex="Courier New1" style:font-size-complex="10pt"/>
    </style:style>
    <style:style style:name="apple-converted-space" style:family="text"/>
    <style:style style:name="docemphasis" style:family="text"/>
    <style:style style:name="无间隔_20_Char" style:display-name="无间隔 Char" style:family="text">
      <style:text-properties fo:font-size="11pt" style:letter-kerning="true" style:font-size-asian="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7681in" fo:margin-left="-0.075in" table:align="left"/>
    </style:style>
    <style:style style:name="Table1.A" style:family="table-column">
      <style:table-column-properties style:column-width="2.9917in"/>
    </style:style>
    <style:style style:name="Table1.B" style:family="table-column">
      <style:table-column-properties style:column-width="0.6653in"/>
    </style:style>
    <style:style style:name="Table1.C" style:family="table-column">
      <style:table-column-properties style:column-width="3.1111in"/>
    </style:style>
    <style:style style:name="Table1.1" style:family="table-row">
      <style:table-row-properties style:min-row-height="0.1049in" style:keep-together="true" fo:keep-together="auto"/>
    </style:style>
    <style:style style:name="Table1.A1" style:family="table-cell">
      <style:table-cell-properties fo:padding-left="0.075in" fo:padding-right="0.075in" fo:padding-top="0in" fo:padding-bottom="0in" fo:border-left="none" fo:border-right="none" fo:border-top="none" fo:border-bottom="0.0069in solid #4f81bd"/>
    </style:style>
    <style:style style:name="Table1.B1" style:family="table-cell">
      <style:table-cell-properties style:vertical-align="middle" fo:padding-left="0.075in" fo:padding-right="0.075in" fo:padding-top="0in" fo:padding-bottom="0in" fo:border-left="none" fo:border-right="none" fo:border-top="none" fo:border-bottom="0.0069in solid #4f81bd"/>
    </style:style>
    <style:style style:name="Table1.2" style:family="table-row">
      <style:table-row-properties style:min-row-height="0.1042in" style:keep-together="true" fo:keep-together="auto"/>
    </style:style>
    <style:style style:name="Table1.A2" style:family="table-cell">
      <style:table-cell-properties fo:padding-left="0.075in" fo:padding-right="0.075in" fo:padding-top="0in" fo:padding-bottom="0in" fo:border-left="none" fo:border-right="none" fo:border-top="0.0069in solid #4f81bd" fo:border-bottom="none"/>
    </style:style>
    <style:style style:name="MP1" style:family="paragraph" style:parent-style-name="Header" style:master-page-name="Converted1">
      <style:paragraph-properties fo:text-align="start" style:justify-single-word="false" style:page-number="auto"/>
    </style:style>
    <style:style style:name="MP2" style:family="paragraph" style:parent-style-name="Header">
      <style:text-properties style:font-name="Cambria" fo:font-weight="bold" style:font-weight-asian="bold" style:font-name-complex="F" style:font-weight-complex="bold"/>
    </style:style>
    <style:style style:name="MP3" style:family="paragraph" style:parent-style-name="Header" style:master-page-name="Converted2">
      <style:paragraph-properties style:page-number="auto"/>
      <style:text-properties style:font-name="Cambria" fo:font-weight="bold" style:font-weight-asian="bold" style:font-name-complex="F" style:font-weight-complex="bold"/>
    </style:style>
    <style:style style:name="MT1" style:family="text">
      <style:text-properties style:font-name="Cambria" fo:language="zh" fo:country="CN" fo:font-weight="bold"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
            </table:table-cell>
            <table:table-cell table:style-name="Table1.B1" table:number-rows-spanned="2" office:value-type="string">
              <text:p text:style-name="No_20_Spacing"><text:span text:style-name="MT1"><text:s/></text:span><text:page-number text:select-page="current">15</text:page-number></text:p>
            </table:table-cell>
            <table:table-cell table:style-name="Table1.A1" office:value-type="string">
              <text:p text:style-name="MP2"/>
            </table:table-cell>
          </table:table-row>
          <table:table-row table:style-name="Table1.2">
            <table:table-cell table:style-name="Table1.A2" office:value-type="string">
              <text:p text:style-name="MP2"/>
            </table:table-cell>
            <table:covered-table-cell/>
            <table:table-cell table:style-name="Table1.A2" office:value-type="string">
              <text:p text:style-name="MP3"/>
            </table:table-cell>
          </table:table-row>
        </table:table>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englaifeng</meta:initial-creator>
    <dc:creator>billlipeng </dc:creator>
    <meta:editing-cycles>175</meta:editing-cycles>
    <meta:creation-date>2013-11-18T17:34:00</meta:creation-date>
    <dc:date>2013-12-05T10:15:55</dc:date>
    <meta:editing-duration>PT00H03M20S</meta:editing-duration>
    <meta:generator>OpenOffice.org/3.1$Unix OpenOffice.org_project/310m19$Build-9420</meta:generator>
    <meta:document-statistic meta:table-count="1" meta:image-count="0" meta:object-count="0" meta:page-count="48" meta:paragraph-count="936" meta:word-count="4123" meta:character-count="32511"/>
    <meta:template xlink:type="simple" xlink:actuate="onRequest" xlink:title="Normal" xlink:href=""/>
  </office:meta>
</office:document-meta>
</file>